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36cm"/>
    </style:style>
    <style:style style:name="表格1.B" style:family="table-column">
      <style:table-column-properties style:column-width="4.524cm"/>
    </style:style>
    <style:style style:name="表格1.C" style:family="table-column">
      <style:table-column-properties style:column-width="9.12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20.96cm" fo:margin-left="-1.974cm" table:align="left"/>
    </style:style>
    <style:style style:name="表格2.A" style:family="table-column">
      <style:table-column-properties style:column-width="3.598cm"/>
    </style:style>
    <style:style style:name="表格2.B" style:family="table-column">
      <style:table-column-properties style:column-width="2.752cm"/>
    </style:style>
    <style:style style:name="表格2.C" style:family="table-column">
      <style:table-column-properties style:column-width="2.91cm"/>
    </style:style>
    <style:style style:name="表格2.D" style:family="table-column">
      <style:table-column-properties style:column-width="2.778cm"/>
    </style:style>
    <style:style style:name="表格2.E" style:family="table-column">
      <style:table-column-properties style:column-width="2.884cm"/>
    </style:style>
    <style:style style:name="表格2.F" style:family="table-column">
      <style:table-column-properties style:column-width="2.858cm"/>
    </style:style>
    <style:style style:name="表格2.G" style:family="table-column">
      <style:table-column-properties style:column-width="3.18cm"/>
    </style:style>
    <style:style style:name="表格2.A1" style:family="table-cell">
      <style:table-cell-properties fo:padding="0.097cm" fo:border-left="0.05pt solid #000000" fo:border-right="none" fo:border-top="0.05pt solid #000000" fo:border-bottom="0.05pt solid #000000"/>
    </style:style>
    <style:style style:name="表格2.G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text-underline-style="solid" style:text-underline-type="double" style:text-underline-width="auto" style:text-underline-color="font-color"/>
    </style:style>
    <style:style style:name="P7" style:family="paragraph" style:parent-style-name="Text_20_body">
      <style:paragraph-properties fo:text-align="start" style:justify-single-word="false"/>
      <style:text-properties style:text-line-through-style="solid"/>
    </style:style>
    <style:style style:name="P8" style:family="paragraph" style:parent-style-name="Heading_20_3">
      <style:paragraph-properties fo:break-before="page"/>
    </style:style>
    <style:style style:name="P9" style:family="paragraph" style:parent-style-name="Heading_20_2">
      <style:paragraph-properties fo:break-before="page"/>
    </style:style>
    <style:style style:name="P10" style:family="paragraph" style:parent-style-name="Contents_20_Heading">
      <style:paragraph-properties fo:break-before="page"/>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Quotations">
      <style:paragraph-properties fo:margin-left="0cm" fo:margin-right="1cm" fo:text-indent="0cm" style:auto-text-indent="fals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Contents_20_5">
      <style:paragraph-properties>
        <style:tab-stops>
          <style:tab-stop style:position="15.004cm" style:type="right" style:leader-style="dotted" style:leader-text="."/>
        </style:tab-stops>
      </style:paragraph-properties>
    </style:style>
    <style:style style:name="P20" style:family="paragraph" style:parent-style-name="Text_20_body" style:list-style-name="L1">
      <style:paragraph-properties fo:text-align="start" style:justify-single-word="false"/>
    </style:style>
    <style:style style:name="P21" style:family="paragraph" style:parent-style-name="Text_20_body" style:list-style-name="L2">
      <style:paragraph-properties fo:text-align="start" style:justify-single-word="false"/>
    </style:style>
    <style:style style:name="P22" style:family="paragraph" style:parent-style-name="Text_20_body" style:list-style-name="L3">
      <style:paragraph-properties fo:text-align="start" style:justify-single-word="false"/>
    </style:style>
    <style:style style:name="P23" style:family="paragraph" style:parent-style-name="Text_20_body" style:list-style-name="L4">
      <style:paragraph-properties fo:text-align="start" style:justify-single-word="false"/>
    </style:style>
    <style:style style:name="P24" style:family="paragraph" style:parent-style-name="Text_20_body" style:list-style-name="L5">
      <style:paragraph-properties fo:text-align="start" style:justify-single-word="false"/>
    </style:style>
    <style:style style:name="P25" style:family="paragraph" style:parent-style-name="Text_20_body" style:list-style-name="L6">
      <style:paragraph-properties fo:text-align="start" style:justify-single-word="false"/>
    </style:style>
    <style:style style:name="P26" style:family="paragraph" style:parent-style-name="Text_20_body" style:list-style-name="L7">
      <style:paragraph-properties fo:text-align="start" style:justify-single-word="false"/>
    </style:style>
    <style:style style:name="P27" style:family="paragraph" style:parent-style-name="Text_20_body" style:list-style-name="L8">
      <style:paragraph-properties fo:text-align="start" style:justify-single-word="false"/>
    </style:style>
    <style:style style:name="P28" style:family="paragraph" style:parent-style-name="Text_20_body" style:list-style-name="L9">
      <style:paragraph-properties fo:text-align="start" style:justify-single-word="false"/>
    </style:style>
    <style:style style:name="P29" style:family="paragraph" style:parent-style-name="Text_20_body" style:list-style-name="L10">
      <style:paragraph-properties fo:text-align="start" style:justify-single-word="false"/>
    </style:style>
    <style:style style:name="P30" style:family="paragraph" style:parent-style-name="Text_20_body" style:list-style-name="L11">
      <style:paragraph-properties fo:text-align="start" style:justify-single-word="false"/>
    </style:style>
    <style:style style:name="P31" style:family="paragraph" style:parent-style-name="Heading_20_1">
      <style:paragraph-properties fo:text-align="center" style:justify-single-word="false"/>
    </style:style>
    <style:style style:name="P32" style:family="paragraph" style:parent-style-name="Heading_20_1">
      <style:paragraph-properties fo:break-before="page"/>
    </style:style>
    <style:style style:name="P33" style:family="paragraph" style:parent-style-name="Heading_20_1">
      <style:paragraph-properties fo:text-align="start" style:justify-single-word="false" fo:break-before="page"/>
    </style:style>
    <style:style style:name="P34"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text:a xlink:type="simple" xlink:href="https://code.google.com/p/kgtp/wiki/HOWTO#https://code.google.com/p/kgtp/wiki/HOWTOCN">https://code.google.com/p/kgtp/wiki/HOWTOCN</text:a></text:p>
      <text:p text:style-name="P4">Update in 2013-08-13</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0">目录</text:p>
          </text:index-title>
          <text:p text:style-name="P15"><text:a xlink:type="simple" xlink:href="#__RefHeading__5345_683619096" text:style-name="Index_20_Link" text:visited-style-name="Index_20_Link">什么是KGTP<text:tab/>5</text:a></text:p>
          <text:p text:style-name="P15"><text:a xlink:type="simple" xlink:href="#__RefHeading__3899_71337508" text:style-name="Index_20_Link" text:visited-style-name="Index_20_Link">需要帮助或者汇报问题<text:tab/>6</text:a></text:p>
          <text:p text:style-name="P15"><text:a xlink:type="simple" xlink:href="#__RefHeading__10120_71337508" text:style-name="Index_20_Link" text:visited-style-name="Index_20_Link">GDB调试普通程序和KGTP的区别表<text:tab/>7</text:a></text:p>
          <text:p text:style-name="P15"><text:a xlink:type="simple" xlink:href="#__RefHeading__10122_71337508" text:style-name="Index_20_Link" text:visited-style-name="Index_20_Link">使用KGTP前的准备工作<text:tab/>9</text:a></text:p>
          <text:p text:style-name="P16"><text:a xlink:type="simple" xlink:href="#__RefHeading__10124_71337508" text:style-name="Index_20_Link" text:visited-style-name="Index_20_Link">Linux内核<text:tab/>9</text:a></text:p>
          <text:p text:style-name="P17"><text:a xlink:type="simple" xlink:href="#__RefHeading__10126_71337508" text:style-name="Index_20_Link" text:visited-style-name="Index_20_Link">如果你的系统内核是自己编译的<text:tab/>9</text:a></text:p>
          <text:p text:style-name="P17"><text:a xlink:type="simple" xlink:href="#__RefHeading__10128_71337508" text:style-name="Index_20_Link" text:visited-style-name="Index_20_Link">如果是Android内核<text:tab/>10</text:a></text:p>
          <text:p text:style-name="P17"><text:a xlink:type="simple" xlink:href="#__RefHeading__10130_71337508" text:style-name="Index_20_Link" text:visited-style-name="Index_20_Link">如果你的系统内核是发行版自带的<text:tab/>11</text:a></text:p>
          <text:p text:style-name="P18"><text:a xlink:type="simple" xlink:href="#__RefHeading__10132_71337508" text:style-name="Index_20_Link" text:visited-style-name="Index_20_Link">Ubuntu<text:tab/>11</text:a></text:p>
          <text:p text:style-name="P19"><text:a xlink:type="simple" xlink:href="#__RefHeading__10134_71337508" text:style-name="Index_20_Link" text:visited-style-name="Index_20_Link">安装Linux内核调试镜像的标准方法<text:tab/>11</text:a></text:p>
          <text:p text:style-name="P19"><text:a xlink:type="simple" xlink:href="#__RefHeading__10136_71337508" text:style-name="Index_20_Link" text:visited-style-name="Index_20_Link">安装Linux内核调试镜像的第二方法<text:tab/>11</text:a></text:p>
          <text:p text:style-name="P19"><text:a xlink:type="simple" xlink:href="#__RefHeading__10138_71337508" text:style-name="Index_20_Link" text:visited-style-name="Index_20_Link">安装内核头文件包<text:tab/>12</text:a></text:p>
          <text:p text:style-name="P19"><text:a xlink:type="simple" xlink:href="#__RefHeading__10140_71337508" text:style-name="Index_20_Link" text:visited-style-name="Index_20_Link">安装内核源码<text:tab/>12</text:a></text:p>
          <text:p text:style-name="P18"><text:a xlink:type="simple" xlink:href="#__RefHeading__10142_71337508" text:style-name="Index_20_Link" text:visited-style-name="Index_20_Link">Fedora<text:tab/>13</text:a></text:p>
          <text:p text:style-name="P19"><text:a xlink:type="simple" xlink:href="#__RefHeading__10144_71337508" text:style-name="Index_20_Link" text:visited-style-name="Index_20_Link">安装Linux内核调试镜像<text:tab/>13</text:a></text:p>
          <text:p text:style-name="P19"><text:a xlink:type="simple" xlink:href="#__RefHeading__10146_71337508" text:style-name="Index_20_Link" text:visited-style-name="Index_20_Link">安装Linux内核开发包<text:tab/>13</text:a></text:p>
          <text:p text:style-name="P18"><text:a xlink:type="simple" xlink:href="#__RefHeading__10148_71337508" text:style-name="Index_20_Link" text:visited-style-name="Index_20_Link">其他系统<text:tab/>14</text:a></text:p>
          <text:p text:style-name="P17"><text:a xlink:type="simple" xlink:href="#__RefHeading__10150_71337508" text:style-name="Index_20_Link" text:visited-style-name="Index_20_Link">确定Linux内核调试镜像是正确的<text:tab/>15</text:a></text:p>
          <text:p text:style-name="P18"><text:a xlink:type="simple" xlink:href="#__RefHeading__10152_71337508" text:style-name="Index_20_Link" text:visited-style-name="Index_20_Link">当前Linux内核调试镜像在哪<text:tab/>16</text:a></text:p>
          <text:p text:style-name="P18"><text:a xlink:type="simple" xlink:href="#__RefHeading__10154_71337508" text:style-name="Index_20_Link" text:visited-style-name="Index_20_Link">使用/proc/kallsyms<text:tab/>17</text:a></text:p>
          <text:p text:style-name="P18"><text:a xlink:type="simple" xlink:href="#__RefHeading__10156_71337508" text:style-name="Index_20_Link" text:visited-style-name="Index_20_Link">使用linux_banner<text:tab/>18</text:a></text:p>
          <text:p text:style-name="P17"><text:a xlink:type="simple" xlink:href="#__RefHeading__10754_71337508" text:style-name="Index_20_Link" text:visited-style-name="Index_20_Link">处理Linux内核调试镜像地址信息和Linux内核执行时不同的问题<text:tab/>19</text:a></text:p>
          <text:p text:style-name="P16"><text:a xlink:type="simple" xlink:href="#__RefHeading__10756_71337508" text:style-name="Index_20_Link" text:visited-style-name="Index_20_Link">取得KGTP<text:tab/>20</text:a></text:p>
          <text:p text:style-name="P17"><text:a xlink:type="simple" xlink:href="#__RefHeading__10758_71337508" text:style-name="Index_20_Link" text:visited-style-name="Index_20_Link">通过http下载KGTP<text:tab/>20</text:a></text:p>
          <text:p text:style-name="P17"><text:a xlink:type="simple" xlink:href="#__RefHeading__10760_71337508" text:style-name="Index_20_Link" text:visited-style-name="Index_20_Link">通过svn下载KGTP<text:tab/>21</text:a></text:p>
          <text:p text:style-name="P16"><text:a xlink:type="simple" xlink:href="#__RefHeading__10762_71337508" text:style-name="Index_20_Link" text:visited-style-name="Index_20_Link">配置KGTP<text:tab/>22</text:a></text:p>
          <text:p text:style-name="P16"><text:a xlink:type="simple" xlink:href="#__RefHeading__10764_71337508" text:style-name="Index_20_Link" text:visited-style-name="Index_20_Link">编译KGTP<text:tab/>23</text:a></text:p>
          <text:p text:style-name="P17"><text:a xlink:type="simple" xlink:href="#__RefHeading__10766_71337508" text:style-name="Index_20_Link" text:visited-style-name="Index_20_Link">普通编译<text:tab/>23</text:a></text:p>
          <text:p text:style-name="P17"><text:a xlink:type="simple" xlink:href="#__RefHeading__10768_71337508" text:style-name="Index_20_Link" text:visited-style-name="Index_20_Link">用一些特殊选项编译KGTP<text:tab/>24</text:a></text:p>
          <text:p text:style-name="P16"><text:a xlink:type="simple" xlink:href="#__RefHeading__10770_71337508" text:style-name="Index_20_Link" text:visited-style-name="Index_20_Link">安装和卸载 KGTP<text:tab/>25</text:a></text:p>
          <text:p text:style-name="P16"><text:a xlink:type="simple" xlink:href="#__RefHeading__10772_71337508" text:style-name="Index_20_Link" text:visited-style-name="Index_20_Link">和DKMS一起使用KGTP<text:tab/>26</text:a></text:p>
          <text:p text:style-name="P16"><text:a xlink:type="simple" xlink:href="#__RefHeading__10774_71337508" text:style-name="Index_20_Link" text:visited-style-name="Index_20_Link">使用KGTP Linux内核patch<text:tab/>27</text:a></text:p>
          <text:p text:style-name="P16"><text:a xlink:type="simple" xlink:href="#__RefHeading__10776_71337508" text:style-name="Index_20_Link" text:visited-style-name="Index_20_Link">安装可以和KGTP一起使用的GDB<text:tab/>28</text:a></text:p>
          <text:p text:style-name="P15"><text:a xlink:type="simple" xlink:href="#__RefHeading__11575_71337508" text:style-name="Index_20_Link" text:visited-style-name="Index_20_Link">如何让GDB连接KGTP<text:tab/>29</text:a></text:p>
          <text:p text:style-name="P16"><text:a xlink:type="simple" xlink:href="#__RefHeading__11577_71337508" text:style-name="Index_20_Link" text:visited-style-name="Index_20_Link">普通Linux<text:tab/>29</text:a></text:p>
          <text:p text:style-name="P17"><text:a xlink:type="simple" xlink:href="#__RefHeading__11579_71337508" text:style-name="Index_20_Link" text:visited-style-name="Index_20_Link">安装KGTP模块<text:tab/>29</text:a></text:p>
          <text:p text:style-name="P17"><text:a xlink:type="simple" xlink:href="#__RefHeading__11581_71337508" text:style-name="Index_20_Link" text:visited-style-name="Index_20_Link">处理找不到"/sys/kernel/debug/gtp"的问题<text:tab/>30</text:a></text:p>
          <text:p text:style-name="P17"><text:a xlink:type="simple" xlink:href="#__RefHeading__11583_71337508" text:style-name="Index_20_Link" text:visited-style-name="Index_20_Link">让GDB连接到KGTP<text:tab/>31</text:a></text:p>
          <text:p text:style-name="P18"><text:a xlink:type="simple" xlink:href="#__RefHeading__11585_71337508" text:style-name="Index_20_Link" text:visited-style-name="Index_20_Link">GDB在本地主机上<text:tab/>32</text:a></text:p>
          <text:p text:style-name="P18"><text:a xlink:type="simple" xlink:href="#__RefHeading__11587_71337508" text:style-name="Index_20_Link" text:visited-style-name="Index_20_Link">如果GDB在远程主机上<text:tab/>33</text:a></text:p>
          <text:p text:style-name="P16"><text:a xlink:type="simple" xlink:href="#__RefHeading__11589_71337508" text:style-name="Index_20_Link" text:visited-style-name="Index_20_Link">Android<text:tab/>34</text:a></text:p>
          <text:p text:style-name="P17"><text:a xlink:type="simple" xlink:href="#__RefHeading__11591_71337508" text:style-name="Index_20_Link" text:visited-style-name="Index_20_Link">安装KGTP模块<text:tab/>35</text:a></text:p>
          <text:p text:style-name="P17"><text:a xlink:type="simple" xlink:href="#__RefHeading__11593_71337508" text:style-name="Index_20_Link" text:visited-style-name="Index_20_Link">处理找不到"/sys/kernel/debug/gtp"的问题<text:tab/>36</text:a></text:p>
          <text:p text:style-name="P17"><text:a xlink:type="simple" xlink:href="#__RefHeading__11595_71337508" text:style-name="Index_20_Link" text:visited-style-name="Index_20_Link">GDB连接KGTP<text:tab/>37</text:a></text:p>
          <text:p text:style-name="P15"><text:a xlink:type="simple" xlink:href="#__RefHeading__11597_71337508" text:style-name="Index_20_Link" text:visited-style-name="Index_20_Link">增加模块的符号信息到GDB<text:tab/>38</text:a></text:p>
          <text:p text:style-name="P16"><text:a xlink:type="simple" xlink:href="#__RefHeading__11599_71337508" text:style-name="Index_20_Link" text:visited-style-name="Index_20_Link">如何使用getmod<text:tab/>39</text:a></text:p>
          <text:p text:style-name="P16"><text:soft-page-break/><text:a xlink:type="simple" xlink:href="#__RefHeading__11601_71337508" text:style-name="Index_20_Link" text:visited-style-name="Index_20_Link">如何使用getmod.py<text:tab/>40</text:a></text:p>
          <text:p text:style-name="P15"><text:a xlink:type="simple" xlink:href="#__RefHeading__11603_71337508" text:style-name="Index_20_Link" text:visited-style-name="Index_20_Link">如何使用GDB控制KGTP跟踪和调试Linux内核<text:tab/>41</text:a></text:p>
          <text:p text:style-name="P16"><text:a xlink:type="simple" xlink:href="#__RefHeading__11605_71337508" text:style-name="Index_20_Link" text:visited-style-name="Index_20_Link">在普通模式直接访问当前值<text:tab/>41</text:a></text:p>
          <text:p text:style-name="P17"><text:a xlink:type="simple" xlink:href="#__RefHeading__11607_71337508" text:style-name="Index_20_Link" text:visited-style-name="Index_20_Link">Linux内核的内存<text:tab/>42</text:a></text:p>
          <text:p text:style-name="P17"><text:a xlink:type="simple" xlink:href="#__RefHeading__11609_71337508" text:style-name="Index_20_Link" text:visited-style-name="Index_20_Link">用户程序的内存<text:tab/>43</text:a></text:p>
          <text:p text:style-name="P17"><text:a xlink:type="simple" xlink:href="#__RefHeading__11611_71337508" text:style-name="Index_20_Link" text:visited-style-name="Index_20_Link">trace状态变量<text:tab/>44</text:a></text:p>
          <text:p text:style-name="P16"><text:a xlink:type="simple" xlink:href="#__RefHeading__11613_71337508" text:style-name="Index_20_Link" text:visited-style-name="Index_20_Link">GDB tracepoint<text:tab/>45</text:a></text:p>
          <text:p text:style-name="P17"><text:a xlink:type="simple" xlink:href="#__RefHeading__12707_71337508" text:style-name="Index_20_Link" text:visited-style-name="Index_20_Link">设置tracepint<text:tab/>46</text:a></text:p>
          <text:p text:style-name="P18"><text:a xlink:type="simple" xlink:href="#__RefHeading__12709_71337508" text:style-name="Index_20_Link" text:visited-style-name="Index_20_Link">这个函数确实存在但是设置tracepoint到上面会失败如何处理<text:tab/>47</text:a></text:p>
          <text:p text:style-name="P17"><text:a xlink:type="simple" xlink:href="#__RefHeading__12711_71337508" text:style-name="Index_20_Link" text:visited-style-name="Index_20_Link">如何设置条件tracepoint<text:tab/>48</text:a></text:p>
          <text:p text:style-name="P18"><text:a xlink:type="simple" xlink:href="#__RefHeading__12713_71337508" text:style-name="Index_20_Link" text:visited-style-name="Index_20_Link">如何处理错误 "Unsupported operator (null) (52) in expression."<text:tab/>49</text:a></text:p>
          <text:p text:style-name="P17"><text:a xlink:type="simple" xlink:href="#__RefHeading__12715_71337508" text:style-name="Index_20_Link" text:visited-style-name="Index_20_Link">actions [num]<text:tab/>50</text:a></text:p>
          <text:p text:style-name="P18"><text:a xlink:type="simple" xlink:href="#__RefHeading__12717_71337508" text:style-name="Index_20_Link" text:visited-style-name="Index_20_Link">collect expr1, expr2, ...<text:tab/>51</text:a></text:p>
          <text:p text:style-name="P18"><text:a xlink:type="simple" xlink:href="#__RefHeading__12719_71337508" text:style-name="Index_20_Link" text:visited-style-name="Index_20_Link">teval expr1, expr2, ...<text:tab/>52</text:a></text:p>
          <text:p text:style-name="P18"><text:a xlink:type="simple" xlink:href="#__RefHeading__12721_71337508" text:style-name="Index_20_Link" text:visited-style-name="Index_20_Link">while-stepping n<text:tab/>53</text:a></text:p>
          <text:p text:style-name="P17"><text:a xlink:type="simple" xlink:href="#__RefHeading__12723_71337508" text:style-name="Index_20_Link" text:visited-style-name="Index_20_Link">启动和停止 tracepoint<text:tab/>54</text:a></text:p>
          <text:p text:style-name="P17"><text:a xlink:type="simple" xlink:href="#__RefHeading__12725_71337508" text:style-name="Index_20_Link" text:visited-style-name="Index_20_Link">Enable 和 disable tracepoint<text:tab/>55</text:a></text:p>
          <text:p text:style-name="P17"><text:a xlink:type="simple" xlink:href="#__RefHeading__12727_71337508" text:style-name="Index_20_Link" text:visited-style-name="Index_20_Link">用tfind选择trace帧缓存里面的条目<text:tab/>56</text:a></text:p>
          <text:p text:style-name="P18"><text:a xlink:type="simple" xlink:href="#__RefHeading__12729_71337508" text:style-name="Index_20_Link" text:visited-style-name="Index_20_Link">如何处理错误 "No such file or directory." 或者 "没有那个文件或目录."<text:tab/>57</text:a></text:p>
          <text:p text:style-name="P17"><text:a xlink:type="simple" xlink:href="#__RefHeading__12731_71337508" text:style-name="Index_20_Link" text:visited-style-name="Index_20_Link">保存trace帧信息到一个文件中<text:tab/>58</text:a></text:p>
          <text:p text:style-name="P17"><text:a xlink:type="simple" xlink:href="#__RefHeading__12733_71337508" text:style-name="Index_20_Link" text:visited-style-name="Index_20_Link">显示和存储tracepoint<text:tab/>59</text:a></text:p>
          <text:p text:style-name="P17"><text:a xlink:type="simple" xlink:href="#__RefHeading__12735_71337508" text:style-name="Index_20_Link" text:visited-style-name="Index_20_Link">删除tracepoint<text:tab/>60</text:a></text:p>
          <text:p text:style-name="P17"><text:a xlink:type="simple" xlink:href="#__RefHeading__12737_71337508" text:style-name="Index_20_Link" text:visited-style-name="Index_20_Link">用tracepoint从内核中某点取得寄存器信息<text:tab/>61</text:a></text:p>
          <text:p text:style-name="P17"><text:a xlink:type="simple" xlink:href="#__RefHeading__12739_71337508" text:style-name="Index_20_Link" text:visited-style-name="Index_20_Link">用tracepoint从内核中某点取得变量的值<text:tab/>63</text:a></text:p>
          <text:p text:style-name="P17"><text:a xlink:type="simple" xlink:href="#__RefHeading__12741_71337508" text:style-name="Index_20_Link" text:visited-style-name="Index_20_Link">显示当前这一条trace缓存里存储的所有信息<text:tab/>64</text:a></text:p>
          <text:p text:style-name="P17"><text:a xlink:type="simple" xlink:href="#__RefHeading__12743_71337508" text:style-name="Index_20_Link" text:visited-style-name="Index_20_Link">取得 tracepoint 的状态<text:tab/>65</text:a></text:p>
          <text:p text:style-name="P17"><text:a xlink:type="simple" xlink:href="#__RefHeading__12745_71337508" text:style-name="Index_20_Link" text:visited-style-name="Index_20_Link">设置trace缓存为循环缓存<text:tab/>66</text:a></text:p>
          <text:p text:style-name="P17"><text:a xlink:type="simple" xlink:href="#__RefHeading__12747_71337508" text:style-name="Index_20_Link" text:visited-style-name="Index_20_Link">GDB断开的时候不要停止tracepoint<text:tab/>67</text:a></text:p>
          <text:p text:style-name="P17"><text:a xlink:type="simple" xlink:href="#__RefHeading__12749_71337508" text:style-name="Index_20_Link" text:visited-style-name="Index_20_Link">kprobes-optimization和tracepoint的执行速度<text:tab/>68</text:a></text:p>
          <text:p text:style-name="P16"><text:a xlink:type="simple" xlink:href="#__RefHeading__12751_71337508" text:style-name="Index_20_Link" text:visited-style-name="Index_20_Link">如何使用trace状态变量<text:tab/>69</text:a></text:p>
          <text:p text:style-name="P17"><text:a xlink:type="simple" xlink:href="#__RefHeading__12753_71337508" text:style-name="Index_20_Link" text:visited-style-name="Index_20_Link">普通trace状态变量<text:tab/>70</text:a></text:p>
          <text:p text:style-name="P17"><text:a xlink:type="simple" xlink:href="#__RefHeading__12755_71337508" text:style-name="Index_20_Link" text:visited-style-name="Index_20_Link">Per_cpu trace状态变量<text:tab/>72</text:a></text:p>
          <text:p text:style-name="P18"><text:a xlink:type="simple" xlink:href="#__RefHeading__13574_71337508" text:style-name="Index_20_Link" text:visited-style-name="Index_20_Link">如何定义<text:tab/>73</text:a></text:p>
          <text:p text:style-name="P19"><text:a xlink:type="simple" xlink:href="#__RefHeading__13576_71337508" text:style-name="Index_20_Link" text:visited-style-name="Index_20_Link">本地CPU变量<text:tab/>73</text:a></text:p>
          <text:p text:style-name="P19"><text:a xlink:type="simple" xlink:href="#__RefHeading__13578_71337508" text:style-name="Index_20_Link" text:visited-style-name="Index_20_Link">CPU id变量<text:tab/>73</text:a></text:p>
          <text:p text:style-name="P18"><text:a xlink:type="simple" xlink:href="#__RefHeading__13580_71337508" text:style-name="Index_20_Link" text:visited-style-name="Index_20_Link">例子1<text:tab/>74</text:a></text:p>
          <text:p text:style-name="P18"><text:a xlink:type="simple" xlink:href="#__RefHeading__13582_71337508" text:style-name="Index_20_Link" text:visited-style-name="Index_20_Link">例子2<text:tab/>75</text:a></text:p>
          <text:p text:style-name="P17"><text:a xlink:type="simple" xlink:href="#__RefHeading__13584_71337508" text:style-name="Index_20_Link" text:visited-style-name="Index_20_Link">特殊trace状态变量 $current_task，$current_task_pid，$current_thread_info，$cpu_id，$dump_stack，$printk_level，$printk_format，$printk_tmp，$clock，$hardirq_count，$softirq_count 和 $irq_count<text:tab/>76</text:a></text:p>
          <text:p text:style-name="P17"><text:a xlink:type="simple" xlink:href="#__RefHeading__13586_71337508" text:style-name="Index_20_Link" text:visited-style-name="Index_20_Link">特殊trace状态变量 $self_trace<text:tab/>78</text:a></text:p>
          <text:p text:style-name="P17"><text:a xlink:type="simple" xlink:href="#__RefHeading__13588_71337508" text:style-name="Index_20_Link" text:visited-style-name="Index_20_Link">用$kret trace函数的结尾<text:tab/>79</text:a></text:p>
          <text:p text:style-name="P17"><text:a xlink:type="simple" xlink:href="#__RefHeading__13590_71337508" text:style-name="Index_20_Link" text:visited-style-name="Index_20_Link">用 $ignore_error 和 $last_errno 忽略tstart的错误<text:tab/>80</text:a></text:p>
          <text:p text:style-name="P17"><text:a xlink:type="simple" xlink:href="#__RefHeading__13592_71337508" text:style-name="Index_20_Link" text:visited-style-name="Index_20_Link">使用 $cooked_clock 和 $cooked_rdtsc 取得不包含KGTP运行时间的时间信息<text:tab/>81</text:a></text:p>
          <text:p text:style-name="P17"><text:a xlink:type="simple" xlink:href="#__RefHeading__13594_71337508" text:style-name="Index_20_Link" text:visited-style-name="Index_20_Link">使用 $xtime_sec 和 $xtime_nsec 取得 timespec<text:tab/>82</text:a></text:p>
          <text:p text:style-name="P16"><text:a xlink:type="simple" xlink:href="#__RefHeading__13596_71337508" text:style-name="Index_20_Link" text:visited-style-name="Index_20_Link">如何 backtrace (stack dump)<text:tab/>83</text:a></text:p>
          <text:p text:style-name="P17"><text:a xlink:type="simple" xlink:href="#__RefHeading__13598_71337508" text:style-name="Index_20_Link" text:visited-style-name="Index_20_Link">通过$bt收集栈并用GDB命令backtrace进行分析<text:tab/>84</text:a></text:p>
          <text:p text:style-name="P17"><text:soft-page-break/><text:a xlink:type="simple" xlink:href="#__RefHeading__13600_71337508" text:style-name="Index_20_Link" text:visited-style-name="Index_20_Link">用$_ret来取得当前函数的调用函数的栈<text:tab/>87</text:a></text:p>
          <text:p text:style-name="P17"><text:a xlink:type="simple" xlink:href="#__RefHeading__13602_71337508" text:style-name="Index_20_Link" text:visited-style-name="Index_20_Link">用 $dump_stack 输出栈分析到printk里<text:tab/>89</text:a></text:p>
          <text:p text:style-name="P16"><text:a xlink:type="simple" xlink:href="#__RefHeading__13604_71337508" text:style-name="Index_20_Link" text:visited-style-name="Index_20_Link">如何让tracepoint直接输出信息<text:tab/>90</text:a></text:p>
          <text:p text:style-name="P17"><text:a xlink:type="simple" xlink:href="#__RefHeading__9855_1050592842" text:style-name="Index_20_Link" text:visited-style-name="Index_20_Link">切换collect为直接输出数据<text:tab/>90</text:a></text:p>
          <text:p text:style-name="P16"><text:a xlink:type="simple" xlink:href="#__RefHeading__9857_1050592842" text:style-name="Index_20_Link" text:visited-style-name="Index_20_Link">如何用watch tracepoint控制硬件断点记录内存访问<text:tab/>92</text:a></text:p>
          <text:p text:style-name="P17"><text:a xlink:type="simple" xlink:href="#__RefHeading__9859_1050592842" text:style-name="Index_20_Link" text:visited-style-name="Index_20_Link">watch tracepoint的trace状态变量<text:tab/>93</text:a></text:p>
          <text:p text:style-name="P17"><text:a xlink:type="simple" xlink:href="#__RefHeading__9861_1050592842" text:style-name="Index_20_Link" text:visited-style-name="Index_20_Link">静态watch tracepoint<text:tab/>96</text:a></text:p>
          <text:p text:style-name="P17"><text:a xlink:type="simple" xlink:href="#__RefHeading__11527_1050592842" text:style-name="Index_20_Link" text:visited-style-name="Index_20_Link">动态watch tracepoint<text:tab/>97</text:a></text:p>
          <text:p text:style-name="P16"><text:a xlink:type="simple" xlink:href="#__RefHeading__11529_1050592842" text:style-name="Index_20_Link" text:visited-style-name="Index_20_Link">使用while-stepping让Linux内核做单步<text:tab/>98</text:a></text:p>
          <text:p text:style-name="P17"><text:a xlink:type="simple" xlink:href="#__RefHeading__11531_1050592842" text:style-name="Index_20_Link" text:visited-style-name="Index_20_Link">如何使用 while-stepping<text:tab/>98</text:a></text:p>
          <text:p text:style-name="P17"><text:a xlink:type="simple" xlink:href="#__RefHeading__11533_1050592842" text:style-name="Index_20_Link" text:visited-style-name="Index_20_Link">读while-stepping的traceframe<text:tab/>99</text:a></text:p>
          <text:p text:style-name="P16"><text:a xlink:type="simple" xlink:href="#__RefHeading__11535_1050592842" text:style-name="Index_20_Link" text:visited-style-name="Index_20_Link">如何显示被优化掉的变量值<text:tab/>101</text:a></text:p>
          <text:p text:style-name="P17"><text:a xlink:type="simple" xlink:href="#__RefHeading__11537_1050592842" text:style-name="Index_20_Link" text:visited-style-name="Index_20_Link">升级你的GCC<text:tab/>101</text:a></text:p>
          <text:p text:style-name="P17"><text:a xlink:type="simple" xlink:href="#__RefHeading__11539_1050592842" text:style-name="Index_20_Link" text:visited-style-name="Index_20_Link">通过分析汇编代码取得访问被优化掉变量的方法<text:tab/>102</text:a></text:p>
          <text:p text:style-name="P16"><text:a xlink:type="simple" xlink:href="#__RefHeading__11541_1050592842" text:style-name="Index_20_Link" text:visited-style-name="Index_20_Link">如何取得函数指针指向的函数<text:tab/>105</text:a></text:p>
          <text:p text:style-name="P17"><text:a xlink:type="simple" xlink:href="#__RefHeading__11543_1050592842" text:style-name="Index_20_Link" text:visited-style-name="Index_20_Link">如果函数指针没有被优化掉<text:tab/>105</text:a></text:p>
          <text:p text:style-name="P17"><text:a xlink:type="simple" xlink:href="#__RefHeading__11545_1050592842" text:style-name="Index_20_Link" text:visited-style-name="Index_20_Link">如果函数指针被优化掉了<text:tab/>106</text:a></text:p>
          <text:p text:style-name="P16"><text:a xlink:type="simple" xlink:href="#__RefHeading__11547_1050592842" text:style-name="Index_20_Link" text:visited-style-name="Index_20_Link">/sys/kernel/debug/gtpframe和离线调试<text:tab/>107</text:a></text:p>
          <text:p text:style-name="P16"><text:a xlink:type="simple" xlink:href="#__RefHeading__11549_1050592842" text:style-name="Index_20_Link" text:visited-style-name="Index_20_Link">如何使用 /sys/kernel/debug/gtpframe_pipe<text:tab/>109</text:a></text:p>
          <text:p text:style-name="P17"><text:a xlink:type="simple" xlink:href="#__RefHeading__11551_1050592842" text:style-name="Index_20_Link" text:visited-style-name="Index_20_Link">用GDB读帧信息<text:tab/>109</text:a></text:p>
          <text:p text:style-name="P17"><text:a xlink:type="simple" xlink:href="#__RefHeading__11553_1050592842" text:style-name="Index_20_Link" text:visited-style-name="Index_20_Link">用cat读帧信息<text:tab/>110</text:a></text:p>
          <text:p text:style-name="P17"><text:a xlink:type="simple" xlink:href="#__RefHeading__11555_1050592842" text:style-name="Index_20_Link" text:visited-style-name="Index_20_Link">用getframe读帧信息<text:tab/>111</text:a></text:p>
          <text:p text:style-name="P17"><text:a xlink:type="simple" xlink:href="#__RefHeading__11557_1050592842" text:style-name="Index_20_Link" text:visited-style-name="Index_20_Link">使用 $pipe_trace<text:tab/>112</text:a></text:p>
          <text:p text:style-name="P16"><text:a xlink:type="simple" xlink:href="#__RefHeading__11559_1050592842" text:style-name="Index_20_Link" text:visited-style-name="Index_20_Link">和用户层程序一起使用KGTP<text:tab/>113</text:a></text:p>
          <text:p text:style-name="P17"><text:a xlink:type="simple" xlink:href="#__RefHeading__11561_1050592842" text:style-name="Index_20_Link" text:visited-style-name="Index_20_Link">直接读用户层程序的内存<text:tab/>113</text:a></text:p>
          <text:p text:style-name="P17"><text:a xlink:type="simple" xlink:href="#__RefHeading__11563_1050592842" text:style-name="Index_20_Link" text:visited-style-name="Index_20_Link">在tracepoint收集用户层程序的栈信息(可用来做backtrace)<text:tab/>114</text:a></text:p>
          <text:p text:style-name="P17"><text:a xlink:type="simple" xlink:href="#__RefHeading__11565_1050592842" text:style-name="Index_20_Link" text:visited-style-name="Index_20_Link">如何使用 add-ons/hotcode.py<text:tab/>117</text:a></text:p>
          <text:p text:style-name="P16"><text:a xlink:type="simple" xlink:href="#__RefHeading__11567_1050592842" text:style-name="Index_20_Link" text:visited-style-name="Index_20_Link">如何增加用C写的插件<text:tab/>118</text:a></text:p>
          <text:p text:style-name="P17"><text:a xlink:type="simple" xlink:href="#__RefHeading__11569_1050592842" text:style-name="Index_20_Link" text:visited-style-name="Index_20_Link">API<text:tab/>119</text:a></text:p>
          <text:p text:style-name="P17"><text:a xlink:type="simple" xlink:href="#__RefHeading__11571_1050592842" text:style-name="Index_20_Link" text:visited-style-name="Index_20_Link">例子<text:tab/>121</text:a></text:p>
          <text:p text:style-name="P17"><text:a xlink:type="simple" xlink:href="#__RefHeading__11573_1050592842" text:style-name="Index_20_Link" text:visited-style-name="Index_20_Link">如何使用<text:tab/>122</text:a></text:p>
          <text:p text:style-name="P16"><text:a xlink:type="simple" xlink:href="#__RefHeading__11575_1050592842" text:style-name="Index_20_Link" text:visited-style-name="Index_20_Link">如何使用性能计数器<text:tab/>123</text:a></text:p>
          <text:p text:style-name="P17"><text:a xlink:type="simple" xlink:href="#__RefHeading__11577_1050592842" text:style-name="Index_20_Link" text:visited-style-name="Index_20_Link">定义一个perf event trace状态变量<text:tab/>124</text:a></text:p>
          <text:p text:style-name="P17"><text:a xlink:type="simple" xlink:href="#__RefHeading__11579_1050592842" text:style-name="Index_20_Link" text:visited-style-name="Index_20_Link">定义一个per_cpu perf event trace状态变量<text:tab/>125</text:a></text:p>
          <text:p text:style-name="P17"><text:a xlink:type="simple" xlink:href="#__RefHeading__11581_1050592842" text:style-name="Index_20_Link" text:visited-style-name="Index_20_Link">perf event的类型和配置<text:tab/>126</text:a></text:p>
          <text:p text:style-name="P17"><text:a xlink:type="simple" xlink:href="#__RefHeading__11583_1050592842" text:style-name="Index_20_Link" text:visited-style-name="Index_20_Link">用$p_pe_en打开和关闭一个CPU上所有的perf event<text:tab/>128</text:a></text:p>
          <text:p text:style-name="P17"><text:a xlink:type="simple" xlink:href="#__RefHeading__11585_1050592842" text:style-name="Index_20_Link" text:visited-style-name="Index_20_Link">用来帮助设置和取得perf event trace状态变量的GDB脚本<text:tab/>129</text:a></text:p>
        </text:index-body>
      </text:table-of-content>
      <text:p text:style-name="P4"/>
      <text:h text:style-name="P33" text:outline-level="1"><text:bookmark-start text:name="__RefHeading__5345_683619096"/>什么是KGTP<text:bookmark-end text:name="__RefHeading__5345_683619096"/></text:h>
      <text:p text:style-name="P5"><text:span text:style-name="T1">KGTP</text:span> 是一个 灵活，轻量级，实时 <text:span text:style-name="T1">Linux</text:span> (包括 <text:span text:style-name="T1">Android</text:span>) <text:span text:style-name="T1">调试器</text:span> 和 <text:span text:style-name="T1">跟踪器</text:span> 。</text:p>
      <text:p text:style-name="P5">使用KGTP 不需要 在Linux内核上打PATCH或者重新编译，只要编译KGTP模块并insmod就可以。</text:p>
      <text:p text:style-name="P5"/>
      <text:p text:style-name="P5">其让Linux内核提供一个远程GDB调试接口，于是在本地或者远程的主机上的GDB可以在不需要停止内核的情况下用GDB tracepoint和其他一些功能 <text:span text:style-name="T1">调试</text:span> 和 <text:span text:style-name="T1">跟踪</text:span> Linux内核和应用程序。</text:p>
      <text:p text:style-name="P5">即使板子上没有GDB而且其没有可用的远程接口，KGTP也可以用离线调试的功能调试内核（见<text:a xlink:type="simple" xlink:href="#/sys/kernel/debug/gtpframe和离线调试|outline">/sys/kernel/debug/gtpframe和离线调试</text:a>）。</text:p>
      <text:p text:style-name="P5"/>
      <text:p text:style-name="P5">KGTP支持 <text:span text:style-name="T1">X86-32</text:span> ， <text:span text:style-name="T1">X86-64</text:span> ， <text:span text:style-name="T1">MIPS</text:span> 和 <text:span text:style-name="T1">ARM</text:span> 。</text:p>
      <text:p text:style-name="P5">KGTP在Linux内核 <text:span text:style-name="T1">2.6.18到upstream</text:span> 上都被测试过。</text:p>
      <text:p text:style-name="P5"/>
      <text:p text:style-name="P5">KGTP新用户可以去看一下 <text:a xlink:type="simple" xlink:href="#https://code.google.com/p/kgtp/wiki/Quickstart">Quickstart</text:a> 。</text:p>
      <text:p text:style-name="P5"/>
      <text:p text:style-name="P5">请到 <text:a xlink:type="simple" xlink:href="#https://code.google.com/p/kgtp/wiki/UPDATE">UPDATE</text:a> 去看KGTP的更新信息。</text:p>
      <text:p text:style-name="P5"/>
      <text:h text:style-name="P32" text:outline-level="1"><text:bookmark-start text:name="__RefHeading__3899_71337508"/>需要帮助或者汇报问题<text:bookmark-end text:name="__RefHeading__3899_71337508"/></text:h>
      <text:p text:style-name="P5">你可以把问题发到 <text:a xlink:type="simple" xlink:href="#http://code.google.com/p/kgtp/issues/list">http://code.google.com/p/kgtp/issues/list</text:a> 或者写信到 kgtp@freelists.org 或者写信到 teawater@gmail.com 。</text:p>
      <text:p text:style-name="P5">KGTP小组将尽全力帮助你。</text:p>
      <text:p text:style-name="P5"/>
      <text:h text:style-name="P32" text:outline-level="1"><text:bookmark-start text:name="__RefHeading__10120_71337508"/>GDB调试普通程序和KGTP的区别表<text:bookmark-end text:name="__RefHeading__10120_71337508"/></text:h>
      <text:p text:style-name="P5">这个表是给在使用过GDB调试程序的人准备的，他可以帮助你理解和记住KGTP的功能。</text:p>
      <table:table table:name="表格1" table:style-name="表格1">
        <table:table-column table:style-name="表格1.A"/>
        <table:table-column table:style-name="表格1.B"/>
        <table:table-column table:style-name="表格1.C"/>
        <table:table-row>
          <table:table-cell table:style-name="表格1.A1" office:value-type="string">
            <text:p text:style-name="P13">功能</text:p>
          </table:table-cell>
          <table:table-cell table:style-name="表格1.A1" office:value-type="string">
            <text:p text:style-name="P13">GDB调试普通程序</text:p>
          </table:table-cell>
          <table:table-cell table:style-name="表格1.C1" office:value-type="string">
            <text:p text:style-name="P13">GDB控制KGTP调试Linux内核</text:p>
          </table:table-cell>
        </table:table-row>
        <table:table-row>
          <table:table-cell table:style-name="表格1.A2" office:value-type="string">
            <text:p text:style-name="P12">准备工作</text:p>
          </table:table-cell>
          <table:table-cell table:style-name="表格1.A2" office:value-type="string">
            <text:p text:style-name="P12">系统里安装了GDB。<text:line-break/>程序用 "-g"选项编译。</text:p>
          </table:table-cell>
          <table:table-cell table:style-name="表格1.C2" office:value-type="string">
            <text:p text:style-name="P12">因为使用了一些GDB中的新功能，所以KGTP需要和GDB 7.6或者更新的版本。如果你的系统不提供这么新版本的GDB，你可以到<text:a xlink:type="simple" xlink:href="http://code.google.com/p/gdbt/">http://code.google.com/p/gdbt/</text:a>取得新版本GDB。同时你可以在这里取得一步一步编译新版本GDB的介绍。<text:line-break/>你还需要做一些Linux内核和KGTP的准备工作，请到 <text:a xlink:type="simple" xlink:href="#使用KGTP前的准备工作|outline">使用KGTP前的准备工作</text:a> 取得如果做的介绍。</text:p>
          </table:table-cell>
        </table:table-row>
        <table:table-row>
          <table:table-cell table:style-name="表格1.A2" office:value-type="string">
            <text:p text:style-name="P12">Attach</text:p>
          </table:table-cell>
          <table:table-cell table:style-name="表格1.A2" office:value-type="string">
            <text:p text:style-name="P12">使用命令"gdb -p pid"或者GDB命令"attach pid"可以attach系统中的某个程序.</text:p>
          </table:table-cell>
          <table:table-cell table:style-name="表格1.C2" office:value-type="string">
            <text:p text:style-name="P12">需要先insmod gtp.ko，请看 [https://code.google.com/p/kgtp/wiki/HOWTOCN#执行]。<text:line-break/>需要先insmod gtp.ko，请看 https://code.google.com/p/kgtp/wiki/HOWTOCN#执行。</text:p>
            <text:p text:style-name="P12">然后让GDB连接KGTP,请看<text:a xlink:type="simple" xlink:href="#让GDB连接到KGTP|outline">让GDB连接到KGTP</text:a>。</text:p>
            <text:p text:style-name="P12">请 注意 GDB连接到KGTP以后，Linux内核不会停止。</text:p>
          </table:table-cell>
        </table:table-row>
        <table:table-row>
          <table:table-cell table:style-name="表格1.A2" office:value-type="string">
            <text:p text:style-name="P12">Breakpoints</text:p>
          </table:table-cell>
          <table:table-cell table:style-name="表格1.A2" office:value-type="string">
            <text:p text:style-name="P12">GDB命令"b place_will_stop"，让程序在执行这个命令后执行，则程序将停止在设置这个断点的地方。</text:p>
          </table:table-cell>
          <table:table-cell table:style-name="表格1.C2" office:value-type="string">
            <text:p text:style-name="P12">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text:span text:style-name="T1">区别</text:span>是断点会停止程序但是KGTP中的tracepoint不会。 请到 <text:a xlink:type="simple" xlink:href="#GDB tracepoint|outline">GDB tracepoint</text:a> 看如何使用它。</text:p>
          </table:table-cell>
        </table:table-row>
        <table:table-row>
          <table:table-cell table:style-name="表格1.A2" office:value-type="string">
            <text:p text:style-name="P12">读Memory</text:p>
          </table:table-cell>
          <table:table-cell table:style-name="表格1.A2" office:value-type="string">
            <text:p text:style-name="P12">GDB停止程序后(也许不需要)，它可以用GDB命令"print"或者"x"等应用程序的内存。</text:p>
          </table:table-cell>
          <table:table-cell table:style-name="表格1.C2" office:value-type="string">
            <text:p text:style-name="P12">你可以在tracepoint中设置特殊的action收集内存到traceframe中，在tracepoint停止后取得他们的值。<text:a xlink:type="simple" xlink:href="#collect expr1, expr2, ...|outline">collect expr1, expr2, ...</text:a> <text:a xlink:type="simple" xlink:href="#用tfind选择trace帧缓存里面的条目|outline">用tfind选择trace帧缓存里面的条目</text:a> </text:p>
            <text:p text:style-name="P11"><text:span text:style-name="T2">或者你可以在内核或者应用程序执行的时候直接读他们的内存。</text:span><text:a xlink:type="simple" xlink:href="#在普通模式直接访问当前值|outline"><text:span text:style-name="T2">在普通模式直接访问当前值</text:span></text:a></text:p>
          </table:table-cell>
        </table:table-row>
        <text:soft-page-break/>
        <table:table-row>
          <table:table-cell table:style-name="表格1.A2" office:value-type="string">
            <text:p text:style-name="P12">Step 和 continue</text:p>
          </table:table-cell>
          <table:table-cell table:style-name="表格1.A2" office:value-type="string">
            <text:p text:style-name="P12">GDB可以用命令"continue"继续程序的执行，用CTRL-C停止其。</text:p>
          </table:table-cell>
          <table:table-cell table:style-name="表格1.C2" office:value-type="string">
            <text:p text:style-name="P11"><text:span text:style-name="T2">KGTP不会停止Linux内核，但是tracepoint可以开始和停止。</text:span><text:a xlink:type="simple" xlink:href="#启动和停止 tracepoint|outline"><text:span text:style-name="T2">启动和停止 tracepoint</text:span></text:a></text:p>
            <text:p text:style-name="P11"><text:span text:style-name="T2">或者用 while-stepping tracepoint记录一定次数的single-stepping然后让KGTP切换到回放模式。这样其就支持执行和方向执行命令了。 </text:span><text:a xlink:type="simple" xlink:href="#使用while-stepping让Linux内核做单步|outline"><text:span text:style-name="T2">使用while-stepping让Linux内核做单步</text:span></text:a></text:p>
          </table:table-cell>
        </table:table-row>
        <table:table-row>
          <table:table-cell table:style-name="表格1.A2" office:value-type="string">
            <text:p text:style-name="P12">Backtrace</text:p>
          </table:table-cell>
          <table:table-cell table:style-name="表格1.A2" office:value-type="string">
            <text:p text:style-name="P12">GDB可以用命令"backtrace"打印全部调用栈。</text:p>
          </table:table-cell>
          <table:table-cell table:style-name="表格1.C2" office:value-type="string">
            <text:p text:style-name="P11"><text:span text:style-name="T2">KGTP也可以。</text:span><text:a xlink:type="simple" xlink:href="#如何 backtrace (stack dump)|outline"><text:span text:style-name="T2">如何 backtrace (stack dump)</text:span></text:a></text:p>
          </table:table-cell>
        </table:table-row>
        <table:table-row>
          <table:table-cell table:style-name="表格1.A2" office:value-type="string">
            <text:p text:style-name="P12">Watchpoint</text:p>
          </table:table-cell>
          <table:table-cell table:style-name="表格1.A2" office:value-type="string">
            <text:p text:style-name="P12">GDB可以用watchpoint让程序在某些内存访问发生的时候停止。</text:p>
          </table:table-cell>
          <table:table-cell table:style-name="表格1.C2" office:value-type="string">
            <text:p text:style-name="P11"><text:span text:style-name="T2">KGTP可以用watch tracepoint记录内存访问。 </text:span><text:a xlink:type="simple" xlink:href="#如何用watch tracepoint控制硬件断点记录内存访问|outline"><text:span text:style-name="T2">如何用watch tracepoint控制硬件断点记录内存访问</text:span></text:a></text:p>
          </table:table-cell>
        </table:table-row>
        <table:table-row>
          <table:table-cell table:style-name="表格1.A2" office:value-type="string">
            <text:p text:style-name="P12">调用函数</text:p>
          </table:table-cell>
          <table:table-cell table:style-name="表格1.A2" office:value-type="string">
            <text:p text:style-name="P12">GDB可以用命令"call function(xx,xx)"调用程序中的函数。</text:p>
          </table:table-cell>
          <table:table-cell table:style-name="表格1.C2" office:value-type="string">
            <text:p text:style-name="P11"><text:span text:style-name="T2">KGTP可以用插件调用内核中的函数。</text:span><text:a xlink:type="simple" xlink:href="#如何增加用C写的插件|outline"><text:span text:style-name="T2">如何增加用C写的插件</text:span></text:a></text:p>
          </table:table-cell>
        </table:table-row>
      </table:table>
      <text:p text:style-name="P5"><text:a xlink:type="simple" xlink:href="https://code.google.com/p/kgtp/wiki/HOWTOCN#如何增加用C写的插件"/></text:p>
      <text:p text:style-name="P5"/>
      <text:h text:style-name="P32" text:outline-level="1"><text:bookmark-start text:name="__RefHeading__10122_71337508"/>使用KGTP前的准备工作<text:bookmark-end text:name="__RefHeading__10122_71337508"/></text:h>
      <text:h text:style-name="Heading_20_2" text:outline-level="2"><text:bookmark-start text:name="__RefHeading__10124_71337508"/>Linux内核<text:bookmark-end text:name="__RefHeading__10124_71337508"/></text:h>
      <text:h text:style-name="Heading_20_3" text:outline-level="3"><text:bookmark-start text:name="__RefHeading__10126_71337508"/>如果你的系统内核是自己编译的<text:bookmark-end text:name="__RefHeading__10126_71337508"/></text:h>
      <text:p text:style-name="P5">要使用KGTP，你需要打开下面这些内核选项：</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28_71337508"/>如果是Android内核<text:bookmark-end text:name="__RefHeading__10128_71337508"/></text:h>
      <text:p text:style-name="P5">默认的Android Linux内核config应该不支持KGTP。要使用KGTP，你需要打开下面这些内核选项：</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30_71337508"/>如果你的系统内核是发行版自带的<text:bookmark-end text:name="__RefHeading__10130_71337508"/></text:h>
      <text:p text:style-name="P5">你需要安装一些Linux内核软件包。</text:p>
      <text:h text:style-name="Heading_20_4" text:outline-level="4"><text:bookmark-start text:name="__RefHeading__10132_71337508"/>Ubuntu<text:bookmark-end text:name="__RefHeading__10132_71337508"/></text:h>
      <text:h text:style-name="Heading_20_5" text:outline-level="5"><text:bookmark-start text:name="__RefHeading__10134_71337508"/>安装Linux内核调试镜像的标准方法<text:bookmark-end text:name="__RefHeading__10134_71337508"/></text:h>
      <text:p text:style-name="P5"><text:span text:style-name="T1">1)</text:span> 增加调试源到Ubuntu源列表。</text:p>
      <text:list xml:id="list14865053761" text:style-name="L1">
        <text:list-item>
          <text:p text:style-name="P20">在命令行按照下面的命令创建文件 /etc/apt/sources.list.d/ddebs.list：</text:p>
        </text:list-item>
      </text:list>
      <text:p text:style-name="Quotations">echo "deb http://ddebs.ubuntu.com $(lsb_release -cs) main restricted universe multiverse" | \</text:p>
      <text:p text:style-name="Quotations">sudo tee -a /etc/apt/sources.list.d/ddebs.list</text:p>
      <text:list xml:id="list1828992806" text:style-name="L2">
        <text:list-item>
          <text:p text:style-name="P21">稳定版本（不能是alpha或者betas）需要用命令行增加下面几行：</text:p>
        </text:list-item>
      </text:list>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list xml:id="list1102361746" text:style-name="L3">
        <text:list-item>
          <text:p text:style-name="P22">导入调试符号签名key：</text:p>
        </text:list-item>
      </text:list>
      <text:p text:style-name="Quotations">sudo apt-key adv --keyserver keyserver.ubuntu.com --recv-keys 428D7C01</text:p>
      <text:p text:style-name="Quotations">运行：</text:p>
      <text:p text:style-name="Quotations">sudo apt-get update</text:p>
      <text:p text:style-name="P5"/>
      <text:p text:style-name="P5"><text:span text:style-name="T1">2)</text:span> 安装Linux内核调试镜像</text:p>
      <text:p text:style-name="Quotations">sudo apt-get install linux-image-$(uname -r)-dbgsym</text:p>
      <text:p text:style-name="P5">于是你可以在"/usr/lib/debug/boot/vmlinux-$(uname -r)"找到内核调试镜像。</text:p>
      <text:p text:style-name="P5">请 注意 当内核更新的时候这一步 <text:span text:style-name="T1">安装Linux内核调试镜像</text:span> 需要再做一次。</text:p>
      <text:h text:style-name="Heading_20_5" text:outline-level="5"><text:bookmark-start text:name="__RefHeading__10136_71337508"/>安装Linux内核调试镜像的第二方法<text:bookmark-end text:name="__RefHeading__10136_71337508"/></text:h>
      <text:p text:style-name="P5">如果用标准方法出现问题，请用下面这些命令安装Linux内核调试镜像。</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P5">请 <text:span text:style-name="T1">注意</text:span> 当内核更新的时候这个方法需要重新做一次。</text:p>
      <text:p text:style-name="P5"><text:soft-page-break/></text:p>
      <text:h text:style-name="Heading_20_5" text:outline-level="5"><text:bookmark-start text:name="__RefHeading__10138_71337508"/>安装内核头文件包<text:bookmark-end text:name="__RefHeading__10138_71337508"/></text:h>
      <text:p text:style-name="Quotations">sudo apt-get install linux-headers-generic</text:p>
      <text:h text:style-name="Heading_20_5" text:outline-level="5"><text:bookmark-start text:name="__RefHeading__10140_71337508"/>安装内核源码<text:bookmark-end text:name="__RefHeading__10140_71337508"/></text:h>
      <text:h text:style-name="Heading_20_6" text:outline-level="6">新方法</text:h>
      <text:p text:style-name="Text_20_body">安装需要的软件包：</text:p>
      <text:p text:style-name="Quotations">sudo apt-get install dpkg-dev</text:p>
      <text:p text:style-name="Text_20_body"/>
      <text:p text:style-name="Text_20_body">取得源码:</text:p>
      <text:p text:style-name="Quotations">apt-get source linux-image-$(uname -r)</text:p>
      <text:p text:style-name="Text_20_body">则在当前目录找到内核源码目录。 </text:p>
      <text:p text:style-name="Text_20_body">移动这个目录到"/build/buildd/"中。</text:p>
      <text:h text:style-name="Heading_20_6" text:outline-level="6">老方法</text:h>
      <text:list xml:id="list1684226559" text:style-name="L4">
        <text:list-item>
          <text:p text:style-name="P23">安装源码包：</text:p>
        </text:list-item>
      </text:list>
      <text:p text:style-name="Quotations">sudo apt-get install linux-source</text:p>
      <text:list xml:id="list838403259" text:style-name="L5">
        <text:list-item>
          <text:p text:style-name="P24">解压缩源码：</text:p>
        </text:list-item>
      </text:list>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5">请 <text:span text:style-name="T1">注意</text:span> 当内核更新的时候这一步 <text:span text:style-name="T1">安装内核源码 </text:span>需要再做一次。</text:p>
      <text:p text:style-name="P5"/>
      <text:h text:style-name="P34" text:outline-level="4"><text:bookmark-start text:name="__RefHeading__10142_71337508"/>Fedora<text:bookmark-end text:name="__RefHeading__10142_71337508"/></text:h>
      <text:h text:style-name="Heading_20_5" text:outline-level="5"><text:bookmark-start text:name="__RefHeading__10144_71337508"/>安装Linux内核调试镜像<text:bookmark-end text:name="__RefHeading__10144_71337508"/></text:h>
      <text:p text:style-name="P5">使用下面的命令：</text:p>
      <text:p text:style-name="Quotations">sudo debuginfo-install kernel</text:p>
      <text:p text:style-name="P5"/>
      <text:p text:style-name="P5">或者：</text:p>
      <text:p text:style-name="Quotations">sudo yum --enablerepo=fedora-debuginfo install kernel-debuginfo</text:p>
      <text:p text:style-name="P14"/>
      <text:p text:style-name="P5">于是你可以在"/usr/lib/debug/lib/modules/$(uname -r)/vmlinux"找到内核调试镜像。</text:p>
      <text:h text:style-name="Heading_20_5" text:outline-level="5"><text:bookmark-start text:name="__RefHeading__10146_71337508"/>安装Linux内核开发包<text:bookmark-end text:name="__RefHeading__10146_71337508"/></text:h>
      <text:p text:style-name="Quotations">sudo yum install kernel-devel-$(uname -r)</text:p>
      <text:p text:style-name="P5">请 注意 在升级过内核包之后，你可能需要重新调用这个命令。</text:p>
      <text:p text:style-name="P5"/>
      <text:h text:style-name="P34" text:outline-level="4"><text:bookmark-start text:name="__RefHeading__10148_71337508"/>其他系统<text:bookmark-end text:name="__RefHeading__10148_71337508"/></text:h>
      <text:p text:style-name="P5">需要安装Linux内核调试镜像和Linux内核源码包。</text:p>
      <text:p text:style-name="P5"/>
      <text:h text:style-name="P8" text:outline-level="3"><text:bookmark-start text:name="__RefHeading__10150_71337508"/>确定Linux内核调试镜像是正确的<text:bookmark-end text:name="__RefHeading__10150_71337508"/></text:h>
      <text:p text:style-name="P5">因为GDB从Linux内核调试镜像里取得地址信息和调试信息，所以使用正确的Linux内核调试镜像是非常重要的。所以在使用KGTP前，请先做检查。</text:p>
      <text:p text:style-name="P5">有2个方法进行检查，我建议2个方法都做一次来确保Linux内核调试镜像是正确的。 </text:p>
      <text:p text:style-name="P5"/>
      <text:p text:style-name="P5">请 <text:span text:style-name="T1">注意</text:span> 如果你确定使用了正确的Linux内核调试镜像但是不能通过这个两个方法。请看 <text:a xlink:type="simple" xlink:href="#处理Linux内核调试镜像地址信息和Linux内核执行时不同的问题|outline">处理Linux内核调试镜像地址信息和Linux内核执行时不同的问题</text:a> 。</text:p>
      <text:p text:style-name="P5"/>
      <text:h text:style-name="P34" text:outline-level="4"><text:bookmark-start text:name="__RefHeading__10152_71337508"/>当前Linux内核调试镜像在哪<text:bookmark-end text:name="__RefHeading__10152_71337508"/></text:h>
      <text:p text:style-name="P5">在UBUNTU中，你可以在"/usr/lib/debug/boot/vmlinux-$(uname -r)"找到它。</text:p>
      <text:p text:style-name="P5">在Fedora中，你可以在"/usr/lib/debug/lib/modules/$(uname -r)/vmlinux"找到它。</text:p>
      <text:p text:style-name="P5">如果你自己编译的内核，你可以在内核编译目录找到vmlinux文件。</text:p>
      <text:p text:style-name="P5"/>
      <text:h text:style-name="P34" text:outline-level="4"><text:bookmark-start text:name="__RefHeading__10154_71337508"/>使用/proc/kallsyms<text:bookmark-end text:name="__RefHeading__10154_71337508"/></text:h>
      <text:p text:style-name="P5">在运行着要trace的内核的系统上，用下面的命令取得sys_read和sys_write的地址：</text:p>
      <text:p text:style-name="Quotations">sudo cat /proc/kallsyms | grep sys_read</text:p>
      <text:p text:style-name="Quotations">ffffffff8117a520 T sys_read</text:p>
      <text:p text:style-name="Quotations">sudo cat /proc/kallsyms | grep sys_write</text:p>
      <text:p text:style-name="Quotations">ffffffff8117a5b0 T sys_write</text:p>
      <text:p text:style-name="P5">于是我们就可以得到sys_read的地址是0xffffffff8117a520，sys_write的地址是0xffffffff8117a5b0。</text:p>
      <text:p text:style-name="P5"/>
      <text:p text:style-name="P5">之后我们用GDB从Linux内核调试镜像中取得sys_read和sys_write的地址：</text:p>
      <text:p text:style-name="Quotations">gdb ./vmlinux</text:p>
      <text:p text:style-name="Quotations">(gdb) p sys_read</text:p>
      <text:p text:style-name="Quotations">$1 = {long int (unsigned int, char *, size_t)} 0xffffffff8117a520 &lt;sys_read&gt;</text:p>
      <text:p text:style-name="Quotations">(gdb) p sys_write</text:p>
      <text:p text:style-name="Quotations">$2 = {long int (unsigned int, const char *, size_t)} 0xffffffff8117a5b0 &lt;sys_write&gt;</text:p>
      <text:p text:style-name="P5">sys_read和sys_write的地址一样，所以Linux内核调试镜像是正确的。</text:p>
      <text:p text:style-name="P5"/>
      <text:h text:style-name="P34" text:outline-level="4"><text:bookmark-start text:name="__RefHeading__10156_71337508"/>使用linux_banner<text:bookmark-end text:name="__RefHeading__10156_71337508"/></text:h>
      <text:p text:style-name="Quotations">sudo gdb ./vmlinux</text:p>
      <text:p text:style-name="Quotations">(gdb) p linux_banner</text:p>
      <text:p text:style-name="Quotations">$1 = "Linux version 3.4.0-rc4+ (teawater@teawater-Precision-M4600) (gcc version 4.6.3 (GCC) ) #3 SMP Tue Apr 24 13:29:05 CST 2012\n"</text:p>
      <text:p text:style-name="P5">linux_banner是Linux内核调试镜像里的内核信息。</text:p>
      <text:p text:style-name="P5"/>
      <text:p text:style-name="P5">之后，根据 <text:a xlink:type="simple" xlink:href="#让GDB连接到KGTP|outline">让GDB连接到KGTP</text:a> 里的方法连接到KGTP上并再次打印linux_banner。</text:p>
      <text:p text:style-name="Quotations">(gdb) target remote /sys/kernel/debug/gtp</text:p>
      <text:p text:style-name="Quotations">Remote debugging using /sys/kernel/debug/gtp</text:p>
      <text:p text:style-name="Quotations">0x0000000000000000 in irq_stack_union ()</text:p>
      <text:p text:style-name="Quotations">(gdb) p linux_banner</text:p>
      <text:p text:style-name="Quotations">$2 = "Linux version 3.4.0-rc4+ (teawater@teawater-Precision-M4600) (gcc version 4.6.3 (GCC) ) #3 SMP Tue Apr 24 13:29:05 CST 2012\n"</text:p>
      <text:p text:style-name="P5">这个linux_banner是KGTP正在trace的内核的内核信息，如果相同，则Linux内核调试镜像是正确的。</text:p>
      <text:p text:style-name="P5"/>
      <text:h text:style-name="P8" text:outline-level="3"><text:bookmark-start text:name="__RefHeading__10754_71337508"/>处理Linux内核调试镜像地址信息和Linux内核执行时不同的问题<text:bookmark-end text:name="__RefHeading__10754_71337508"/></text:h>
      <text:p text:style-name="P5">在X86_32上，用 <text:a xlink:type="simple" xlink:href="#确定Linux内核调试镜像是正确的|outline">确定Linux内核调试镜像是正确的</text:a> 介绍的方法发现Linux内核调试镜像地址信息和Linux内核执行时不同，而且确定使用的Linux内核调试镜像是正确的。</text:p>
      <text:p text:style-name="P5">这个问题是因为：</text:p>
      <text:p text:style-name="Quotations">Processor type and features <text:s/>---&gt;</text:p>
      <text:p text:style-name="Quotations"><text:s text:c="8"/>(0x1000000) Physical address where the kernel is loaded</text:p>
      <text:p text:style-name="Quotations"><text:s text:c="8"/>(0x100000) Alignment value to which kernel should be aligned</text:p>
      <text:p text:style-name="P14"/>
      <text:p text:style-name="P5">这个两个参数的值不同。请 <text:span text:style-name="T1">注意</text:span> "Physical address where the kernel is loaded" 有时不会在配置的时候显示，你可以通过搜索 "PHYSICAL_START" 取得它的值。</text:p>
      <text:p text:style-name="P5"/>
      <text:p text:style-name="P5">你可以通过修改 "Alignment value to which kernel should be aligned" 的值和 "Physical address where the kernel is loaded" 来处理这个问题。</text:p>
      <text:p text:style-name="P5">这个问题不影响X86_64。</text:p>
      <text:p text:style-name="P5"/>
      <text:h text:style-name="P9" text:outline-level="2"><text:bookmark-start text:name="__RefHeading__10756_71337508"/>取得KGTP<text:bookmark-end text:name="__RefHeading__10756_71337508"/></text:h>
      <text:h text:style-name="Heading_20_3" text:outline-level="3"><text:bookmark-start text:name="__RefHeading__10758_71337508"/>通过http下载KGTP<text:bookmark-end text:name="__RefHeading__10758_71337508"/></text:h>
      <text:p text:style-name="P5">请到 <text:a xlink:type="simple" xlink:href="http://code.google.com/p/kgtp/downloads/list">http://code.google.com/p/kgtp/downloads/list</text:a> 或者 <text:a xlink:type="simple" xlink:href="http://code.google.com/p/kgtp/wiki/UPDATE">UPDATE</text:a> 去下载源码包。</text:p>
      <text:p text:style-name="P5"/>
      <text:h text:style-name="P8" text:outline-level="3"><text:bookmark-start text:name="__RefHeading__10760_71337508"/>通过svn下载KGTP<text:bookmark-end text:name="__RefHeading__10760_71337508"/></text:h>
      <text:p text:style-name="P5">下面的命令将让你取得KGTP最后的发布版本：</text:p>
      <text:p text:style-name="Quotations">svn checkout http://kgtp.googlecode.com/svn/tags/kgtp/</text:p>
      <text:p text:style-name="P5"/>
      <text:p text:style-name="P5">下面的命令将让你取得KGTP所有的文件：</text:p>
      <text:p text:style-name="Quotations">svn checkout http://kgtp.googlecode.com/svn/ kgtp-read-only</text:p>
      <text:p text:style-name="P5">kgtp-read-only/tags/ 这里是KGTP每个发布的版本。</text:p>
      <text:p text:style-name="P5">kgtp-read-only/trunk/ 这里是KGTP的主干。</text:p>
      <text:p text:style-name="P5"/>
      <text:h text:style-name="P9" text:outline-level="2"><text:bookmark-start text:name="__RefHeading__10762_71337508"/>配置KGTP<text:bookmark-end text:name="__RefHeading__10762_71337508"/></text:h>
      <text:p text:style-name="P5">下面这部分是在KGTP Makefile里的配置。用这个配置，KGTP将自动和当前系统的内核一起编译。</text:p>
      <text:p text:style-name="Quotations">KERNELDIR := /lib/modules/`uname -r`/build</text:p>
      <text:p text:style-name="Quotations">CROSS_COMPILE :=</text:p>
      <text:p text:style-name="P5">KERELDIR 设置了你要一起编译的内核，默认情况下，KGTP会和当前的内核一起编译。</text:p>
      <text:p text:style-name="P5">请 <text:span text:style-name="T1">注意</text:span> 这个目录应该是内核编译目录或者linux-headers目录，而不是内核源码目录。内核编译目录只有在编译成功后才能使用。</text:p>
      <text:p text:style-name="P5">CROSS_COMPILE 设置编译KGTP的编译器前缀名。留空则使用默认编译器。</text:p>
      <text:p text:style-name="P5">ARCH 是体系结构。</text:p>
      <text:p text:style-name="P5"/>
      <text:p text:style-name="P5">或者你可以通过修改KGTP目录里的Makefile选择你要和哪个内核一起编译以及你用什么编译器编译KGTP。</text:p>
      <text:p text:style-name="P5">例如：</text:p>
      <text:p text:style-name="Quotations">KERNELDIR := /home/teawater/kernel/bamd64</text:p>
      <text:p text:style-name="Quotations">CROSS_COMPILE :=x86_64-glibc_std-</text:p>
      <text:p text:style-name="Quotations">ARCH := x86_64</text:p>
      <text:p text:style-name="P5">KERNELDIR 设置为 /home/teawater/kernel/bamd64。 Compiler 设置为 x86_64-glibc_std-gcc。</text:p>
      <text:p text:style-name="P5"/>
      <text:h text:style-name="P9" text:outline-level="2"><text:bookmark-start text:name="__RefHeading__10764_71337508"/>编译KGTP<text:bookmark-end text:name="__RefHeading__10764_71337508"/></text:h>
      <text:h text:style-name="Heading_20_3" text:outline-level="3"><text:bookmark-start text:name="__RefHeading__10766_71337508"/>普通编译<text:bookmark-end text:name="__RefHeading__10766_71337508"/></text:h>
      <text:p text:style-name="Quotations">cd kgtp/</text:p>
      <text:p text:style-name="Quotations">make</text:p>
      <text:p text:style-name="P5">在一些编译环境中(例如Android)将出现一些编译应用程序getmod或者getframe的错误。请忽略这些错误并使用目录中的gtp.ko。</text:p>
      <text:p text:style-name="P5">如果你在Fedora上得到出错信息"/usr/bin/ld: cannot find -lc"，请用下面的命令处理其。</text:p>
      <text:p text:style-name="Quotations">sudo yum install glibc-static</text:p>
      <text:p text:style-name="P5"/>
      <text:h text:style-name="P8" text:outline-level="3"><text:bookmark-start text:name="__RefHeading__10768_71337508"/>用一些特殊选项编译KGTP<text:bookmark-end text:name="__RefHeading__10768_71337508"/></text:h>
      <text:p text:style-name="P5">大部分时候，KGTP可以自动选择正确的参数和和各种版本的Linux内核一起编译。</text:p>
      <text:p text:style-name="P5">但是如果你想配置一些特殊选项，可以按照下面的介绍来做：</text:p>
      <text:p text:style-name="P5"/>
      <text:p text:style-name="P5">用这个选项，KGTP将不自动选择任何编译选项。</text:p>
      <text:p text:style-name="Quotations">make AUTO=0</text:p>
      <text:p text:style-name="Quotations"/>
      <text:p text:style-name="P5">用这个选项，KGTP将使用简单frame替代KGTP ring buffer。</text:p>
      <text:p text:style-name="P5">简单frame不支持gtpframe_pipe，它现在只用来调试KGTP。</text:p>
      <text:p text:style-name="Quotations">make AUTO=0 FRAME_SIMPLE=1</text:p>
      <text:p text:style-name="P5"/>
      <text:p text:style-name="P5">用这个选项，$clock将返回rdtsc的值而不是local_clock。</text:p>
      <text:p text:style-name="Quotations">make AUTO=0 CLOCK_CYCLE=1</text:p>
      <text:p text:style-name="P5"/>
      <text:p text:style-name="P5">用这个选项，KGTP可以用procfs替代debugfs。</text:p>
      <text:p text:style-name="Quotations">make AUTO=0 USE_PROC=1</text:p>
      <text:p text:style-name="P5"/>
      <text:p text:style-name="P5">这些选线可以一起使用，例如：</text:p>
      <text:p text:style-name="Quotations">make AUTO=0 FRAME_SIMPLE=1 CLOCK_CYCLE=1</text:p>
      <text:p text:style-name="P5"/>
      <text:h text:style-name="P9" text:outline-level="2"><text:bookmark-start text:name="__RefHeading__10770_71337508"/>安装和卸载 KGTP<text:bookmark-end text:name="__RefHeading__10770_71337508"/></text:h>
      <text:p text:style-name="P5">因为KGTP可以直接在编译目录里insmod，所以不编译后不安装也可以直接使用（见 <text:a xlink:type="simple" xlink:href="#如何让GDB连接KGTP|outline">如何让GDB连接KGTP</text:a>）。但是如果需要也可以将其安装到系统中。 安装：</text:p>
      <text:p text:style-name="Quotations">cd kgtp/</text:p>
      <text:p text:style-name="Quotations">sudo make install</text:p>
      <text:p text:style-name="P5"/>
      <text:p text:style-name="P5">卸载：</text:p>
      <text:p text:style-name="Quotations">cd kgtp/</text:p>
      <text:p text:style-name="Quotations">sudo make uninstall</text:p>
      <text:p text:style-name="P5"/>
      <text:h text:style-name="P9" text:outline-level="2"><text:bookmark-start text:name="__RefHeading__10772_71337508"/>和DKMS一起使用KGTP<text:bookmark-end text:name="__RefHeading__10772_71337508"/></text:h>
      <text:p text:style-name="P5">如果你需要的话，你还可以让DKMS来使用KGTP。</text:p>
      <text:p text:style-name="P5">下面的命令将拷贝KGTP的文件到DKMS需要的目录中。</text:p>
      <text:p text:style-name="Quotations">cd kgtp/</text:p>
      <text:p text:style-name="Quotations">sudo make dkms</text:p>
      <text:p text:style-name="P5">于是你可以用DKMS命令控制KGTP。请到 <text:a xlink:type="simple" xlink:href="http://linux.dell.com/dkms/manpage.html">http://linux.dell.com/dkms/manpage.html</text:a> 去看如何使用DKMS。</text:p>
      <text:p text:style-name="P5"/>
      <text:h text:style-name="P9" text:outline-level="2"><text:bookmark-start text:name="__RefHeading__10774_71337508"/>使用KGTP Linux内核patch<text:bookmark-end text:name="__RefHeading__10774_71337508"/></text:h>
      <text:p text:style-name="P5">大多数时候，你不需要KGTP patch，因为KGTP以一个LKM的形式编译安装更为方便。但是为了帮助人们集成KGTP到他们自己的内核树，KGTP也提供了patch. 在KGTP目录中：</text:p>
      <text:list xml:id="list1835631619" text:style-name="L6">
        <text:list-item>
          <text:p text:style-name="P25"><text:span text:style-name="T1">gtp_3.7_to_upstream.patch</text:span> 是给Linux kernel 从3.7到upstream的patch。</text:p>
        </text:list-item>
        <text:list-item>
          <text:p text:style-name="P25"><text:span text:style-name="T1">gtp_3.0_to_3.6.patch</text:span> 是给Linux kernel 从3.0到3.6的patch。</text:p>
        </text:list-item>
        <text:list-item>
          <text:p text:style-name="P25"><text:span text:style-name="T1">gtp_2.6.39.patch</text:span> 是给Linux kernel 2.6.39的patch。</text:p>
        </text:list-item>
        <text:list-item>
          <text:p text:style-name="P25"><text:span text:style-name="T1">gtp_2.6.33_to_2.6.38.patch</text:span> 是给Linux kernel 从2.6.33到2.6.38的patch。</text:p>
        </text:list-item>
        <text:list-item>
          <text:p text:style-name="P25"><text:span text:style-name="T1">gtp_2.6.20_to_2.6.32.patch</text:span> 是给Linux kernel 从2.6.20到2.6.32的patch。</text:p>
        </text:list-item>
        <text:list-item>
          <text:p text:style-name="P25"><text:span text:style-name="T1">gtp_older_to_2.6.19.patch</text:span> 是给Linux kernel 2.6.19以及更早版本的patch。</text:p>
        </text:list-item>
      </text:list>
      <text:p text:style-name="P5"/>
      <text:h text:style-name="P9" text:outline-level="2"><text:bookmark-start text:name="__RefHeading__10776_71337508"/>安装可以和KGTP一起使用的GDB<text:bookmark-end text:name="__RefHeading__10776_71337508"/></text:h>
      <text:p text:style-name="P5">早于7.6版本的GDB的tracepoint功能有一些bug，而且还有一些功能做的不是很好。</text:p>
      <text:p text:style-name="P5">所以如果你的GDB小于7.6请到 <text:a xlink:type="simple" xlink:href="https://code.google.com/p/gdbt/">https://code.google.com/p/gdbt/</text:a> 去安装可以和KGTP一起使用的GDB。这里提供UBUBTU, CentOS, Fedora, Mandriva, RHEL, SLE, openSUSE源。其他系统还可以下载静态编译版本。</text:p>
      <text:p text:style-name="P5">如果你有GDB的问题，请根据这里的信息<text:a xlink:type="simple" xlink:href="#需要帮助或者汇报问题|outline">需要帮助或者汇报问题</text:a>。</text:p>
      <text:p text:style-name="P5"/>
      <text:h text:style-name="P32" text:outline-level="1"><text:bookmark-start text:name="__RefHeading__11575_71337508"/>如何让GDB连接KGTP<text:bookmark-end text:name="__RefHeading__11575_71337508"/></text:h>
      <text:p text:style-name="P5">要使用KGTP的功能需要先让GDB连接到KGTP上。</text:p>
      <text:h text:style-name="Heading_20_2" text:outline-level="2"><text:bookmark-start text:name="__RefHeading__11577_71337508"/>普通Linux<text:bookmark-end text:name="__RefHeading__11577_71337508"/></text:h>
      <text:h text:style-name="Heading_20_3" text:outline-level="3"><text:bookmark-start text:name="__RefHeading__11579_71337508"/>安装KGTP模块<text:bookmark-end text:name="__RefHeading__11579_71337508"/></text:h>
      <text:p text:style-name="P5">如果你已经安装了KGTP在你的系统中，你可以：</text:p>
      <text:p text:style-name="Quotations">sudo modprobe gtp</text:p>
      <text:p text:style-name="P6"/>
      <text:p text:style-name="P5">或者你可以直接使用KGTP目录里的文件：</text:p>
      <text:p text:style-name="Quotations">cd kgtp/</text:p>
      <text:p text:style-name="Quotations">sudo insmod gtp.ko</text:p>
      <text:p text:style-name="P5"/>
      <text:h text:style-name="P8" text:outline-level="3"><text:bookmark-start text:name="__RefHeading__11581_71337508"/>处理找不到"/sys/kernel/debug/gtp"的问题<text:bookmark-end text:name="__RefHeading__11581_71337508"/></text:h>
      <text:p text:style-name="P5">如果你有这个问题，请先确定你的内核config打开了"Debug Filesystem"。<text:a xlink:type="simple" xlink:href="#如果你的系统内核是自己编译的|outline">如果你的系统内核是自己编译的</text:a></text:p>
      <text:p text:style-name="P5"/>
      <text:p text:style-name="P5">如果它以及被打开了，请用下面命令mount sysfs。</text:p>
      <text:p text:style-name="Quotations">sudo mount -t sysfs none /sys/</text:p>
      <text:p text:style-name="P5">也许你可能会得到一些错误例如"sysfs is already mounted on /sys"，请忽略他们。</text:p>
      <text:p text:style-name="P5"/>
      <text:p text:style-name="P5">请用下面命令mount debugfs。</text:p>
      <text:p text:style-name="Quotations">mount -t debugfs none /sys/kernel/debug/</text:p>
      <text:p text:style-name="P5">然后你就找到"/sys/kernel/debug/gtp"。</text:p>
      <text:p text:style-name="P5"/>
      <text:h text:style-name="P8" text:outline-level="3"><text:bookmark-start text:name="__RefHeading__11583_71337508"/>让GDB连接到KGTP<text:bookmark-end text:name="__RefHeading__11583_71337508"/></text:h>
      <text:p text:style-name="P5">请 <text:span text:style-name="T1">注意</text:span> 让GDB打开正确的vmlinux文件非常重要。请到 <text:a xlink:type="simple" xlink:href="#确定Linux内核调试镜像是正确的|outline">确定Linux内核调试镜像是正确的</text:a> 去看下如何做。</text:p>
      <text:p text:style-name="P5"/>
      <text:h text:style-name="P34" text:outline-level="4"><text:bookmark-start text:name="__RefHeading__11585_71337508"/>GDB在本地主机上<text:bookmark-end text:name="__RefHeading__11585_71337508"/></text:h>
      <text:p text:style-name="Quotations">sudo gdb ./vmlinux</text:p>
      <text:p text:style-name="Quotations">(gdb) target remote /sys/kernel/debug/gtp</text:p>
      <text:p text:style-name="Quotations">Remote debugging using /sys/kernel/debug/gtp</text:p>
      <text:p text:style-name="Quotations">0x0000000000000000 in ?? ()</text:p>
      <text:p text:style-name="P5">然后你就可以用GDB命令调试和跟踪Linux内核了。</text:p>
      <text:p text:style-name="P5"/>
      <text:h text:style-name="P34" text:outline-level="4"><text:bookmark-start text:name="__RefHeading__11587_71337508"/>如果GDB在远程主机上<text:bookmark-end text:name="__RefHeading__11587_71337508"/></text:h>
      <text:p text:style-name="P5">用nc把KGTP接口映射到端口1024上。</text:p>
      <text:p text:style-name="Quotations">sudo su</text:p>
      <text:p text:style-name="Quotations">nc -l 1234 &lt;/sys/kernel/debug/gtp &gt;/sys/kernel/debug/gtp</text:p>
      <text:p text:style-name="Quotations">#(nc -l -p 1234 &lt;/sys/kernel/debug/gtp &gt;/sys/kernel/debug/gtp 给老版本的nc)</text:p>
      <text:p text:style-name="P5">之后，nc会在那里等待连接。</text:p>
      <text:p text:style-name="P5"/>
      <text:p text:style-name="P5">让GDB连接1234端口。</text:p>
      <text:p text:style-name="Quotations">gdb-release ./vmlinux</text:p>
      <text:p text:style-name="Quotations">(gdb) target remote xxx.xxx.xxx.xxx:1234</text:p>
      <text:p text:style-name="P14"/>
      <text:p text:style-name="P5">然后你就可以用GDB命令调试和跟踪Linux内核了。</text:p>
      <text:p text:style-name="P5"/>
      <text:h text:style-name="P9" text:outline-level="2"><text:bookmark-start text:name="__RefHeading__11589_71337508"/>Android<text:bookmark-end text:name="__RefHeading__11589_71337508"/></text:h>
      <text:p text:style-name="P5">这个视频介绍了使用GDB连接Android上KGTP的过程，可访问 <text:a xlink:type="simple" xlink:href="http://www.tudou.com/programs/view/qCumSPhByFI/">http://www.tudou.com/programs/view/qCumSPhByFI/ </text:a>或者 <text:a xlink:type="simple" xlink:href="http://youtu.be/9YMpAvsl37I">http://youtu.be/9YMpAvsl37I</text:a> 进行观看。</text:p>
      <text:p text:style-name="P5"/>
      <text:h text:style-name="P8" text:outline-level="3"><text:bookmark-start text:name="__RefHeading__11591_71337508"/>安装KGTP模块<text:bookmark-end text:name="__RefHeading__11591_71337508"/></text:h>
      <text:p text:style-name="P5"><text:span text:style-name="T1">第一步</text:span> 确定ADB已经连接到Android上。</text:p>
      <text:p text:style-name="P5"/>
      <text:p text:style-name="P5"><text:span text:style-name="T1">第二步</text:span> 拷贝KGTP模块到Android上。</text:p>
      <text:p text:style-name="Quotations">sudo adb push gtp.ko /</text:p>
      <text:p text:style-name="P5">目录 "/" 可能是只读的。你可以选择其他目录或者用命令"sudo adb shell mount -o rw,remount /"把这个目录remount为可写。</text:p>
      <text:p text:style-name="P5"/>
      <text:p text:style-name="P5"><text:span text:style-name="T1">第三步</text:span> 安装KGTP模块。</text:p>
      <text:p text:style-name="Quotations">adb shell insmod /gtp.ko</text:p>
      <text:p text:style-name="P5"/>
      <text:h text:style-name="P8" text:outline-level="3"><text:bookmark-start text:name="__RefHeading__11593_71337508"/>处理找不到"/sys/kernel/debug/gtp"的问题<text:bookmark-end text:name="__RefHeading__11593_71337508"/></text:h>
      <text:p text:style-name="P5">如果你有这个问题，请先确定你的内核config打开了"Debug Filesystem"。<text:a xlink:type="simple" xlink:href="#如果你的系统内核是自己编译的|outline">如果你的系统内核是自己编译的</text:a></text:p>
      <text:p text:style-name="P5">如果它以及被打开了，请用下面命令mount sysfs。</text:p>
      <text:p text:style-name="Quotations">sudo adb shell mount -t sysfs none /sys/</text:p>
      <text:p text:style-name="P5">也许你可能会得到一些错误例如"Device or resource busy"，请忽略他们。 </text:p>
      <text:p text:style-name="P5"/>
      <text:p text:style-name="P5">请用下面命令mount debugfs。</text:p>
      <text:p text:style-name="Quotations">sudo adb shell mount -t debugfs none /sys/kernel/debug/</text:p>
      <text:p text:style-name="P5"/>
      <text:p text:style-name="P5">然后你就找到"/sys/kernel/debug/gtp"。</text:p>
      <text:p text:style-name="P5"/>
      <text:h text:style-name="P8" text:outline-level="3"><text:bookmark-start text:name="__RefHeading__11595_71337508"/>GDB连接KGTP<text:bookmark-end text:name="__RefHeading__11595_71337508"/></text:h>
      <text:p text:style-name="P5">用nc将KGTP接口映射到1024端口上。</text:p>
      <text:p text:style-name="Quotations">adb forward tcp:1234 tcp:1234</text:p>
      <text:p text:style-name="Quotations">adb shell "nc -l -p 1234 &lt;/sys/kernel/debug/gtp &gt;/sys/kernel/debug/gtp"</text:p>
      <text:p text:style-name="Quotations">#(adb shell "nc -l 1234 &lt;/sys/kernel/debug/gtp &gt;/sys/kernel/debug/gtp" 给新版本的nc)</text:p>
      <text:p text:style-name="P5">之后，nc会在那里等待连接。</text:p>
      <text:p text:style-name="P5"/>
      <text:p text:style-name="P5">让GDB连接1234端口。</text:p>
      <text:p text:style-name="Quotations">gdb-release ./vmlinux</text:p>
      <text:p text:style-name="Quotations">(gdb) target remote :1234</text:p>
      <text:p text:style-name="P5">然后你就可以用GDB命令调试和跟踪Linux内核了。</text:p>
      <text:p text:style-name="P5"/>
      <text:h text:style-name="P32" text:outline-level="1"><text:bookmark-start text:name="__RefHeading__11597_71337508"/>增加模块的符号信息到GDB<text:bookmark-end text:name="__RefHeading__11597_71337508"/></text:h>
      <text:p text:style-name="P5">有时你需要添加一个Linux内核模块的符号信息到GDB好调试其。</text:p>
      <text:p text:style-name="P5">手动增加符号信息不太容易，所以KGTP包里包含了GDB Python脚本"getmod.py"和程序"getmod"可以帮到你。</text:p>
      <text:p text:style-name="P5"/>
      <text:h text:style-name="P9" text:outline-level="2"><text:bookmark-start text:name="__RefHeading__11599_71337508"/>如何使用getmod<text:bookmark-end text:name="__RefHeading__11599_71337508"/></text:h>
      <text:p text:style-name="P5">"getmod" 是用C写的所以你可以把它用在任何地方即使是一个嵌入式环境。</text:p>
      <text:p text:style-name="P5">例如：</text:p>
      <text:p text:style-name="Quotations">#下面的命令将把Linux内核模块信息以GDB命令的格式保存到文件/tmp/mi。</text:p>
      <text:p text:style-name="Quotations">sudo getmod &gt;/tmp/mi</text:p>
      <text:p text:style-name="Quotations">#在GDB那边：</text:p>
      <text:p text:style-name="Quotations">(gdb) source /tmp/mi</text:p>
      <text:p text:style-name="Quotations">add symbol table from file "/lib/modules/2.6.39-rc5+/kernel/fs/nls/nls_iso8859-1.ko" at</text:p>
      <text:p text:style-name="Quotations"><text:s text:c="8"/>.text_addr = 0xf80de000</text:p>
      <text:p text:style-name="Quotations"><text:s text:c="8"/>.note.gnu.build-id_addr = 0xf80de088</text:p>
      <text:p text:style-name="Quotations"><text:s text:c="8"/>.exit.text_addr = 0xf80de074</text:p>
      <text:p text:style-name="Quotations"><text:s text:c="8"/>.init.text_addr = 0xf8118000</text:p>
      <text:p text:style-name="Quotations"><text:s text:c="8"/>.rodata.str1.1_addr = 0xf80de0ac</text:p>
      <text:p text:style-name="Quotations"><text:s text:c="8"/>.rodata_addr = 0xf80de0c0</text:p>
      <text:p text:style-name="Quotations"><text:s text:c="8"/>__mcount_loc_addr = 0xf80de9c0</text:p>
      <text:p text:style-name="Quotations"><text:s text:c="8"/>.data_addr = 0xf80de9e0</text:p>
      <text:p text:style-name="Quotations"><text:s text:c="8"/>.gnu.linkonce.this_module_addr = 0xf80dea00</text:p>
      <text:p text:style-name="Quotations">#这条GDB命令后，所有Linux内核模块信息都被装载进GDB了。</text:p>
      <text:p text:style-name="Quotations">#After this GDB command, all the Linux Kernel module info is loaded into GDB.</text:p>
      <text:p text:style-name="P14"/>
      <text:p text:style-name="P5">如果你使用远程调试或者离线调试，你可以需要修改基本目录。下面是一个例子：</text:p>
      <text:p text:style-name="Quotations">#/home/teawater/kernel/b26是GDB所在主机上内核模块所在的路径</text:p>
      <text:p text:style-name="Quotations">sudo ./getmod -r /home/teawater/kernel/b26 &gt;~/tmp/mi</text:p>
      <text:p text:style-name="P5"/>
      <text:h text:style-name="P9" text:outline-level="2"><text:bookmark-start text:name="__RefHeading__11601_71337508"/>如何使用getmod.py<text:bookmark-end text:name="__RefHeading__11601_71337508"/></text:h>
      <text:p text:style-name="P5">请 注意 <text:a xlink:type="simple" xlink:href="https://code.google.com/p/gdbt/">https://code.google.com/p/gdbt/</text:a>下载的静态编译GDB不能使用getmod.py。</text:p>
      <text:p text:style-name="P5">在使用getmod.py前连接到KGTP。</text:p>
      <text:p text:style-name="Quotations">(gdb) source ~/kgtp/getmod.py</text:p>
      <text:p text:style-name="P5">于是这个脚本将自动装载Linux内核模块到GDB中。</text:p>
      <text:p text:style-name="P5"/>
      <text:h text:style-name="P32" text:outline-level="1"><text:bookmark-start text:name="__RefHeading__11603_71337508"/>如何使用GDB控制KGTP跟踪和调试Linux内核<text:bookmark-end text:name="__RefHeading__11603_71337508"/></text:h>
      <text:h text:style-name="Heading_20_2" text:outline-level="2"><text:bookmark-start text:name="__RefHeading__11605_71337508"/>在普通模式直接访问当前值<text:bookmark-end text:name="__RefHeading__11605_71337508"/></text:h>
      <text:p text:style-name="P5">在GDB连到KGTP上以后，如果没有用GDB命令"tfind"选择一条trace帧缓存里面的条目，GDB就处于 <text:span text:style-name="T1">普通模式</text:span>。于是你可以直接访问内存(Linux内核或者用户程序)的值和trace状态变量的值。</text:p>
      <text:p text:style-name="P5">如果你选择了一个trace帧条目，可以用GDB命令"tfind -1"返回到普通模式。请到<text:a xlink:type="simple" xlink:href="#在普通模式直接访问当前值|outline">在普通模式直接访问当前值</text:a>取得GDB命令"tfind"的更多信息。</text:p>
      <text:p text:style-name="P5"/>
      <text:h text:style-name="P8" text:outline-level="3"><text:bookmark-start text:name="__RefHeading__11607_71337508"/>Linux内核的内存<text:bookmark-end text:name="__RefHeading__11607_71337508"/></text:h>
      <text:p text:style-name="P5">例如你可以用下面的命令访问"jiffies_64"：</text:p>
      <text:p text:style-name="Quotations">(gdb) p jiffies_64</text:p>
      <text:p text:style-name="P5"/>
      <text:p text:style-name="P5">或者你可以用下面的命令访问"static LIST_HEAD(modules)"的第一条记录：</text:p>
      <text:p text:style-name="Quotations">(gdb) p *((struct module *)((char *)modules-&gt;next - ((size_t) &amp;(((struct module *)0)-&gt;list))))<text:line-break/></text:p>
      <text:p text:style-name="P5">或者你可以访问"DEFINE_PER_CPU(struct device *, mce_device);"CPU0的数据：</text:p>
      <text:p text:style-name="Quotations">p *(struct device *)(__per_cpu_offset[0]+(uint64_t)(&amp;mce_device))</text:p>
      <text:p text:style-name="P5"/>
      <text:p text:style-name="P5">如果想在用一个GDB命令显示多个变量，请使用下面的例子：</text:p>
      <text:p text:style-name="Quotations">(gdb) printf "%4d %4d %4d %4d %4d %4d %18d %lu\n", this_rq-&gt;cpu, this_rq-&gt;nr_running, this_rq-&gt;nr_uninterruptible, nr_active, calc_load_tasks-&gt;counter, this_rq-&gt;calc_load_active, delta, this_rq-&gt;calc_load_update</text:p>
      <text:p text:style-name="Quotations">2 1 0 0 0 0 673538312 717077240<text:line-break/></text:p>
      <text:h text:style-name="P8" text:outline-level="3"><text:bookmark-start text:name="__RefHeading__11609_71337508"/>用户程序的内存<text:bookmark-end text:name="__RefHeading__11609_71337508"/></text:h>
      <text:p text:style-name="P5">KGTP可以不同停止应用层程序的情况下直接读取其内存，例如：</text:p>
      <text:p text:style-name="Quotations">#连接KGTP(这里和前面介绍的连接方法不同)</text:p>
      <text:p text:style-name="Quotations">(gdb) target extended-remote /sys/kernel/debug/gtp</text:p>
      <text:p text:style-name="Quotations">#增加一个新的inferior用来分析应用程序的信息。</text:p>
      <text:p text:style-name="Quotations">(gdb) add-inferior</text:p>
      <text:p text:style-name="Quotations">Added inferior 2</text:p>
      <text:p text:style-name="Quotations">#切换到这个inferior</text:p>
      <text:p text:style-name="Quotations">(gdb) inferior 2</text:p>
      <text:p text:style-name="Quotations">[Switching to inferior 2 [&lt;null&gt;] (&lt;noexec&gt;)]</text:p>
      <text:p text:style-name="Quotations">#转载这个程序的符号文件</text:p>
      <text:p text:style-name="Quotations">(gdb) file ~/kernel/svn/bak/a.out</text:p>
      <text:p text:style-name="Quotations">Reading symbols from /home/teawater/kernel/svn/bak/a.out...done.</text:p>
      <text:p text:style-name="Quotations">#attach到这个进程上(这不会停止这个程序)。</text:p>
      <text:p text:style-name="Quotations">(gdb) attach 10039</text:p>
      <text:p text:style-name="Quotations">Attaching to program: /home/teawater/kernel/svn/bak/a.out, Remote target</text:p>
      <text:p text:style-name="Quotations">Reading symbols from /lib/x86_64-linux-gnu/libc.so.6...(no debugging symbols found)...done.</text:p>
      <text:p text:style-name="Quotations">Loaded symbols for /lib/x86_64-linux-gnu/libc.so.6</text:p>
      <text:p text:style-name="Quotations">Reading symbols from /lib64/ld-linux-x86-64.so.2...(no debugging symbols found)...done.</text:p>
      <text:p text:style-name="Quotations">Loaded symbols for /lib64/ld-linux-x86-64.so.2</text:p>
      <text:p text:style-name="Quotations">0x0000000000000000 in ?? ()</text:p>
      <text:p text:style-name="Quotations">#于是可以读这个程序的内存</text:p>
      <text:p text:style-name="Quotations">(gdb) p c</text:p>
      <text:p text:style-name="Quotations">$3 = -1222013392</text:p>
      <text:p text:style-name="Quotations">(gdb) p c</text:p>
      <text:p text:style-name="Quotations">$4 = -590910451</text:p>
      <text:p text:style-name="P5">在这个例子中，我使用了一个多inferior命令。请到 <text:a xlink:type="simple" xlink:href="http://sourceware.org/gdb/current/onlinedocs/gdb/Inferiors-and-Programs.html">http://sourceware.org/gdb/current/onlinedocs/gdb/Inferiors-and-Programs.html</text:a> 去取得其更多相关信息。</text:p>
      <text:p text:style-name="P5"/>
      <text:h text:style-name="P8" text:outline-level="3"><text:bookmark-start text:name="__RefHeading__11611_71337508"/>trace状态变量<text:bookmark-end text:name="__RefHeading__11611_71337508"/></text:h>
      <text:p text:style-name="P5">你可以使用和访问内存一样的命令访问TSV。 请到 <text:a xlink:type="simple" xlink:href="#如果使用trace状态变量|outline">如果使用trace状态变量</text:a> 取得更多TSV的信息。</text:p>
      <text:p text:style-name="P5"/>
      <text:h text:style-name="P9" text:outline-level="2"><text:bookmark-start text:name="__RefHeading__11613_71337508"/>GDB tracepoint<text:bookmark-end text:name="__RefHeading__11613_71337508"/></text:h>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text:a xlink:type="simple" xlink:href="http://sourceware.org/gdb/current/onlinedocs/gdb/Tracepoints.html">http://sourceware.org/gdb/current/onlinedocs/gdb/Tracepoints.html</text:a>。</text:p>
      <text:p text:style-name="P5"/>
      <text:h text:style-name="P8" text:outline-level="3"><text:bookmark-start text:name="__RefHeading__12707_71337508"/>设置tracepint<text:bookmark-end text:name="__RefHeading__12707_71337508"/></text:h>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Quotations">(gdb) trace foo.c:121 <text:s text:c="3"/>// 一个文件和行号</text:p>
      <text:p text:style-name="Quotations"/>
      <text:p text:style-name="Quotations">(gdb) trace +2 <text:s text:c="10"/>// 2行以后</text:p>
      <text:p text:style-name="Quotations"/>
      <text:p text:style-name="Quotations">(gdb) trace my_function <text:s/>// 函数的第一行</text:p>
      <text:p text:style-name="Quotations"/>
      <text:p text:style-name="Quotations">(gdb) trace *my_function // 函数的第一个地址</text:p>
      <text:p text:style-name="Quotations"/>
      <text:p text:style-name="Quotations">(gdb) trace *0x2117c4 <text:s text:c="3"/>// 一个地址</text:p>
      <text:p text:style-name="P5"/>
      <text:h text:style-name="P34" text:outline-level="4"><text:bookmark-start text:name="__RefHeading__12709_71337508"/>这个函数确实存在但是设置tracepoint到上面会失败如何处理<text:bookmark-end text:name="__RefHeading__12709_71337508"/></text:h>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h text:style-name="P8" text:outline-level="3"><text:bookmark-start text:name="__RefHeading__12711_71337508"/>如何设置条件tracepoint<text:bookmark-end text:name="__RefHeading__12711_71337508"/></text:h>
      <text:p text:style-name="P5"><text:a xlink:type="simple" xlink:href="http://sourceware.org/gdb/current/onlinedocs/gdb/Tracepoint-Conditions.html">http://sourceware.org/gdb/current/onlinedocs/gdb/Tracepoint-Conditions.html</text:a></text:p>
      <text:p text:style-name="P5">和breakpoint一样，我们可以设置tracepoint的触发条件。而且因为条件检查是在KGTP执行的，所以速度比breakpoint的条件检查快很多。</text:p>
      <text:p text:style-name="P5">例如：</text:p>
      <text:p text:style-name="Quotations">(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Quotations">(gdb) trace handle_irq</text:p>
      <text:p text:style-name="Quotations">(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Quotations">(gdb) trace handle_irq</text:p>
      <text:p text:style-name="Quotations">(gdb) condition $bpnum (irq == 47)</text:p>
      <text:p text:style-name="P14"/>
      <text:h text:style-name="P34" text:outline-level="4"><text:bookmark-start text:name="__RefHeading__12713_71337508"/>如何处理错误 "Unsupported operator (null) (52) in expression."<text:bookmark-end text:name="__RefHeading__12713_71337508"/></text:h>
      <text:p text:style-name="P5">如果你使用关于字符串的条件tracepoint，你在调用"tstart"的时候可能得到这个出错信息。</text:p>
      <text:p text:style-name="P5">你可以转化char为int来处理这个问题，例如：</text:p>
      <text:p text:style-name="Quotations">(gdb) p/x 'A'</text:p>
      <text:p text:style-name="Quotations">$4 = 0x41</text:p>
      <text:p text:style-name="Quotations">(gdb) condition 1 (buf[0] == 0x41)</text:p>
      <text:p text:style-name="P14"/>
      <text:h text:style-name="P8" text:outline-level="3"><text:bookmark-start text:name="__RefHeading__12715_71337508"/>actions [num]<text:bookmark-end text:name="__RefHeading__12715_71337508"/></text:h>
      <text:p text:style-name="P5">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h text:style-name="P34" text:outline-level="4"><text:bookmark-start text:name="__RefHeading__12717_71337508"/>collect expr1, expr2, ...<text:bookmark-end text:name="__RefHeading__12717_71337508"/></text:h>
      <text:p text:style-name="P5">当tracepoint触发的时候，收集表达式的值。这个命令可接受用逗号分割的一组列表，这些列表除了可以是全局，局部或者本地变量，还可以是下面的这些参数：</text:p>
      <text:p text:style-name="Quotations">$regs <text:s text:c="2"/>收集全部寄存器。</text:p>
      <text:p text:style-name="Quotations">$args <text:s text:c="2"/>收集函数参数。</text:p>
      <text:p text:style-name="Quotations">$locals 收集全部局部变量。</text:p>
      <text:p text:style-name="P5">请 <text:span text:style-name="T1">注意</text:span> collect 一个指针(collect ptr)将只能collect这个指针的地址. 在指针前面增加一个 * 将会让action collect指针指向的数据(collect *ptr)。</text:p>
      <text:p text:style-name="P5"/>
      <text:h text:style-name="P34" text:outline-level="4"><text:bookmark-start text:name="__RefHeading__12719_71337508"/>teval expr1, expr2, ...<text:bookmark-end text:name="__RefHeading__12719_71337508"/></text:h>
      <text:p text:style-name="P5">当tracepoint触发的时候，执行指定的表达式。这个命令可接受用逗号分割的一组列表。表达式的结果将被删除，所以最主要的作用是把值设置到trace状态变量中 (see <text:a xlink:type="simple" xlink:href="#普通trace状态变量|outline">普通trace状态变量</text:a>)，而不用想collect一样把这些值存到trace帧中。</text:p>
      <text:p text:style-name="P5"/>
      <text:h text:style-name="P34" text:outline-level="4"><text:bookmark-start text:name="__RefHeading__12721_71337508"/>while-stepping n<text:bookmark-end text:name="__RefHeading__12721_71337508"/></text:h>
      <text:p text:style-name="P5">请到 <text:a xlink:type="simple" xlink:href="#使用while-stepping让Linux内核做单步|outline">使用while-stepping让Linux内核做单步</text:a> 去看如何使用它。</text:p>
      <text:p text:style-name="P5"/>
      <text:h text:style-name="P8" text:outline-level="3"><text:bookmark-start text:name="__RefHeading__12723_71337508"/>启动和停止 tracepoint<text:bookmark-end text:name="__RefHeading__12723_71337508"/></text:h>
      <text:p text:style-name="P5">tracepoint只有在用下面的GDB命令启动后才可以执行action：</text:p>
      <text:p text:style-name="Quotations">(gdb) tstart</text:p>
      <text:p text:style-name="P5"/>
      <text:p text:style-name="P5">它可以用下面的命令停止：</text:p>
      <text:p text:style-name="Quotations">(gdb) tstop</text:p>
      <text:p text:style-name="P5"/>
      <text:h text:style-name="P8" text:outline-level="3"><text:bookmark-start text:name="__RefHeading__12725_71337508"/>Enable 和 disable tracepoint<text:bookmark-end text:name="__RefHeading__12725_71337508"/></text:h>
      <text:p text:style-name="P5">和breakpoint一样，tracepoint可以使用GDB命令 "enable" 和 "disable"。但是请 <text:span text:style-name="T1">注意</text:span> 它们只在tracepoint停止的时候有效。</text:p>
      <text:p text:style-name="P5"/>
      <text:h text:style-name="P8" text:outline-level="3"><text:bookmark-start text:name="__RefHeading__12727_71337508"/>用tfind选择trace帧缓存里面的条目<text:bookmark-end text:name="__RefHeading__12727_71337508"/></text:h>
      <text:p text:style-name="P5">tracepoint停止的时候，GDB命令"tfind"可以用来选择trace帧缓存里面的条目。</text:p>
      <text:p text:style-name="P5">当GDB在"tfind"模式的时候，其只能显示tracepoint action collect的存在于这个条目中的数据。所以GDB将输出一些错误信息如果想打印没有collect的数据例如函数的参数。这不是bug，不用担心。</text:p>
      <text:p text:style-name="P5">如果想选择下一个条目，可以再次使用命令"tfind"。还可以用"tfind 条目ID"去选择某个条目。</text:p>
      <text:p text:style-name="P5">要回到普通模式(<text:a xlink:type="simple" xlink:href="#在普通模式直接访问当前值|outline">在普通模式直接访问当前值</text:a>)，请使用GDB命令"tfind -1"。 请到 <text:a xlink:type="simple" xlink:href="http://sourceware.org/gdb/current/onlinedocs/gdb/tfind.html">http://sourceware.org/gdb/current/onlinedocs/gdb/tfind.html</text:a> 取得它的详细信息。</text:p>
      <text:p text:style-name="P5"/>
      <text:h text:style-name="P34" text:outline-level="4"><text:bookmark-start text:name="__RefHeading__12729_71337508"/>如何处理错误 "No such file or directory." 或者 "没有那个文件或目录."<text:bookmark-end text:name="__RefHeading__12729_71337508"/></text:h>
      <text:p text:style-name="P5">当GDB不能找到Linux内核源码的时候，其就会显示这个错误信息。 例如：</text:p>
      <text:p text:style-name="Quotations">(gdb) tfind </text:p>
      <text:p text:style-name="Quotations">Found trace frame 0, tracepoint 1</text:p>
      <text:p text:style-name="Quotations">#0 <text:s/>vfs_read (file=0xffff8801b6c3a500, buf=0x3f588b8 &lt;Address 0x3f588b8 out of bounds&gt;, count=8192, </text:p>
      <text:p text:style-name="Quotations"><text:s text:c="4"/>pos=0xffff8801eee49f48) at /build/buildd/linux-3.2.0/fs/read_write.c:365</text:p>
      <text:p text:style-name="Quotations">365 <text:s text:c="4"/>/build/buildd/linux-3.2.0/fs/read_write.c: 没有那个文件或目录.</text:p>
      <text:p text:style-name="P14"/>
      <text:p text:style-name="P5">你可以用GDB命令 "set substitute-path" 处理它。前面这个例子Linux内核源码在"/build/buildd/test/linux-3.2.0/"但是vmlinux让GDB在"/build/buildd/linux-3.2.0/"找内核远啊，你可以处理他们：</text:p>
      <text:p text:style-name="Quotations">(gdb) set substitute-path /build/buildd/linux-3.2.0/ /build/buildd/test/linux-3.2.0/</text:p>
      <text:p text:style-name="Quotations">(gdb) tfind </text:p>
      <text:p text:style-name="Quotations">Found trace frame 1, tracepoint 1</text:p>
      <text:p text:style-name="Quotations">#0 <text:s/>vfs_read (file=0xffff8801c36e6400, buf=0x7fff51a8f110 &lt;Address 0x7fff51a8f110 out of bounds&gt;, count=16, </text:p>
      <text:p text:style-name="Quotations"><text:s text:c="4"/>pos=0xffff8801761dff48) at /build/buildd/linux-3.2.0/fs/read_write.c:365</text:p>
      <text:p text:style-name="Quotations">365 <text:s text:c="4"/>{</text:p>
      <text:p text:style-name="P5">GDB还提供其他的命令处理源码问题，请到<text:a xlink:type="simple" xlink:href="http://sourceware.org/gdb/current/onlinedocs/gdb/Source-Path.html">http://sourceware.org/gdb/current/onlinedocs/gdb/Source-Path.html</text:a>取得他们的介绍。</text:p>
      <text:p text:style-name="P5"/>
      <text:h text:style-name="P8" text:outline-level="3"><text:bookmark-start text:name="__RefHeading__12731_71337508"/>保存trace帧信息到一个文件中<text:bookmark-end text:name="__RefHeading__12731_71337508"/></text:h>
      <text:p text:style-name="P5">/sys/kernel/debug/gtpframe是一个当KGTP停止时的tfine格式（GDB可以读取它）的接口。</text:p>
      <text:p text:style-name="P5">请 <text:span text:style-name="T1">注意</text:span> 有些"cp"不能很好的处理这个问题，可以用"cat /sys/kernel/debug/gtpframe &gt; ./gtpframe"拷贝它。</text:p>
      <text:p text:style-name="P5">你可以在需要的时候打开文件gtpframe:</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h text:style-name="Heading_20_3" text:outline-level="3"/>
      <text:h text:style-name="P8" text:outline-level="3"><text:bookmark-start text:name="__RefHeading__12733_71337508"/>显示和存储tracepoint<text:bookmark-end text:name="__RefHeading__12733_71337508"/></text:h>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h text:style-name="P8" text:outline-level="3"><text:bookmark-start text:name="__RefHeading__12735_71337508"/>删除tracepoint<text:bookmark-end text:name="__RefHeading__12735_71337508"/></text:h>
      <text:p text:style-name="P5">GDB命令"delete id"将删除tracepoint id。如果"delete"没有参数，则删除所有tracepoint。</text:p>
      <text:p text:style-name="P5"/>
      <text:h text:style-name="P8" text:outline-level="3"><text:bookmark-start text:name="__RefHeading__12737_71337508"/>用tracepoint从内核中某点取得寄存器信息<text:bookmark-end text:name="__RefHeading__12737_71337508"/></text:h>
      <text:p text:style-name="P5">下面是记录内核调用函数"vfs_readdir"时的寄存器信息的例子：</text:p>
      <text:p text:style-name="Quotations">(gdb) target remote /sys/kernel/debug/gtp</text:p>
      <text:p text:style-name="Quotations">(gdb) trace vfs_readdir</text:p>
      <text:p text:style-name="Quotations">Tracepoint 1 at 0xc01a1ac0: file</text:p>
      <text:p text:style-name="Quotations">/home/teawater/kernel/linux-2.6/fs/readdir.c, line 23.</text:p>
      <text:p text:style-name="Quotations">(gdb) actions</text:p>
      <text:p text:style-name="Quotations">Enter actions for tracepoint 1, one per line.</text:p>
      <text:p text:style-name="Quotations">End with a line saying just "end".</text:p>
      <text:p text:style-name="Quotations">&gt;collect $reg</text:p>
      <text:p text:style-name="Quotations">&gt;end</text:p>
      <text:p text:style-name="Quotations">(gdb) tstart</text:p>
      <text:p text:style-name="Quotations">(gdb) shell ls</text:p>
      <text:p text:style-name="Quotations">(gdb) tstop</text:p>
      <text:p text:style-name="Quotations">(gdb) tfind</text:p>
      <text:p text:style-name="Quotations">Found trace frame 0, tracepoint 1</text:p>
      <text:p text:style-name="Quotations">#0 <text:s/>0xc01a1ac1 in vfs_readdir (file=0xc5528d00, filler=0xc01a1900 &lt;filldir64&gt;,</text:p>
      <text:p text:style-name="Quotations"><text:s text:c="3"/>buf=0xc0d09f90) at /home/teawater/kernel/linux-2.6/fs/readdir.c:23</text:p>
      <text:p text:style-name="Quotations">23 <text:s text:c="5"/>/home/teawater/kernel/linux-2.6/fs/readdir.c: No such file or directory.</text:p>
      <text:p text:style-name="Quotations"><text:s text:c="7"/>in /home/teawater/kernel/linux-2.6/fs/readdir.c</text:p>
      <text:p text:style-name="Quotations">(gdb) info reg</text:p>
      <text:p text:style-name="Quotations">eax <text:s text:c="11"/>0xc5528d00 <text:s text:c="6"/>-984445696</text:p>
      <text:p text:style-name="Quotations">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Quotations">(gdb) tfind</text:p>
      <text:p text:style-name="Quotations">Found trace frame 1, tracepoint 1</text:p>
      <text:p text:style-name="Quotations">0xc01a1ac1 <text:s text:c="5"/>23 <text:s text:c="5"/>in /home/teawater/kernel/linux-2.6/fs/readdir.c</text:p>
      <text:p text:style-name="Quotations">(gdb) info reg</text:p>
      <text:p text:style-name="Quotations">eax <text:s text:c="11"/>0xc5528d00 <text:s text:c="6"/>-984445696</text:p>
      <text:p text:style-name="Quotations"><text:soft-page-break/>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P14"/>
      <text:h text:style-name="P8" text:outline-level="3"><text:bookmark-start text:name="__RefHeading__12739_71337508"/>用tracepoint从内核中某点取得变量的值<text:bookmark-end text:name="__RefHeading__12739_71337508"/></text:h>
      <text:p text:style-name="P5">下面是记录内核调用函数"vfs_readdir"时"jiffies_64"的值的例子：</text:p>
      <text:p text:style-name="Quotations">(gdb) target remote /sys/kernel/debug/gtp</text:p>
      <text:p text:style-name="Quotations">(gdb) trace vfs_readdir </text:p>
      <text:p text:style-name="Quotations">Tracepoint 1 at 0xc01ed740: file /home/teawater/kernel/linux-2.6/fs/readdir.c, line 24.</text:p>
      <text:p text:style-name="Quotations">(gdb) actions </text:p>
      <text:p text:style-name="Quotations">Enter actions for tracepoint 1, one per line.</text:p>
      <text:p text:style-name="Quotations">End with a line saying just "end".</text:p>
      <text:p text:style-name="Quotations">&gt;collect jiffies_64</text:p>
      <text:p text:style-name="Quotations">&gt;collect file-&gt;f_path.dentry-&gt;d_iname</text:p>
      <text:p text:style-name="Quotations">&gt;end</text:p>
      <text:p text:style-name="Quotations">(gdb) tstart </text:p>
      <text:p text:style-name="Quotations">(gdb) shell ls</text:p>
      <text:p text:style-name="Quotations">arch <text:s text:c="3"/>drivers <text:s text:c="2"/>include <text:s/>kernel <text:s text:c="3"/>mm <text:s text:c="14"/>Module.symvers <text:s/>security <text:s/>System.map <text:s/>virt</text:p>
      <text:p text:style-name="Quotations">block <text:s text:c="2"/>firmware <text:s/>init <text:s text:c="4"/>lib <text:s text:c="6"/>modules.builtin <text:s/>net <text:s text:c="12"/>sound <text:s text:c="4"/>t <text:s text:c="10"/>vmlinux</text:p>
      <text:p text:style-name="Quotations">crypto <text:s/>fs <text:s text:c="7"/>ipc <text:s text:c="5"/>Makefile <text:s/>modules.order <text:s text:c="3"/>scripts <text:s text:c="8"/>source <text:s text:c="3"/>usr <text:s text:c="8"/>vmlinux.o</text:p>
      <text:p text:style-name="Quotations">(gdb) tstop </text:p>
      <text:p text:style-name="Quotations">(gdb) tfind </text:p>
      <text:p text:style-name="Quotations">Found trace frame 0, tracepoint 1</text:p>
      <text:p text:style-name="Quotations">#0 <text:s/>0xc01ed741 in vfs_readdir (file=0xf4063000, filler=0xc01ed580 &lt;filldir64&gt;, buf=0xd6dfdf90)</text:p>
      <text:p text:style-name="Quotations"><text:s text:c="4"/>at /home/teawater/kernel/linux-2.6/fs/readdir.c:24</text:p>
      <text:p text:style-name="Quotations">24 <text:s text:c="5"/>{</text:p>
      <text:p text:style-name="Quotations">(gdb) p jiffies_64</text:p>
      <text:p text:style-name="Quotations">$1 = 4297248706</text:p>
      <text:p text:style-name="Quotations">(gdb) p file-&gt;f_path.dentry-&gt;d_iname</text:p>
      <text:p text:style-name="Quotations">$1 = "b26", '\000' &lt;repeats 28 times&gt;</text:p>
      <text:p text:style-name="P14"/>
      <text:h text:style-name="P8" text:outline-level="3"><text:bookmark-start text:name="__RefHeading__12741_71337508"/>显示当前这一条trace缓存里存储的所有信息<text:bookmark-end text:name="__RefHeading__12741_71337508"/></text:h>
      <text:p text:style-name="P5">在用"tfind"选择好一个条目后，你可以用"tdump"。</text:p>
      <text:p text:style-name="Quotations">(gdb) tdump </text:p>
      <text:p text:style-name="Quotations">Data collected at tracepoint 1, trace frame 0:</text:p>
      <text:p text:style-name="Quotations">$cr = void</text:p>
      <text:p text:style-name="Quotations">file-&gt;f_path.dentry-&gt;d_iname = "gtp\000.google.chrome.g05ZYO\000\235\337\000\000\000\000\200\067k\364\200\067", &lt;incomplete sequence \364&gt;</text:p>
      <text:p text:style-name="Quotations">jiffies_64 = 4319751455</text:p>
      <text:p text:style-name="P14"/>
      <text:h text:style-name="P8" text:outline-level="3"><text:bookmark-start text:name="__RefHeading__12743_71337508"/>取得 tracepoint 的状态<text:bookmark-end text:name="__RefHeading__12743_71337508"/></text:h>
      <text:p text:style-name="P5">请用GDB命令"tstatus"。</text:p>
      <text:p text:style-name="P5"/>
      <text:h text:style-name="P8" text:outline-level="3"><text:bookmark-start text:name="__RefHeading__12745_71337508"/>设置trace缓存为循环缓存<text:bookmark-end text:name="__RefHeading__12745_71337508"/></text:h>
      <text:p text:style-name="P5"><text:a xlink:type="simple" xlink:href="http://sourceware.org/gdb/current/onlinedocs/gdb/Starting-and-Stopping-Trace-Experiments.html">http://sourceware.org/gdb/current/onlinedocs/gdb/Starting-and-Stopping-Trace-Experiments.html</text:a></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Quotations">(gdb) set circular-trace-buffer on</text:p>
      <text:p text:style-name="P5"/>
      <text:h text:style-name="P8" text:outline-level="3"><text:bookmark-start text:name="__RefHeading__12747_71337508"/>GDB断开的时候不要停止tracepoint<text:bookmark-end text:name="__RefHeading__12747_71337508"/></text:h>
      <text:p text:style-name="P5"><text:a xlink:type="simple" xlink:href="http://sourceware.org/gdb/current/onlinedocs/gdb/Starting-and-Stopping-Trace-Experiments.html">http://sourceware.org/gdb/current/onlinedocs/gdb/Starting-and-Stopping-Trace-Experiments.html</text:a></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Quotations">(gdb) set disconnected-tracing on</text:p>
      <text:p text:style-name="P5"/>
      <text:h text:style-name="P8" text:outline-level="3"><text:bookmark-start text:name="__RefHeading__12749_71337508"/>kprobes-optimization和tracepoint的执行速度<text:bookmark-end text:name="__RefHeading__12749_71337508"/></text:h>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Quotations">sysctl -A | grep kprobe</text:p>
      <text:p text:style-name="Quotations">debug.kprobes-optimization = 1</text:p>
      <text:p text:style-name="P5">这个的意思就是你的系统支持kprobes-optimization。</text:p>
      <text:p text:style-name="P5">请 <text:span text:style-name="T1">注意</text:span> 一些KGTP的功能会导致tracepoint只能使用普通kprobe即使系统支持kprobes-optimization。文档将在介绍这些功能的时候增加提醒，如果你很介意tracepoint的速度就请避免使用这些功能。</text:p>
      <text:p text:style-name="P5"/>
      <text:h text:style-name="P9" text:outline-level="2"><text:bookmark-start text:name="__RefHeading__12751_71337508"/>如何使用trace状态变量<text:bookmark-end text:name="__RefHeading__12751_71337508"/></text:h>
      <text:p text:style-name="P5"><text:a xlink:type="simple" xlink:href="http://sourceware.org/gdb/current/onlinedocs/gdb/Trace-State-Variables.html">http://sourceware.org/gdb/current/onlinedocs/gdb/Trace-State-Variables.html</text:a></text:p>
      <text:p text:style-name="P5">trace状态变量简称TSV。</text:p>
      <text:p text:style-name="P5">TSV可以在tracepoint action和condition中被访问，并且可以直接被GDB命令访问。</text:p>
      <text:p text:style-name="P5">请 <text:span text:style-name="T1">注意</text:span> GDB 7.2.1和更晚的版本直接访问trace状态变量，比他们老的GDB只能通过命令"info tvariables"取得trace状态变量的值。</text:p>
      <text:p text:style-name="P5"/>
      <text:h text:style-name="P8" text:outline-level="3"><text:bookmark-start text:name="__RefHeading__12753_71337508"/>普通trace状态变量<text:bookmark-end text:name="__RefHeading__12753_71337508"/></text:h>
      <text:p text:style-name="P5">定义trace状态变量$c.</text:p>
      <text:p text:style-name="Quotations">(gdb) tvariable $c</text:p>
      <text:p text:style-name="P5"/>
      <text:p text:style-name="P5">trace状态变量 $c 被创建并初始化0。 下面的action将使用$c记录内核里发生了多少次IRQ。</text:p>
      <text:p text:style-name="Quotations">(gdb) target remote /sys/kernel/debug/gtp</text:p>
      <text:p text:style-name="Quotations">(gdb) trace handle_irq</text:p>
      <text:p text:style-name="Quotations">(gdb) actions </text:p>
      <text:p text:style-name="Quotations">Enter actions for tracepoint 3, one per line.</text:p>
      <text:p text:style-name="Quotations">End with a line saying just "end".</text:p>
      <text:p text:style-name="Quotations">&gt;collect $c <text:s text:c="4"/>#Save current value of $c to the trace frame buffer.</text:p>
      <text:p text:style-name="Quotations">&gt;teval $c=$c+1 <text:s/>#Increase the $c.</text:p>
      <text:p text:style-name="Quotations">&gt;end</text:p>
      <text:p text:style-name="P14"/>
      <text:p text:style-name="P5">你还可以将某个变量的值传到状态变量里，但是别忘记转化这个值为"uint64_t"。</text:p>
      <text:p text:style-name="Quotations">&gt;teval $c=(uint64_t)a</text:p>
      <text:p text:style-name="P5"/>
      <text:p text:style-name="P5">你可以取得$c的值当trace在运行或者停止的时候。</text:p>
      <text:p text:style-name="Quotations">(gdb) tstart</text:p>
      <text:p text:style-name="Quotations">(gdb) info tvariables</text:p>
      <text:p text:style-name="Quotations">$c <text:s text:c="13"/>0 <text:s text:c="10"/>31554</text:p>
      <text:p text:style-name="Quotations">(gdb) p $c</text:p>
      <text:p text:style-name="Quotations">$5 = 33652</text:p>
      <text:p text:style-name="Quotations">(gdb) tstop</text:p>
      <text:p text:style-name="Quotations">(gdb) p $c</text:p>
      <text:p text:style-name="Quotations">$9 = 105559</text:p>
      <text:p text:style-name="P5"/>
      <text:p text:style-name="P5">当使用tfind的时候，你可以分析trace frame buffer。如果trace状态变量被收集了，你可以把它取出来。</text:p>
      <text:p text:style-name="Quotations">(gdb) tstop </text:p>
      <text:p text:style-name="Quotations">(gdb) tfind </text:p>
      <text:p text:style-name="Quotations">(gdb) info tvariables</text:p>
      <text:p text:style-name="Quotations">$c <text:s text:c="13"/>0 <text:s text:c="10"/>0</text:p>
      <text:p text:style-name="Quotations">(gdb) p $c</text:p>
      <text:p text:style-name="Quotations">$6 = 0</text:p>
      <text:p text:style-name="Quotations">(gdb) tfind 100</text:p>
      <text:p text:style-name="Quotations">(gdb) p $c</text:p>
      <text:p text:style-name="Quotations">$7 = 100</text:p>
      <text:p text:style-name="P14"/>
      <text:p text:style-name="P5">如果需要的时候，访问trace状态变量的tracepoint action将自动加锁，所以其可以很好的处理trace状态变量的竞态条件问题。</text:p>
      <text:p text:style-name="P5"><text:soft-page-break/>下面这个例子即使在一个多CPU的环境也可以正常使用。</text:p>
      <text:p text:style-name="Quotations">&gt;teval $c=$c+1</text:p>
      <text:p text:style-name="P14"/>
      <text:h text:style-name="P8" text:outline-level="3"><text:bookmark-start text:name="__RefHeading__12755_71337508"/>Per_cpu trace状态变量<text:bookmark-end text:name="__RefHeading__12755_71337508"/></text:h>
      <text:p text:style-name="P5">Per_cpu trace状态变量是一种特殊的普通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h text:style-name="P34" text:outline-level="4"><text:bookmark-start text:name="__RefHeading__13574_71337508"/>如何定义<text:bookmark-end text:name="__RefHeading__13574_71337508"/></text:h>
      <text:p text:style-name="P5">Per_cpu trace状态变量有两种类型：</text:p>
      <text:h text:style-name="Heading_20_5" text:outline-level="5"><text:bookmark-start text:name="__RefHeading__13576_71337508"/>本地CPU变量<text:bookmark-end text:name="__RefHeading__13576_71337508"/></text:h>
      <text:p text:style-name="Quotations">"per_cpu_"+string</text:p>
      <text:p text:style-name="P5">或者</text:p>
      <text:p text:style-name="Quotations">"p_"+string</text:p>
      <text:p text:style-name="P5">例如：</text:p>
      <text:p text:style-name="Quotations">(gdb) tvariable $p_count</text:p>
      <text:p text:style-name="P5">在tracepoint action中访问这个trace状态变量的时候，其将返回这个变量在这个action运行的CPU上的值。</text:p>
      <text:h text:style-name="Heading_20_5" text:outline-level="5"><text:bookmark-start text:name="__RefHeading__13578_71337508"/>CPU id变量<text:bookmark-end text:name="__RefHeading__13578_71337508"/></text:h>
      <text:p text:style-name="Quotations">"per_cpu_"+string+CPU_id</text:p>
      <text:p text:style-name="P5">或者</text:p>
      <text:p text:style-name="Quotations">"p_"+string+CPU_id</text:p>
      <text:p text:style-name="P5">例如：</text:p>
      <text:p text:style-name="Quotations">(gdb) tvariable $p_count0</text:p>
      <text:p text:style-name="Quotations">(gdb) tvariable $p_count1</text:p>
      <text:p text:style-name="Quotations">(gdb) tvariable $p_count2</text:p>
      <text:p text:style-name="Quotations">(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Quotations">(gdb) set $tmp=0</text:p>
      <text:p text:style-name="Quotations">(gdb) while $tmp&lt;$cpu_number</text:p>
      <text:p text:style-name="Quotations"><text:s/>&gt;eval "tvariable $p_count%d",$tmp</text:p>
      <text:p text:style-name="Quotations"><text:s/>&gt;set $tmp=$tmp+1</text:p>
      <text:p text:style-name="Quotations"><text:s/>&gt;end</text:p>
      <text:p text:style-name="P14"/>
      <text:h text:style-name="P34" text:outline-level="4"><text:bookmark-start text:name="__RefHeading__13580_71337508"/>例子1<text:bookmark-end text:name="__RefHeading__13580_71337508"/></text:h>
      <text:p text:style-name="P5">这个例子定义了一个记录每个CPU调用多少次vfs_read的tracepoint。</text:p>
      <text:p text:style-name="Quotations">tvariable $p_count</text:p>
      <text:p text:style-name="Quotations">set $tmp=0</text:p>
      <text:p text:style-name="Quotations">while $tmp&lt;$cpu_number</text:p>
      <text:p text:style-name="Quotations"><text:s text:c="2"/>eval "tvariable $p_count%d",$tmp</text:p>
      <text:p text:style-name="Quotations"><text:s text:c="2"/>set $tmp=$tmp+1</text:p>
      <text:p text:style-name="Quotations"><text:s text:c="2"/>end</text:p>
      <text:p text:style-name="Quotations">trace vfs_read</text:p>
      <text:p text:style-name="Quotations">actions</text:p>
      <text:p text:style-name="Quotations"><text:s text:c="2"/>teval $p_count=$p_count+1</text:p>
      <text:p text:style-name="Quotations"><text:s text:c="2"/>end</text:p>
      <text:p text:style-name="P14"/>
      <text:p text:style-name="P5">于是你可以在"tstart"后显示每个CPU调用了多少次vfs_read：</text:p>
      <text:p text:style-name="Quotations">(gdb) p $p_count0</text:p>
      <text:p text:style-name="Quotations">$3 = 44802</text:p>
      <text:p text:style-name="Quotations">(gdb) p $p_count1</text:p>
      <text:p text:style-name="Quotations">$4 = 55272</text:p>
      <text:p text:style-name="Quotations">(gdb) p $p_count2</text:p>
      <text:p text:style-name="Quotations">$5 = 102085</text:p>
      <text:p text:style-name="Quotations">(gdb) p $p_count3</text:p>
      <text:p text:style-name="P14"/>
      <text:h text:style-name="P34" text:outline-level="4"><text:bookmark-start text:name="__RefHeading__13582_71337508"/>例子2<text:bookmark-end text:name="__RefHeading__13582_71337508"/></text:h>
      <text:p text:style-name="P5">这个例子记录了每个CPU上关闭IRQ时间最长的函数的stack dump。</text:p>
      <text:p text:style-name="Quotations">set pagination off</text:p>
      <text:p text:style-name="Quotations"/>
      <text:p text:style-name="Quotations">tvariable $bt=1024</text:p>
      <text:p text:style-name="Quotations">tvariable $p_count</text:p>
      <text:p text:style-name="Quotations">tvariable $p_cc</text:p>
      <text:p text:style-name="Quotations">set $tmp=0</text:p>
      <text:p text:style-name="Quotations">while $tmp&lt;$cpu_number</text:p>
      <text:p text:style-name="Quotations">eval "tvariable $p_cc%d",$tmp</text:p>
      <text:p text:style-name="Quotations">set $tmp=$tmp+1</text:p>
      <text:p text:style-name="Quotations">end</text:p>
      <text:p text:style-name="Quotations"/>
      <text:p text:style-name="Quotations">tvariable $ignore_error=1</text:p>
      <text:p text:style-name="Quotations"/>
      <text:p text:style-name="Quotations">trace arch_local_irq_disable</text:p>
      <text:p text:style-name="Quotations"><text:s text:c="2"/>commands</text:p>
      <text:p text:style-name="Quotations"><text:s text:c="4"/>teval $p_count=$clock</text:p>
      <text:p text:style-name="Quotations"><text:s text:c="2"/>end</text:p>
      <text:p text:style-name="Quotations">trace arch_local_irq_enable if ($p_count &amp;&amp; $p_cc &lt; $clock - $p_count)</text:p>
      <text:p text:style-name="Quotations"><text:s text:c="2"/>commands</text:p>
      <text:p text:style-name="Quotations"><text:s text:c="4"/>teval $p_cc = $clock - $p_count</text:p>
      <text:p text:style-name="Quotations"><text:s text:c="4"/>collect $bt</text:p>
      <text:p text:style-name="Quotations"><text:s text:c="4"/>collect $p_cc</text:p>
      <text:p text:style-name="Quotations"><text:s text:c="4"/>teval $p_count=0</text:p>
      <text:p text:style-name="Quotations"><text:s text:c="2"/>end</text:p>
      <text:p text:style-name="Quotations"/>
      <text:p text:style-name="Quotations">enable</text:p>
      <text:p text:style-name="Quotations">set pagination on</text:p>
      <text:p text:style-name="P14"/>
      <text:h text:style-name="P8" text:outline-level="3"><text:bookmark-start text:name="__RefHeading__13584_71337508"/>特殊trace状态变量 $current_task，$current_task_pid，$current_thread_info，$cpu_id，$dump_stack，$printk_level，$printk_format，$printk_tmp，$clock，$hardirq_count，$softirq_count 和 $irq_count<text:bookmark-end text:name="__RefHeading__13584_71337508"/></text:h>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
      <text:p text:style-name="P5">KGTP还有一些特殊trace状态变量$dump_stack，$printk_level，$printk_format 和 $printk_tmp。他们可以用来直接显示值，请看<text:a xlink:type="simple" xlink:href="#如何让tracepoint直接输出信息|outline">如何让tracepoint直接输出信息</text:a>。</text:p>
      <text:p text:style-name="P5"/>
      <text:p text:style-name="P5">下面是一个用$c记录进程16663调用多少次vfs_read并收集thread_info结构的例子：</text:p>
      <text:p text:style-name="Quotations">(gdb) target remote /sys/kernel/debug/gtp</text:p>
      <text:p text:style-name="Quotations">(gdb) trace vfs_read if (((struct task_struct *)$current_task)-&gt;pid == 16663)</text:p>
      <text:p text:style-name="Quotations">(gdb) tvariable $c</text:p>
      <text:p text:style-name="Quotations">(gdb) actions</text:p>
      <text:p text:style-name="Quotations">Enter actions for tracepoint 4, one per line.</text:p>
      <text:p text:style-name="Quotations">End with a line saying just "end".</text:p>
      <text:p text:style-name="Quotations">&gt;teval $c=$c+1</text:p>
      <text:p text:style-name="Quotations">&gt;collect (*(struct thread_info *)$current_thread_info)</text:p>
      <text:p text:style-name="Quotations">&gt;end</text:p>
      <text:p text:style-name="Quotations">(gdb) tstart </text:p>
      <text:p text:style-name="Quotations"><text:soft-page-break/>(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text:p>
      <text:p text:style-name="Quotations">(gdb) tfind</text:p>
      <text:p text:style-name="Quotations">(gdb) p *(struct thread_info *)$current_thread_info</text:p>
      <text:p text:style-name="Quotations">$10 = {task = 0xf0ac6580, exec_domain = 0xc07b1400, flags = 0, status = 0, cpu = 1, preempt_count = 2, addr_limit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14"/>
      <text:p text:style-name="P5">这是一个记录每个CPU调用了多少次sys_read()的例子。</text:p>
      <text:p text:style-name="Quotations">(gdb) tvariable $c0</text:p>
      <text:p text:style-name="Quotations">(gdb) tvariable $c1</text:p>
      <text:p text:style-name="Quotations">(gdb) trace sys_read </text:p>
      <text:p text:style-name="Quotations">(gdb) condition $bpnum ($cpu_id == 0)</text:p>
      <text:p text:style-name="Quotations">(gdb) actions</text:p>
      <text:p text:style-name="Quotations">&gt;teval $c0=$c0+1</text:p>
      <text:p text:style-name="Quotations">&gt;end</text:p>
      <text:p text:style-name="Quotations">(gdb) trace sys_read </text:p>
      <text:p text:style-name="Quotations">(gdb) condition $bpnum ($cpu_id == 1)</text:p>
      <text:p text:style-name="Quotations">(gdb) actions</text:p>
      <text:p text:style-name="Quotations">&gt;teval $c1=$c1+1</text:p>
      <text:p text:style-name="Quotations">&gt;end</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c1 <text:s text:c="12"/>0 <text:s text:c="10"/>1904 <text:s text:c="4"/></text:p>
      <text:p text:style-name="P5">sys_read() 在CPU0上被执行了3255次，CPU1上执行了1904次。请 注意 这个例子只是为了显示如何使用$cpu_id，实际上用per_cpu trace状态变量写更好。</text:p>
      <text:p text:style-name="P5"/>
      <text:h text:style-name="P8" text:outline-level="3"><text:bookmark-start text:name="__RefHeading__13586_71337508"/>特殊trace状态变量 $self_trace<text:bookmark-end text:name="__RefHeading__13586_71337508"/></text:h>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Quotations">&gt;teval $self_trace=0</text:p>
      <text:p text:style-name="P5"/>
      <text:h text:style-name="P8" text:outline-level="3"><text:bookmark-start text:name="__RefHeading__13588_71337508"/>用$kret trace函数的结尾<text:bookmark-end text:name="__RefHeading__13588_71337508"/></text:h>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text:span text:style-name="T1">注意</text:span> 这个tracepoint 必须用<text:span text:style-name="T1"> "function_name" 的格式设置在函数的第一个地址上</text:span>。</text:p>
      <text:p text:style-name="P5"/>
      <text:p text:style-name="P5">下面的部分是一个例子：</text:p>
      <text:p text:style-name="Quotations">#"*(function_name)" format can make certain that GDB send the first address of function to KGTP.</text:p>
      <text:p text:style-name="Quotations">(gdb) trace *vfs_read</text:p>
      <text:p text:style-name="Quotations">(gdb) actions</text:p>
      <text:p text:style-name="Quotations">&gt;teval $kret=0</text:p>
      <text:p text:style-name="Quotations">#Following part you can set commands that you want.</text:p>
      <text:p text:style-name="P5"/>
      <text:h text:style-name="P8" text:outline-level="3"><text:bookmark-start text:name="__RefHeading__13590_71337508"/>用 $ignore_error 和 $last_errno 忽略tstart的错误<text:bookmark-end text:name="__RefHeading__13590_71337508"/></text:h>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最后一个错误信息将存在"$last_errno"中。</text:p>
      <text:p text:style-name="P5"/>
      <text:p text:style-name="Quotations">(gdb) tvariable $ignore_error=1</text:p>
      <text:p text:style-name="P5">这个命令将打开忽略。</text:p>
      <text:p text:style-name="P5"/>
      <text:p text:style-name="Quotations">(gdb) tvariable $ignore_error=0</text:p>
      <text:p text:style-name="P5">这个命令将关闭忽略。</text:p>
      <text:p text:style-name="P5"/>
      <text:h text:style-name="P8" text:outline-level="3"><text:bookmark-start text:name="__RefHeading__13592_71337508"/>使用 $cooked_clock 和 $cooked_rdtsc 取得不包含KGTP运行时间的时间信息<text:bookmark-end text:name="__RefHeading__13592_71337508"/></text:h>
      <text:p text:style-name="P5">访问这两个trace状态变量可以取得不包含KGTP运行时间的时间信息，于是我们可以取得一段代码更真实的执行时间即使这个tracepoint的action比较复杂。</text:p>
      <text:p text:style-name="P5"/>
      <text:h text:style-name="P8" text:outline-level="3"><text:bookmark-start text:name="__RefHeading__13594_71337508"/>使用 $xtime_sec 和 $xtime_nsec 取得 timespec<text:bookmark-end text:name="__RefHeading__13594_71337508"/></text:h>
      <text:p text:style-name="P5">访问trace状态变量将返回用getnstimeofday取得的timespec时间信息。</text:p>
      <text:p text:style-name="P5">$xtime_sec 将返回timespec秒的部分。</text:p>
      <text:p text:style-name="P5">$xtime_nsec 将返回timespec纳秒的部分。</text:p>
      <text:p text:style-name="P5"/>
      <text:h text:style-name="P9" text:outline-level="2"><text:bookmark-start text:name="__RefHeading__13596_71337508"/>如何 backtrace (stack dump)<text:bookmark-end text:name="__RefHeading__13596_71337508"/></text:h>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h text:style-name="P8" text:outline-level="3"><text:bookmark-start text:name="__RefHeading__13598_71337508"/>通过$bt收集栈并用GDB命令backtrace进行分析<text:bookmark-end text:name="__RefHeading__13598_71337508"/></text:h>
      <text:p text:style-name="P5">因为这个方法更快（因为在trace的时候只收集）而且可以分析出大部分的调用栈中的信息（前面介绍的栈信息都可以分析出来），所以时间你使用这个方法做栈分析。</text:p>
      <text:p text:style-name="P5">首先我们需要在tracepoint action中增加命令收集栈。</text:p>
      <text:p text:style-name="P7">GDB收集栈的通常命令是： 在x86_32, 下面的命令将收集512字节的栈内容。</text:p>
      <text:p text:style-name="P7">&gt;collect *(unsigned char *)$esp@512</text:p>
      <text:p text:style-name="P7">在x86_64, 下面的命令将收集512字节的栈内容。</text:p>
      <text:p text:style-name="P7">&gt;collect *(unsigned char *)$rsp@512</text:p>
      <text:p text:style-name="P7">在MIPS或者ARM, 下面的命令将收集512字节的栈内容。</text:p>
      <text:p text:style-name="P7">&gt;collect *(unsigned char *)$sp@512</text:p>
      <text:p text:style-name="P7">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Quotations">&gt;collect $bt</text:p>
      <text:p text:style-name="P14"/>
      <text:p text:style-name="P5">如果你想改变$bt的值，你可以在"tstart"使用下面这个GDB命令：</text:p>
      <text:p text:style-name="Quotations">(gdb) tvariable $bt=1024</text:p>
      <text:p text:style-name="P5"/>
      <text:p text:style-name="P5">下面的部分是一个收集栈并用GDB进行分析的例子：</text:p>
      <text:p text:style-name="Quotations">(gdb) target remote /sys/kernel/debug/gtp</text:p>
      <text:p text:style-name="Quotations">(gdb) trace vfs_readdir</text:p>
      <text:p text:style-name="Quotations">Tracepoint 1 at 0xffffffff8118c300: file /home/teawater/kernel2/linux/fs/readdir.c, line 24.</text:p>
      <text:p text:style-name="Quotations">(gdb) actions </text:p>
      <text:p text:style-name="Quotations">Enter actions for tracepoint 1, one per line.</text:p>
      <text:p text:style-name="Quotations">End with a line saying just "end".</text:p>
      <text:p text:style-name="Quotations">&gt;collect $bt</text:p>
      <text:p text:style-name="Quotations">&gt;end</text:p>
      <text:p text:style-name="Quotations">(gdb) tstart </text:p>
      <text:p text:style-name="Quotations">(gdb) shell ls</text:p>
      <text:p text:style-name="Quotations">1 <text:s text:c="5"/>crypto <text:s text:c="3"/>fs <text:s text:c="12"/>include <text:s/>kernel <text:s text:c="3"/>mm <text:s text:c="14"/>Module.symvers <text:s/>security <text:s/>System.map <text:s/>vmlinux</text:p>
      <text:p text:style-name="Quotations">arch <text:s text:c="2"/>drivers <text:s text:c="2"/>hotcode.html <text:s text:c="2"/>init <text:s text:c="4"/>lib <text:s text:c="6"/>modules.builtin <text:s/>net <text:s text:c="12"/>sound <text:s text:c="4"/>usr <text:s text:c="8"/>vmlinux.o</text:p>
      <text:p text:style-name="Quotations">block <text:s/>firmware <text:s/>hotcode.html~ <text:s/>ipc <text:s text:c="5"/>Makefile <text:s/>modules.order <text:s text:c="3"/>scripts <text:s text:c="8"/>source <text:s text:c="3"/>virt</text:p>
      <text:p text:style-name="Quotations">(gdb) tstop </text:p>
      <text:p text:style-name="Quotations">(gdb) tfind </text:p>
      <text:p text:style-name="Quotations">Found trace frame 0, tracepoint 1</text:p>
      <text:p text:style-name="Quotations">#0 <text:s/>vfs_readdir (file=0xffff8800c5556d00, filler=0xffffffff8118c4b0 <text:soft-page-break/>&lt;filldir&gt;, buf=0xffff880108709f40)</text:p>
      <text:p text:style-name="Quotations"><text:s text:c="4"/>at /home/teawater/kernel2/linux/fs/readdir.c:24</text:p>
      <text:p text:style-name="Quotations">24 <text:s text:c="5"/>{</text:p>
      <text:p text:style-name="Quotations">(gdb) bt</text:p>
      <text:p text:style-name="Quotations">#0 <text:s/>vfs_readdir (file=0xffff8800c5556d00, filler=0xffffffff8118c4b0 &lt;filldir&gt;, buf=0xffff880108709f40)</text:p>
      <text:p text:style-name="Quotations"><text:s text:c="4"/>at /home/teawater/kernel2/linux/fs/readdir.c:24</text:p>
      <text:p text:style-name="Quotations">#1 <text:s/>0xffffffff8118c689 in sys_getdents (fd=&lt;optimized out&gt;, dirent=0x1398c58, count=32768) at /home/teawater/kernel2/linux/fs/readdir.c:214</text:p>
      <text:p text:style-name="Quotations">#2 <text:s/>&lt;signal handler called&gt;</text:p>
      <text:p text:style-name="Quotations">#3 <text:s/>0x00007f00253848a5 in ?? ()</text:p>
      <text:p text:style-name="Quotations">#4 <text:s/>0x00003efd32cddfc9 in ?? ()</text:p>
      <text:p text:style-name="Quotations">#5 <text:s/>0x00002c15b7d04101 in ?? ()</text:p>
      <text:p text:style-name="Quotations">#6 <text:s/>0x000019c0c5704bf1 in ?? ()</text:p>
      <text:p text:style-name="Quotations">#7 <text:s/>0x0000000900000000 in ?? ()</text:p>
      <text:p text:style-name="Quotations">#8 <text:s/>0x000009988cc8d269 in ?? ()</text:p>
      <text:p text:style-name="Quotations">#9 <text:s/>0x000009988cc9b8d1 in ?? ()</text:p>
      <text:p text:style-name="Quotations">#10 0x0000000000000000 in ?? ()</text:p>
      <text:p text:style-name="Quotations">(gdb) up</text:p>
      <text:p text:style-name="Quotations">#1 <text:s/>0xffffffff8118c689 in sys_getdents (fd=&lt;optimized out&gt;, dirent=0x1398c58, count=32768) at /home/teawater/kernel2/linux/fs/readdir.c:214</text:p>
      <text:p text:style-name="Quotations">214 <text:s text:c="12"/>error = vfs_readdir(file, filldir, &amp;buf);</text:p>
      <text:p text:style-name="Quotations">(gdb) p buf</text:p>
      <text:p text:style-name="Quotations">$1 = {current_dir = 0x1398c58, previous = 0x0, count = 32768, error = 0}</text:p>
      <text:p text:style-name="Quotations">(gdb) p error</text:p>
      <text:p text:style-name="Quotations">$3 = -9</text:p>
      <text:p text:style-name="Quotations">(gdb) frame 0</text:p>
      <text:p text:style-name="Quotations">#0 <text:s/>vfs_readdir (file=0xffff8800c5556d00, filler=0xffffffff8118c4b0 &lt;filldir&gt;, buf=0xffff880108709f40)</text:p>
      <text:p text:style-name="Quotations"><text:s text:c="4"/>at /home/teawater/kernel2/linux/fs/readdir.c:24</text:p>
      <text:p text:style-name="Quotations">24 <text:s text:c="5"/>{</text:p>
      <text:p text:style-name="P14"/>
      <text:p text:style-name="P5">从这个例子，我们可以看到一些分析调用栈的GDB命令：</text:p>
      <text:list xml:id="list1363043019" text:style-name="L7">
        <text:list-item>
          <text:p text:style-name="P26"><text:span text:style-name="T1">bt </text:span>是GDB命令 backtrace 的别名，这个命令将打印stack中的信息：每一行是一个调用栈。</text:p>
        </text:list-item>
        <text:list-item>
          <text:p text:style-name="P26"><text:span text:style-name="T1">up n</text:span> 是向上移动n个帧。如果n是正数，则向外到更高的帧，一直到这个栈最大的一行。n的默认值是1。</text:p>
        </text:list-item>
        <text:list-item>
          <text:p text:style-name="P26"><text:span text:style-name="T1">down n</text:span> 是向下移动n个帧。如果n是正数，则向内到更低的帧，一直到最新创建的那个栈帧。n的默认值是1。</text:p>
          <text:p text:style-name="P26">is move n frames down the stack. For positive numbers n, this advances toward the innermost frame, to lower frame numbers, to frames that were created more recently. n defaults to one. 你可以把 down 缩写为 do。</text:p>
        </text:list-item>
        <text:list-item>
          <text:p text:style-name="P26"><text:soft-page-break/><text:span text:style-name="T1">frame n</text:span> 是选择帧n。帧0是最近创建的帧，帧1调用这个帧的帧。所以最高的帧是main。</text:p>
        </text:list-item>
      </text:list>
      <text:p text:style-name="P5">你还可以看到当你用up，down或者frame来选择调用栈帧的时候，你可以输出不同帧的参数和局部变量。</text:p>
      <text:p text:style-name="P5">要取得更多关于如何使用GDB分析调用栈的信息，请到<text:a xlink:type="simple" xlink:href="http://sourceware.org/gdb/current/onlinedocs/gdb/Stack.html">http://sourceware.org/gdb/current/onlinedocs/gdb/Stack.html</text:a>。</text:p>
      <text:p text:style-name="P5"/>
      <text:h text:style-name="P8" text:outline-level="3"><text:bookmark-start text:name="__RefHeading__13600_71337508"/>用$_ret来取得当前函数的调用函数的栈<text:bookmark-end text:name="__RefHeading__13600_71337508"/></text:h>
      <text:p text:style-name="P5">如果你只想取得当前函数的调用函数的栈，可以用$_ret。</text:p>
      <text:p text:style-name="P5">请 <text:span text:style-name="T1">注意</text:span> 使用$_ret的tracepoint不能设置在函数的第一个地址上。</text:p>
      <text:p text:style-name="P5">例如：</text:p>
      <text:p text:style-name="Quotations">(gdb) list vfs_read</text:p>
      <text:p text:style-name="Quotations">360 <text:s text:c="4"/>}</text:p>
      <text:p text:style-name="Quotations">361 <text:s text:c="4"/></text:p>
      <text:p text:style-name="Quotations">362 <text:s text:c="4"/>EXPORT_SYMBOL(do_sync_read);</text:p>
      <text:p text:style-name="Quotations">363 <text:s text:c="4"/></text:p>
      <text:p text:style-name="Quotations">364 <text:s text:c="4"/>ssize_t vfs_read(struct file *file, char __user *buf, size_t count, loff_t *pos)</text:p>
      <text:p text:style-name="Quotations">365 <text:s text:c="4"/>{</text:p>
      <text:p text:style-name="Quotations">366 <text:s text:c="12"/>ssize_t ret;</text:p>
      <text:p text:style-name="Quotations">367 <text:s text:c="4"/></text:p>
      <text:p text:style-name="Quotations">368 <text:s text:c="12"/>if (!(file-&gt;f_mode &amp; FMODE_READ))</text:p>
      <text:p text:style-name="Quotations">369 <text:s text:c="20"/>return -EBADF;</text:p>
      <text:p text:style-name="Quotations">(gdb) trace 368</text:p>
      <text:p text:style-name="Quotations">Tracepoint 2 at 0xffffffff8117a244: file /home/teawater/kernel2/linux/fs/read_write.c, line 368.</text:p>
      <text:p text:style-name="Quotations">(gdb) actions </text:p>
      <text:p text:style-name="Quotations">Enter actions for tracepoint 2, one per line.</text:p>
      <text:p text:style-name="Quotations">End with a line saying just "end".</text:p>
      <text:p text:style-name="Quotations">&gt;collect $_ret</text:p>
      <text:p text:style-name="Quotations">&gt;end</text:p>
      <text:p text:style-name="Quotations">(gdb) tstart </text:p>
      <text:p text:style-name="Quotations">(gdb) tstop </text:p>
      <text:p text:style-name="Quotations">(gdb) tfind </text:p>
      <text:p text:style-name="Quotations">Found trace frame 0, tracepoint 2</text:p>
      <text:p text:style-name="Quotations">#0 <text:s/>vfs_read (file=0xffff880141c46000, buf=0x359bda0 &lt;Address 0x359bda0 out of bounds&gt;, count=8192, pos=0xffff88012fa49f48)</text:p>
      <text:p text:style-name="Quotations"><text:s text:c="4"/>at /home/teawater/kernel2/linux/fs/read_write.c:368</text:p>
      <text:p text:style-name="Quotations">368 <text:s text:c="12"/>if (!(file-&gt;f_mode &amp; FMODE_READ))</text:p>
      <text:p text:style-name="Quotations">(gdb) bt</text:p>
      <text:p text:style-name="Quotations">#0 <text:s/>vfs_read (file=0xffff880141c46000, buf=0x359bda0 &lt;Address 0x359bda0 out of bounds&gt;, count=8192, pos=0xffff88012fa49f48)</text:p>
      <text:p text:style-name="Quotations"><text:s text:c="4"/>at /home/teawater/kernel2/linux/fs/read_write.c:368</text:p>
      <text:p text:style-name="Quotations">#1 <text:s/>0xffffffff8117a3ea in sys_read (fd=&lt;optimized out&gt;, buf=&lt;unavailable&gt;, count=&lt;unavailable&gt;)</text:p>
      <text:p text:style-name="Quotations"><text:s text:c="4"/>at /home/teawater/kernel2/linux/fs/read_write.c:469</text:p>
      <text:p text:style-name="Quotations">Backtrace stopped: not enough registers or memory available to unwind further</text:p>
      <text:p text:style-name="Quotations">(gdb) up</text:p>
      <text:p text:style-name="Quotations">#1 <text:s/>0xffffffff8117a3ea in sys_read (fd=&lt;optimized out&gt;, buf=&lt;unavailable&gt;, count=&lt;unavailable&gt;)</text:p>
      <text:p text:style-name="Quotations"><text:s text:c="4"/>at /home/teawater/kernel2/linux/fs/read_write.c:469</text:p>
      <text:p text:style-name="Quotations"><text:soft-page-break/>469 <text:s text:c="20"/>ret = vfs_read(file, buf, count, &amp;pos);</text:p>
      <text:p text:style-name="Quotations">(gdb) p ret</text:p>
      <text:p text:style-name="Quotations">$2 = -9</text:p>
      <text:p text:style-name="P5">我们可以看到调用vfs_read的函数是sys_read，函数sys_read的局部变量ret的值是-9。</text:p>
      <text:p text:style-name="P5"/>
      <text:h text:style-name="P8" text:outline-level="3"><text:bookmark-start text:name="__RefHeading__13602_71337508"/>用 $dump_stack 输出栈分析到printk里<text:bookmark-end text:name="__RefHeading__13602_71337508"/></text:h>
      <text:p text:style-name="P5">因为这个方法需要在trace的时候分析栈并调用printk，所以它比较慢，不安全，不清晰也不能访问调用栈中的很多内容，所以我建议你上一部分介绍的方法</text:p>
      <text:p text:style-name="P5">KGTP有一个特殊的trace状态变量$dump_stack，收集这个变量可以令GDB调用栈分析并用printk输出。 下面是一个让内核输出vfs_readdir栈分析的例子：</text:p>
      <text:p text:style-name="Quotations">target remote /sys/kernel/debug/gtp</text:p>
      <text:p text:style-name="Quotations">trace vfs_readdir</text:p>
      <text:p text:style-name="Quotations"><text:s text:c="2"/>commands</text:p>
      <text:p text:style-name="Quotations"><text:s text:c="4"/>collect $dump_stack</text:p>
      <text:p text:style-name="Quotations"><text:s text:c="2"/>end</text:p>
      <text:p text:style-name="P14"/>
      <text:p text:style-name="P5">于是你的内核就会printk这样的信息：</text:p>
      <text:p text:style-name="Quotations">[22779.208064] gtp 1:Pid: 441, comm: python Not tainted 2.6.39-rc3+ #46</text:p>
      <text:p text:style-name="Quotations">[22779.208068] Call Trace:</text:p>
      <text:p text:style-name="Quotations">[22779.208072] <text:s/>[&lt;fe653cca&gt;] gtp_get_var+0x4a/0xa0 [gtp]</text:p>
      <text:p text:style-name="Quotations">[22779.208076] <text:s/>[&lt;fe653d79&gt;] gtp_collect_var+0x59/0xa0 [gtp]</text:p>
      <text:p text:style-name="Quotations">[22779.208080] <text:s/>[&lt;fe655974&gt;] gtp_action_x+0x1bb4/0x1dc0 [gtp]</text:p>
      <text:p text:style-name="Quotations">[22779.208084] <text:s/>[&lt;c05b6408&gt;] ? _raw_spin_unlock+0x18/0x40</text:p>
      <text:p text:style-name="Quotations">[22779.208088] <text:s/>[&lt;c023f152&gt;] ? __find_get_block_slow+0xd2/0x160</text:p>
      <text:p text:style-name="Quotations">[22779.208091] <text:s/>[&lt;c01a8c56&gt;] ? delayacct_end+0x96/0xb0</text:p>
      <text:p text:style-name="Quotations">[22779.208100] <text:s/>[&lt;c023f404&gt;] ? __find_get_block+0x84/0x1d0</text:p>
      <text:p text:style-name="Quotations">[22779.208103] <text:s/>[&lt;c05b6408&gt;] ? _raw_spin_unlock+0x18/0x40</text:p>
      <text:p text:style-name="Quotations">[22779.208106] <text:s/>[&lt;c02e0838&gt;] ? find_revoke_record+0xa8/0xc0</text:p>
      <text:p text:style-name="Quotations">[22779.208109] <text:s/>[&lt;c02e0c45&gt;] ? jbd2_journal_cancel_revoke+0xd5/0xe0</text:p>
      <text:p text:style-name="Quotations">[22779.208112] <text:s/>[&lt;c02db51f&gt;] ? __jbd2_journal_temp_unlink_buffer+0x2f/0x110</text:p>
      <text:p text:style-name="Quotations">[22779.208115] <text:s/>[&lt;fe655c4c&gt;] gtp_kp_pre_handler+0xcc/0x1c0 [gtp]</text:p>
      <text:p text:style-name="Quotations">[22779.208118] <text:s/>[&lt;c05b8a88&gt;] kprobe_exceptions_notify+0x3d8/0x440</text:p>
      <text:p text:style-name="Quotations">[22779.208121] <text:s/>[&lt;c05b7d54&gt;] ? hw_breakpoint_exceptions_notify+0x14/0x180</text:p>
      <text:p text:style-name="Quotations">[22779.208124] <text:s/>[&lt;c05b95eb&gt;] ? sub_preempt_count+0x7b/0xb0</text:p>
      <text:p text:style-name="Quotations">[22779.208126] <text:s/>[&lt;c0227ac5&gt;] ? vfs_readdir+0x15/0xb0</text:p>
      <text:p text:style-name="Quotations">[22779.208128] <text:s/>[&lt;c0227ac4&gt;] ? vfs_readdir+0x14/0xb0</text:p>
      <text:p text:style-name="Quotations">[22779.208131] <text:s/>[&lt;c05b9743&gt;] notifier_call_chain+0x43/0x60</text:p>
      <text:p text:style-name="Quotations">[22779.208134] <text:s/>[&lt;c05b9798&gt;] __atomic_notifier_call_chain+0x38/0x50</text:p>
      <text:p text:style-name="Quotations">[22779.208137] <text:s/>[&lt;c05b97cf&gt;] atomic_notifier_call_chain+0x1f/0x30</text:p>
      <text:p text:style-name="Quotations">[22779.208140] <text:s/>[&lt;c05b980d&gt;] notify_die+0x2d/0x30</text:p>
      <text:p text:style-name="Quotations">[22779.208142] <text:s/>[&lt;c05b71c5&gt;] do_int3+0x35/0xa0</text:p>
      <text:p text:style-name="P14"/>
      <text:h text:style-name="P9" text:outline-level="2"><text:bookmark-start text:name="__RefHeading__13604_71337508"/>如何让tracepoint直接输出信息<text:bookmark-end text:name="__RefHeading__13604_71337508"/></text:h>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h text:style-name="Heading_20_3" text:outline-level="3"><text:bookmark-start text:name="__RefHeading__9855_1050592842"/>切换collect为直接输出数据<text:bookmark-end text:name="__RefHeading__9855_1050592842"/></text:h>
      <text:p text:style-name="P5">KGTP有特殊trace状态变量$printk_level，$printk_format 和 $printk_tmp支持这个功能。</text:p>
      <text:p text:style-name="P5">$printk_level，如果这个值是8（这是默认值），"collect" action将是普通行为也就是保存数据到tracepoint帧中。</text:p>
      <text:p text:style-name="P5">如果值是0-7，"collect" 将以这个数字为printk级别输出信息，这些级别是：</text:p>
      <text:p text:style-name="Quotations">0 <text:s text:c="6"/>KERN_EMERG <text:s text:c="5"/>system is unusable</text:p>
      <text:p text:style-name="Quotations">1 <text:s text:c="6"/>KERN_ALERT <text:s text:c="5"/>action must be taken immediately</text:p>
      <text:p text:style-name="Quotations">2 <text:s text:c="6"/>KERN_CRIT <text:s text:c="6"/>critical conditions</text:p>
      <text:p text:style-name="Quotations">3 <text:s text:c="6"/>KERN_ERR <text:s text:c="7"/>error conditions</text:p>
      <text:p text:style-name="Quotations">4 <text:s text:c="6"/>KERN_WARNING <text:s text:c="3"/>warning conditions</text:p>
      <text:p text:style-name="Quotations">5 <text:s text:c="6"/>KERN_NOTICE <text:s text:c="4"/>normal but significant condition</text:p>
      <text:p text:style-name="Quotations">6 <text:s text:c="6"/>KERN_INFO <text:s text:c="6"/>informational</text:p>
      <text:p text:style-name="Quotations">7 <text:s text:c="6"/>KERN_DEBUG <text:s text:c="5"/>debug-level messages</text:p>
      <text:p text:style-name="P14"/>
      <text:p text:style-name="P5">$printk_format，collect printk将按照这里设置的格式进行输出。 这些格式是：</text:p>
      <text:p text:style-name="Quotations">0 <text:s text:c="6"/>这是默认值。</text:p>
      <text:p text:style-name="Quotations"><text:s text:c="8"/>如果collect的长度是1，2，4，8则其将输出一个无符号十进制数。</text:p>
      <text:p text:style-name="Quotations"><text:s text:c="8"/>如果不是，则其将输出十六进制字串。</text:p>
      <text:p text:style-name="Quotations">1 <text:s text:c="6"/>输出值是有符号十进制数。</text:p>
      <text:p text:style-name="Quotations">2 <text:s text:c="6"/>输出值是无符号十进制数。</text:p>
      <text:p text:style-name="Quotations">3 <text:s text:c="6"/>输出值是无符号十六进制数。</text:p>
      <text:p text:style-name="Quotations">4 <text:s text:c="6"/>输出值是字符串。</text:p>
      <text:p text:style-name="Quotations">5 <text:s text:c="6"/>输出值是十六进制字串。</text:p>
      <text:p text:style-name="P14"/>
      <text:p text:style-name="P5">如果要输出一个全局变量，需要将其先设置到$printk_tmp中。</text:p>
      <text:p text:style-name="P5"/>
      <text:p text:style-name="P5">下面是一个显示调用vfs_readdir时的计数，pid，jiffies_64和文件名的例子：</text:p>
      <text:p text:style-name="Quotations">(gdb) target remote /sys/kernel/debug/gtp</text:p>
      <text:p text:style-name="Quotations">(gdb) tvariable $c</text:p>
      <text:p text:style-name="Quotations">(gdb) trace vfs_readdir</text:p>
      <text:p text:style-name="Quotations">(gdb) actions</text:p>
      <text:p text:style-name="Quotations">&gt;teval $printk_level=0</text:p>
      <text:p text:style-name="Quotations">&gt;collect $c=$c+1</text:p>
      <text:p text:style-name="Quotations">&gt;collect ((struct task_struct *)$current_task)-&gt;pid</text:p>
      <text:p text:style-name="Quotations">&gt;collect $printk_tmp=jiffies_64</text:p>
      <text:p text:style-name="Quotations"><text:soft-page-break/>&gt;teval $printk_format=4</text:p>
      <text:p text:style-name="Quotations">&gt;collect file-&gt;f_path.dentry-&gt;d_iname</text:p>
      <text:p text:style-name="Quotations">&gt;end</text:p>
      <text:p text:style-name="P14"/>
      <text:p text:style-name="P5">于是内核将printk这些信息：</text:p>
      <text:p text:style-name="Quotations">gtp 1:$c=$c+1=41</text:p>
      <text:p text:style-name="Quotations">gtp 1:((struct task_struct *)$current_task)-&gt;pid=12085</text:p>
      <text:p text:style-name="Quotations">gtp 1:$printk_tmp=jiffies_64=4322021438</text:p>
      <text:p text:style-name="Quotations">gtp 1:file-&gt;f_path.dentry-&gt;d_iname=b26</text:p>
      <text:p text:style-name="Quotations">gtp 1:$c=$c+1=42</text:p>
      <text:p text:style-name="Quotations">gtp 1:((struct task_struct *)$current_task)-&gt;pid=12085</text:p>
      <text:p text:style-name="Quotations">gtp 1:$printk_tmp=jiffies_64=4322021438</text:p>
      <text:p text:style-name="Quotations">gtp 1:file-&gt;f_path.dentry-&gt;d_iname=b26</text:p>
      <text:p text:style-name="P5">"gtp 1" 的意思是数据是tracepoint 1输出的。</text:p>
      <text:p text:style-name="P5"/>
      <text:h text:style-name="P9" text:outline-level="2"><text:bookmark-start text:name="__RefHeading__9857_1050592842"/>如何用watch tracepoint控制硬件断点记录内存访问<text:bookmark-end text:name="__RefHeading__9857_1050592842"/></text:h>
      <text:p text:style-name="P5"><text:span text:style-name="T1">Watch tracepoint </text:span>可以通过设置一些特殊的trace状态变量设置硬件断点来记录内存访问。</text:p>
      <text:p text:style-name="P5">请 <text:span text:style-name="T1">注意</text:span> watch tracepoint现在只有X86和X86_64支持。而且因为Linux 2.6.26和更老版本有一些IPI的问题，只有Linux 2.6.27和更新版本上可以正常使用动态watch tracepoint。</text:p>
      <text:p text:style-name="P5"/>
      <text:h text:style-name="P8" text:outline-level="3"><text:bookmark-start text:name="__RefHeading__9859_1050592842"/>watch tracepoint的trace状态变量<text:bookmark-end text:name="__RefHeading__9859_1050592842"/></text:h>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table-cell table:style-name="表格2.A1" office:value-type="string">
            <text:p text:style-name="P13">名称</text:p>
          </table:table-cell>
          <table:table-cell table:style-name="表格2.A1" office:value-type="string">
            <text:p text:style-name="P13">普通tracepoint写</text:p>
          </table:table-cell>
          <table:table-cell table:style-name="表格2.A1" office:value-type="string">
            <text:p text:style-name="P13">普通tracepoint读</text:p>
          </table:table-cell>
          <table:table-cell table:style-name="表格2.A1" office:value-type="string">
            <text:p text:style-name="P13">静态static tracepoint写</text:p>
          </table:table-cell>
          <table:table-cell table:style-name="表格2.A1" office:value-type="string">
            <text:p text:style-name="P13">静态static tracepoint读</text:p>
          </table:table-cell>
          <table:table-cell table:style-name="表格2.A1" office:value-type="string">
            <text:p text:style-name="P13">动态static tracepoint写</text:p>
          </table:table-cell>
          <table:table-cell table:style-name="表格2.G1" office:value-type="string">
            <text:p text:style-name="P13">动态static tracepoint写</text:p>
          </table:table-cell>
        </table:table-row>
        <table:table-row>
          <table:table-cell table:style-name="表格2.A2" office:value-type="string">
            <text:p text:style-name="P12">$watch_static</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如果"teval $watch_static=1"则这个tracepoint是静态watch tracepoint。</text:p>
          </table:table-cell>
          <table:table-cell table:style-name="表格2.A2" office:value-type="string">
            <text:p text:style-name="P12">不支持</text:p>
          </table:table-cell>
          <table:table-cell table:style-name="表格2.A2" office:value-type="string">
            <text:p text:style-name="P12">如果"teval $watch_static=0"则这个tracepoint是动态watch tracepoint。</text:p>
          </table:table-cell>
          <table:table-cell table:style-name="表格2.G2" office:value-type="string">
            <text:p text:style-name="P12">不支持</text:p>
          </table:table-cell>
        </table:table-row>
        <table:table-row>
          <table:table-cell table:style-name="表格2.A2" office:value-type="string">
            <text:p text:style-name="P12">$watch_set_id</text:p>
          </table:table-cell>
          <table:table-cell table:style-name="表格2.A2" office:value-type="string">
            <text:p text:style-name="P12">当这个tracepoint要设置一个动态watch tracepoint的时候，设置动态watch tracepoint的ID到$watch_set_id来标明你要设置哪个动态watch tracepoint。</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不支持</text:p>
          </table:table-cell>
        </table:table-row>
        <table:table-row>
          <table:table-cell table:style-name="表格2.A2" office:value-type="string">
            <text:p text:style-name="P12">$watch_set_addr</text:p>
          </table:table-cell>
          <table:table-cell table:style-name="表格2.A2" office:value-type="string">
            <text:p text:style-name="P12">当这个tracepoint要设置一个动态watch tracepoint的时候，设置动态watch tracepoint的地址到$watch_set_addr来标明你要设置哪个动态watch tracepoint。</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不支持</text:p>
          </table:table-cell>
        </table:table-row>
        <text:soft-page-break/>
        <table:table-row>
          <table:table-cell table:style-name="表格2.A2" office:value-type="string">
            <text:p text:style-name="P12">$watch_type</text:p>
          </table:table-cell>
          <table:table-cell table:style-name="表格2.A2" office:value-type="string">
            <text:p text:style-name="P12">当这个tracepoint要设置一个动态watch tracepoint的时候，设置watch类型到$watch_type。<text:line-break/>0是执行。 1是写。 2是读或者写。</text:p>
          </table:table-cell>
          <table:table-cell table:style-name="表格2.A2" office:value-type="string">
            <text:p text:style-name="P12">取得这个tracepoint设置到$watch_type里的值。</text:p>
          </table:table-cell>
          <table:table-cell table:style-name="表格2.A2" office:value-type="string">
            <text:p text:style-name="P12">设置watch tracepoint的类型。</text:p>
          </table:table-cell>
          <table:table-cell table:style-name="表格2.A2" office:value-type="string">
            <text:p text:style-name="P12">取得这个watch tracepoint的类型。</text:p>
          </table:table-cell>
          <table:table-cell table:style-name="表格2.A2" office:value-type="string">
            <text:p text:style-name="P12">设置watch tracepoint的默认类型。</text:p>
          </table:table-cell>
          <table:table-cell table:style-name="表格2.G2" office:value-type="string">
            <text:p text:style-name="P12">取得这个watch tracepoint在实际执行中的类型。</text:p>
          </table:table-cell>
        </table:table-row>
        <table:table-row>
          <table:table-cell table:style-name="表格2.A2" office:value-type="string">
            <text:p text:style-name="P12">$watch_size</text:p>
          </table:table-cell>
          <table:table-cell table:style-name="表格2.A2" office:value-type="string">
            <text:p text:style-name="P12">当这个tracepoint要设置一个动态watch tracepoint的时候，设置watch长度到$watch_size。<text:line-break/>长度是1, 2, 4, 8。</text:p>
          </table:table-cell>
          <table:table-cell table:style-name="表格2.A2" office:value-type="string">
            <text:p text:style-name="P12">取得这个tracepoint设置到$watch_size里的值。</text:p>
          </table:table-cell>
          <table:table-cell table:style-name="表格2.A2" office:value-type="string">
            <text:p text:style-name="P12">设置watch tracepoint的长度。</text:p>
          </table:table-cell>
          <table:table-cell table:style-name="表格2.A2" office:value-type="string">
            <text:p text:style-name="P12">取得这个watch tracepoint的长度。</text:p>
          </table:table-cell>
          <table:table-cell table:style-name="表格2.A2" office:value-type="string">
            <text:p text:style-name="P12">设置watch tracepoint的默认长度。</text:p>
          </table:table-cell>
          <table:table-cell table:style-name="表格2.G2" office:value-type="string">
            <text:p text:style-name="P12">取得这个watch tracepoint在实际执行中的长度。</text:p>
          </table:table-cell>
        </table:table-row>
        <table:table-row>
          <table:table-cell table:style-name="表格2.A2" office:value-type="string">
            <text:p text:style-name="P12">$watch_start</text:p>
          </table:table-cell>
          <table:table-cell table:style-name="表格2.A2" office:value-type="string">
            <text:p text:style-name="P12">设置地址到动态watch tracepoint($watch_set_addr或者$watch_set_id设置)中并让其开始工作。</text:p>
          </table:table-cell>
          <table:table-cell table:style-name="表格2.A2" office:value-type="string">
            <text:p text:style-name="P12">取得这次开始的返回值。<text:line-break/>（其可能会失败因为X86只有4个硬件断点）<text:line-break/>取得0则成功，小于0则是错误ID。</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不支持</text:p>
          </table:table-cell>
        </table:table-row>
        <table:table-row>
          <table:table-cell table:style-name="表格2.A2" office:value-type="string">
            <text:p text:style-name="P12">$watch_stop</text:p>
          </table:table-cell>
          <table:table-cell table:style-name="表格2.A2" office:value-type="string">
            <text:p text:style-name="P12">设置地址到$watch_stop将让一个watch这个地址的动态watch tracepoint停止。</text:p>
          </table:table-cell>
          <table:table-cell table:style-name="表格2.A2" office:value-type="string">
            <text:p text:style-name="P12">取得这次停止的返回值。</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不支持</text:p>
          </table:table-cell>
        </table:table-row>
        <table:table-row>
          <table:table-cell table:style-name="表格2.A2" office:value-type="string">
            <text:p text:style-name="P12">$watch_trace_num</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设置这个动态watch tracepoint的tracepoint的<text:soft-page-break/>号码。</text:p>
          </table:table-cell>
        </table:table-row>
        <table:table-row>
          <table:table-cell table:style-name="表格2.A2" office:value-type="string">
            <text:p text:style-name="P12">$watch_trace_addr</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设置这个动态watch tracepoint的tracepoint的地址。</text:p>
          </table:table-cell>
        </table:table-row>
        <table:table-row>
          <table:table-cell table:style-name="表格2.A2" office:value-type="string">
            <text:p text:style-name="P12">$watch_addr</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这个watch tracepoint监视的地址。</text:p>
          </table:table-cell>
          <table:table-cell table:style-name="表格2.A2" office:value-type="string">
            <text:p text:style-name="P12">不支持</text:p>
          </table:table-cell>
          <table:table-cell table:style-name="表格2.G2" office:value-type="string">
            <text:p text:style-name="P12">这个watch tracepoint监视的地址。</text:p>
          </table:table-cell>
        </table:table-row>
        <table:table-row>
          <table:table-cell table:style-name="表格2.A2" office:value-type="string">
            <text:p text:style-name="P12">$watch_val</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这个watch tracepoint监视的内存的当前值。</text:p>
          </table:table-cell>
          <table:table-cell table:style-name="表格2.A2" office:value-type="string">
            <text:p text:style-name="P12">不支持</text:p>
          </table:table-cell>
          <table:table-cell table:style-name="表格2.G2" office:value-type="string">
            <text:p text:style-name="P12">这个watch tracepoint监视的内存的当前值。</text:p>
          </table:table-cell>
        </table:table-row>
        <table:table-row>
          <table:table-cell table:style-name="表格2.A2" office:value-type="string">
            <text:p text:style-name="P12">$watch_prev_val</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这个watch tracepoint监视的内存的修改前值。</text:p>
          </table:table-cell>
          <table:table-cell table:style-name="表格2.A2" office:value-type="string">
            <text:p text:style-name="P12">不支持</text:p>
          </table:table-cell>
          <table:table-cell table:style-name="表格2.G2" office:value-type="string">
            <text:p text:style-name="P12">这个watch tracepoint监视的内存的修改前值。</text:p>
          </table:table-cell>
        </table:table-row>
        <table:table-row>
          <table:table-cell table:style-name="表格2.A2" office:value-type="string">
            <text:p text:style-name="P12">$watch_count</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这个watch tracepoint会话的一个特殊计数ID。</text:p>
          </table:table-cell>
        </table:table-row>
      </table:table>
      <text:p text:style-name="P5"/>
      <text:p text:style-name="P5"/>
      <text:h text:style-name="P8" text:outline-level="3"><text:bookmark-start text:name="__RefHeading__9861_1050592842"/>静态watch tracepoint<text:bookmark-end text:name="__RefHeading__9861_1050592842"/></text:h>
      <text:p text:style-name="P5">当你要监视全局变量或者可以取得地址的变量的值的时候，你可以使用静态watch tracepoint。下面是一个监视jiffies_64写的例子:</text:p>
      <text:p text:style-name="Quotations">#静态watch tracepoint从tracepoint的地址中取得要监视的地址</text:p>
      <text:p text:style-name="Quotations">trace *&amp;jiffies_64</text:p>
      <text:p text:style-name="Quotations"><text:s text:c="2"/>actions</text:p>
      <text:p text:style-name="Quotations"><text:s text:c="4"/>#Set this watch tracepoint to static</text:p>
      <text:p text:style-name="Quotations"><text:s text:c="4"/>teval $watch_static=1</text:p>
      <text:p text:style-name="Quotations"><text:s text:c="4"/>#Watch memory write</text:p>
      <text:p text:style-name="Quotations"><text:s text:c="4"/>teval $watch_type=1</text:p>
      <text:p text:style-name="Quotations"><text:s text:c="4"/>teval $watch_size=8</text:p>
      <text:p text:style-name="Quotations"><text:s text:c="4"/>collect $watch_val</text:p>
      <text:p text:style-name="Quotations"><text:s text:c="4"/>collect $watch_prev_val</text:p>
      <text:p text:style-name="Quotations"><text:s text:c="4"/>collect $bt</text:p>
      <text:p text:style-name="Quotations"><text:s text:c="2"/>end</text:p>
      <text:p text:style-name="P14"/>
      <text:h text:style-name="P8" text:outline-level="3"><text:bookmark-start text:name="__RefHeading__11527_1050592842"/>动态watch tracepoint<text:bookmark-end text:name="__RefHeading__11527_1050592842"/></text:h>
      <text:p text:style-name="P5">当你要监视局部变量或者只能在函数中取得地址的变量的值的时候，你可以使用动态watch tracepoint。下面是一个监视函数function get_empty_filp中f-&gt;f_posf-&gt;f_op写的例子:</text:p>
      <text:p text:style-name="Quotations">trace *1</text:p>
      <text:p text:style-name="Quotations"><text:s text:c="2"/>commands</text:p>
      <text:p text:style-name="Quotations"><text:s text:c="4"/>teval $watch_static=0</text:p>
      <text:p text:style-name="Quotations"><text:s text:c="4"/>teval $watch_type=1</text:p>
      <text:p text:style-name="Quotations"><text:s text:c="4"/>teval $watch_size=8</text:p>
      <text:p text:style-name="Quotations"><text:s text:c="4"/>collect $bt</text:p>
      <text:p text:style-name="Quotations"><text:s text:c="4"/>collect $watch_addr</text:p>
      <text:p text:style-name="Quotations"><text:s text:c="4"/>collect $watch_val</text:p>
      <text:p text:style-name="Quotations"><text:s text:c="4"/>collect $watch_prev_val</text:p>
      <text:p text:style-name="Quotations"><text:s text:c="2"/>end</text:p>
      <text:p text:style-name="P5">定义了一个动态watch tracepoint。地址"1"并不是其要监视的地址。其将帮助tracepoint来找到这个动态watch tracepoint。</text:p>
      <text:p text:style-name="P5"/>
      <text:p text:style-name="Quotations">list get_empty_filp</text:p>
      <text:p text:style-name="Quotations">trace 133</text:p>
      <text:p text:style-name="Quotations"><text:s text:c="2"/>commands</text:p>
      <text:p text:style-name="Quotations"><text:s text:c="4"/>teval $watch_set_addr=1</text:p>
      <text:p text:style-name="Quotations"><text:s text:c="4"/>teval $watch_size=4</text:p>
      <text:p text:style-name="Quotations"><text:s text:c="4"/>teval $watch_start=&amp;(f-&gt;f_pos)</text:p>
      <text:p text:style-name="Quotations"><text:s text:c="4"/>teval $watch_size=8</text:p>
      <text:p text:style-name="Quotations"><text:s text:c="4"/>teval $watch_start=&amp;(f-&gt;f_op)</text:p>
      <text:p text:style-name="Quotations"><text:s text:c="2"/>end</text:p>
      <text:p text:style-name="P5">在函数get_empty_filp中定义一个普通tracepoint，其将开始监视f-&gt;f_pos和f-&gt;f_op。</text:p>
      <text:p text:style-name="P5"/>
      <text:p text:style-name="Quotations">trace file_sb_list_del</text:p>
      <text:p text:style-name="Quotations"><text:s text:c="2"/>commands</text:p>
      <text:p text:style-name="Quotations"><text:s text:c="4"/>teval $watch_stop=&amp;(file-&gt;f_pos)</text:p>
      <text:p text:style-name="Quotations"><text:s text:c="4"/>teval $watch_stop=&amp;(file-&gt;f_op)</text:p>
      <text:p text:style-name="Quotations"><text:s text:c="2"/>end</text:p>
      <text:p text:style-name="P5">在函数file_sb_list_del中定义一个普通tracepoint，其将停止监视file-&gt;f_pos和file-&gt;f_op。</text:p>
      <text:p text:style-name="P5"/>
      <text:h text:style-name="P9" text:outline-level="2"><text:bookmark-start text:name="__RefHeading__11529_1050592842"/>使用while-stepping让Linux内核做单步<text:bookmark-end text:name="__RefHeading__11529_1050592842"/></text:h>
      <text:p text:style-name="P5">请 注意 while-stepping现在只有X86和X86_64支持。</text:p>
      <text:p text:style-name="P5">介绍使用while-stepping的视频 <text:a xlink:type="simple" xlink:href="http://www.codepark.us/a/12">http://www.codepark.us/a/12</text:a>。</text:p>
      <text:h text:style-name="Heading_20_3" text:outline-level="3"><text:bookmark-start text:name="__RefHeading__11531_1050592842"/>如何使用 while-stepping<text:bookmark-end text:name="__RefHeading__11531_1050592842"/></text:h>
      <text:p text:style-name="P5">while-stepping 是一种可以包含actions的特殊tracepoint action。</text:p>
      <text:p text:style-name="P5">当一个actions中包含了“while-stepping n”的tracepoint执行的时候，其将做n次单步并执行while-stepping的actions。例如：</text:p>
      <text:p text:style-name="Quotations">trace vfs_read</text:p>
      <text:p text:style-name="Quotations">#因为单步会影响系统速度，所以最好用passcount或者condition限制tracepoint的执行次数。</text:p>
      <text:p text:style-name="Quotations">passcount 1</text:p>
      <text:p text:style-name="Quotations"><text:s text:c="2"/>commands</text:p>
      <text:p text:style-name="Quotations"><text:s text:c="4"/>collect $bt</text:p>
      <text:p text:style-name="Quotations"><text:s text:c="4"/>collect $step_count</text:p>
      <text:p text:style-name="Quotations"><text:s text:c="4"/>#做2000次单步。</text:p>
      <text:p text:style-name="Quotations"><text:s text:c="4"/>while-stepping 2000</text:p>
      <text:p text:style-name="Quotations"><text:s text:c="6"/>#下面这部分是"while-stepping 2000"的actions。</text:p>
      <text:p text:style-name="Quotations"><text:s text:c="6"/>#因为单步可能会执行到其他函数，所以最好不要访问局部变量。</text:p>
      <text:p text:style-name="Quotations"><text:s text:c="6"/>collect $bt</text:p>
      <text:p text:style-name="Quotations"><text:s text:c="6"/>collect $step_count</text:p>
      <text:p text:style-name="Quotations"><text:s text:c="4"/>end</text:p>
      <text:p text:style-name="Quotations"><text:s text:c="2"/>end</text:p>
      <text:p text:style-name="P5">请 <text:span text:style-name="T1">注意</text:span> tracepoint在执行单步的时候会关闭当前CPU的中断。 在actions中访问 <text:span text:style-name="T1">$step_count</text:span> 将得到从1开始的这步的计数。</text:p>
      <text:p text:style-name="P5"/>
      <text:h text:style-name="P8" text:outline-level="3"><text:bookmark-start text:name="__RefHeading__11533_1050592842"/>读while-stepping的traceframe<text:bookmark-end text:name="__RefHeading__11533_1050592842"/></text:h>
      <text:p text:style-name="P5">不同step的数据将会被记录到不同的traceframe中，你可以用tfind (<text:a xlink:type="simple" xlink:href="#用tfind选择trace帧缓存里面的条目|outline">用tfind选择trace帧缓存里面的条目</text:a>) 选择他们。</text:p>
      <text:p text:style-name="P5">或者你可以将KGTP切换到回放模式，这样GDB可以用执行和反向执行命令选择一个while-stepping tracepoint的traceframe。例如：</text:p>
      <text:p text:style-name="P5"/>
      <text:p text:style-name="P5">用tfind选择一个while-stepping的traceframe。</text:p>
      <text:p text:style-name="Quotations">(gdb) tfind </text:p>
      <text:p text:style-name="Quotations">Found trace frame 0, tracepoint 1</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下面的命令将切换KGTP到回放模式。</text:p>
      <text:p text:style-name="Quotations">(gdb) monitor replay</text:p>
      <text:p text:style-name="Quotations">(gdb) tfind -1</text:p>
      <text:p text:style-name="Quotations">No longer looking at any trace frame</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于是可以使用执行命令。</text:p>
      <text:p text:style-name="Quotations">(gdb) n</text:p>
      <text:p text:style-name="Quotations">368 <text:s text:c="12"/>if (!(file-&gt;f_mode &amp; FMODE_READ))</text:p>
      <text:p text:style-name="Quotations">(gdb) p file-&gt;f_mode</text:p>
      <text:p text:style-name="Quotations">$5 = 3</text:p>
      <text:p text:style-name="P5"/>
      <text:p text:style-name="P5">设置断点 (只在回放模式下有效，不会影响到Linux内核执行)。</text:p>
      <text:p text:style-name="Quotations">(gdb) b 375</text:p>
      <text:p text:style-name="Quotations">Breakpoint 2 at 0xffffffff81179b75: file /build/buildd/linux-3.2.0/fs/read_write.c, line 375.</text:p>
      <text:p text:style-name="Quotations">(gdb) c</text:p>
      <text:p text:style-name="Quotations">Continuing.</text:p>
      <text:p text:style-name="Quotations"/>
      <text:p text:style-name="Quotations">Breakpoint 2, vfs_read (file=0xffff8801f7bd4c00, buf=0x7fff74e4edb0 &lt;Address 0x7fff74e4edb0 out of bounds&gt;, count=16, </text:p>
      <text:p text:style-name="Quotations"><text:s text:c="4"/>pos=0xffff8801f4b45f48) at /build/buildd/linux-<text:soft-page-break/>3.2.0/fs/read_write.c:375</text:p>
      <text:p text:style-name="Quotations">375 <text:s text:c="12"/>ret = rw_verify_area(READ, file, pos, count);</text:p>
      <text:p text:style-name="Quotations">(gdb) s</text:p>
      <text:p text:style-name="Quotations">rw_verify_area (read_write=0, file=0xffff8801f7bd4c00, ppos=0xffff8801f4b45f48, count=16)</text:p>
      <text:p text:style-name="Quotations"><text:s text:c="4"/>at /build/buildd/linux-3.2.0/fs/read_write.c:300</text:p>
      <text:p text:style-name="Quotations">300 <text:s text:c="12"/>inode = file-&gt;f_path.dentry-&gt;d_inode;</text:p>
      <text:p text:style-name="P14"/>
      <text:p text:style-name="P5">使用反向执行命令。</text:p>
      <text:p text:style-name="Quotations">(gdb) rs</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text:p>
      <text:p text:style-name="Quotations">375 <text:s text:c="12"/>ret = rw_verify_area(READ, file, pos, count);</text:p>
      <text:p text:style-name="Quotations">(gdb) rn</text:p>
      <text:p text:style-name="Quotations">372 <text:s text:c="12"/>if (unlikely(!access_ok(VERIFY_WRITE, buf, count)))</text:p>
      <text:p text:style-name="P14"/>
      <text:p text:style-name="P5">GDB命令tstart，tstop，tfind或者quit可以自动关闭回放模式。</text:p>
      <text:p text:style-name="P5"/>
      <text:h text:style-name="P9" text:outline-level="2"><text:bookmark-start text:name="__RefHeading__11535_1050592842"/>如何显示被优化掉的变量值<text:bookmark-end text:name="__RefHeading__11535_1050592842"/></text:h>
      <text:p text:style-name="P5">有时GDB会这样输出信息：</text:p>
      <text:p text:style-name="Quotations">inode has been optimized out of existence.</text:p>
      <text:p text:style-name="Quotations">res has been optimized out of existence.</text:p>
      <text:p text:style-name="P5">这是因为inode和res的值被优化掉了。内核用-O2编译的所以你有时会碰到这个问题。</text:p>
      <text:p text:style-name="P5">有两个方法处理这个问题：</text:p>
      <text:h text:style-name="Heading_20_3" text:outline-level="3"><text:bookmark-start text:name="__RefHeading__11537_1050592842"/>升级你的GCC<text:bookmark-end text:name="__RefHeading__11537_1050592842"/></text:h>
      <text:p text:style-name="P5">VTA branch <text:a xlink:type="simple" xlink:href="http://gcc.gnu.org/wiki/Var_Tracking_Assignments">http://gcc.gnu.org/wiki/Var_Tracking_Assignments</text:a> 已经整合进GCC 4.5，其可以帮助生成之前被标记为"optimized out"的值的调试信息。</text:p>
      <text:p text:style-name="P5"/>
      <text:h text:style-name="P8" text:outline-level="3"><text:bookmark-start text:name="__RefHeading__11539_1050592842"/>通过分析汇编代码取得访问被优化掉变量的方法<text:bookmark-end text:name="__RefHeading__11539_1050592842"/></text:h>
      <text:p text:style-name="P5">即使升级了GCC，你可能还会遇到问题。主要原因是数据在寄存器中但是GCC没有把信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Quotations">(gdb) list get_empty_filp</text:p>
      <text:p text:style-name="Quotations">...</text:p>
      <text:p text:style-name="Quotations">...</text:p>
      <text:p text:style-name="Quotations">...</text:p>
      <text:p text:style-name="Quotations">137 <text:s text:c="12"/>INIT_LIST_HEAD(&amp;f-&gt;f_u.fu_list);</text:p>
      <text:p text:style-name="Quotations">138 <text:s text:c="12"/>atomic_long_set(&amp;f-&gt;f_count, 1);</text:p>
      <text:p text:style-name="Quotations">139 <text:s text:c="12"/>rwlock_init(&amp;f-&gt;f_owner.lock);</text:p>
      <text:p text:style-name="Quotations">140 <text:s text:c="12"/>spin_lock_init(&amp;f-&gt;f_lock);</text:p>
      <text:p text:style-name="Quotations">141 <text:s text:c="12"/>eventpoll_init_file(f);</text:p>
      <text:p text:style-name="Quotations">(gdb) </text:p>
      <text:p text:style-name="Quotations">142 <text:s text:c="12"/>/* f-&gt;f_version: 0 */</text:p>
      <text:p text:style-name="Quotations">143 <text:s text:c="12"/>return f;</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gt;collect f</text:p>
      <text:p text:style-name="Quotations">`f' is optimized away and cannot be collected.</text:p>
      <text:p text:style-name="P14"/>
      <text:p text:style-name="P5">现在用"disassemble /m"命令取得和"f"有关的汇编代码和源码并分析他们。</text:p>
      <text:p text:style-name="Quotations">(gdb) disassemble /m get_empty_filp</text:p>
      <text:p text:style-name="Quotations">...</text:p>
      <text:p text:style-name="Quotations">...</text:p>
      <text:p text:style-name="Quotations">...</text:p>
      <text:p text:style-name="Quotations">125 <text:s text:c="12"/>f = kmem_cache_zalloc(filp_cachep, GFP_KERNEL);</text:p>
      <text:p text:style-name="Quotations">126 <text:s text:c="12"/>if (unlikely(!f))</text:p>
      <text:p text:style-name="Quotations"><text:s text:c="3"/>0xffffffff8119b28c &lt;+92&gt;: <text:s text:c="3"/>test <text:s text:c="2"/>%rax,%rax</text:p>
      <text:p text:style-name="Quotations"><text:s text:c="3"/>0xffffffff8119b292 &lt;+98&gt;: <text:s text:c="3"/>je <text:s text:c="4"/>0xffffffff8119b362 &lt;get_empty_filp+306&gt;</text:p>
      <text:p text:style-name="Quotations"/>
      <text:p text:style-name="Quotations">127 <text:s text:c="20"/>return ERR_PTR(-ENOMEM);</text:p>
      <text:p text:style-name="Quotations"><text:s text:c="3"/>0xffffffff8119b362 &lt;+306&gt;: <text:s text:c="2"/>mov <text:s text:c="3"/>$0xfffffffffffffff4,%rax</text:p>
      <text:p text:style-name="Quotations"><text:s text:c="3"/>0xffffffff8119b369 &lt;+313&gt;: <text:s text:c="2"/>jmp <text:s text:c="3"/>0xffffffff8119b311 &lt;get_empty_filp+225&gt;</text:p>
      <text:p text:style-name="P14"/>
      <text:p text:style-name="P5">因为"+98"到"+132"的代码因为属于inline函数所以没有在这里显示，但是你可以<text:soft-page-break/>用"disassemble get_empty_filp"取得他们。</text:p>
      <text:p text:style-name="Quotations"><text:s text:c="3"/>0xffffffff8119b287 &lt;+87&gt;: <text:s text:c="3"/>callq <text:s/>0xffffffff81181cb0 &lt;kmem_cache_alloc&gt;</text:p>
      <text:p text:style-name="Quotations"><text:s text:c="3"/>0xffffffff8119b28c &lt;+92&gt;: <text:s text:c="3"/>test <text:s text:c="2"/>%rax,%rax</text:p>
      <text:p text:style-name="Quotations"><text:s text:c="3"/>0xffffffff8119b28f &lt;+95&gt;: <text:s text:c="3"/>mov <text:s text:c="3"/>%rax,%rbx</text:p>
      <text:p text:style-name="Quotations"><text:s text:c="3"/>0xffffffff8119b292 &lt;+98&gt;: <text:s text:c="3"/>je <text:s text:c="4"/>0xffffffff8119b362 &lt;get_empty_filp+306&gt;</text:p>
      <text:p text:style-name="Quotations"><text:s text:c="3"/>0xffffffff8119b298 &lt;+104&gt;: <text:s text:c="2"/>mov <text:s text:c="3"/>0xb4d406(%rip),%edx <text:s text:c="7"/># 0xffffffff81ce86a4 &lt;percpu_counter_batch&gt;</text:p>
      <text:p text:style-name="Quotations"><text:s text:c="3"/>0xffffffff8119b29e &lt;+110&gt;: <text:s text:c="2"/>mov <text:s text:c="3"/>$0x1,%esi</text:p>
      <text:p text:style-name="Quotations"><text:s text:c="3"/>0xffffffff8119b2a3 &lt;+115&gt;: <text:s text:c="2"/>mov <text:s text:c="3"/>$0xffffffff81c05340,%rdi</text:p>
      <text:p text:style-name="Quotations">---Type &lt;return&gt; to continue, or q &lt;return&gt; to quit---</text:p>
      <text:p text:style-name="Quotations"><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Quotations">128 <text:s text:c="4"/></text:p>
      <text:p text:style-name="Quotations">129 <text:s text:c="12"/>percpu_counter_inc(&amp;nr_files);</text:p>
      <text:p text:style-name="Quotations">130 <text:s text:c="12"/>f-&gt;f_cred = get_cred(cred);</text:p>
      <text:p text:style-name="Quotations"><text:s text:c="3"/>0xffffffff8119b2b4 &lt;+132&gt;: <text:s text:c="2"/>mov <text:s text:c="3"/>%r12,0x70(%rbx)</text:p>
      <text:p text:style-name="P5">设置一个值到f的元素中。汇编代码是设置$r12的值到以$rbx为基础地址的内存中。其让$rbx看起来是"f"。</text:p>
      <text:p text:style-name="P5"/>
      <text:p text:style-name="Quotations">131 <text:s text:c="12"/>error = security_file_alloc(f);</text:p>
      <text:p text:style-name="Quotations"><text:s text:c="3"/>0xffffffff8119b2b8 &lt;+136&gt;: <text:s text:c="2"/>mov <text:s text:c="3"/>%rbx,%rdi</text:p>
      <text:p text:style-name="Quotations"><text:s text:c="3"/>0xffffffff8119b2bb &lt;+139&gt;: <text:s text:c="2"/>callq <text:s/>0xffffffff8128ee30 &lt;security_file_alloc&gt;</text:p>
      <text:p text:style-name="Quotations"/>
      <text:p text:style-name="Quotations">132 <text:s text:c="12"/>if (unlikely(error)) {</text:p>
      <text:p text:style-name="Quotations"><text:s text:c="3"/>0xffffffff8119b2c0 &lt;+144&gt;: <text:s text:c="2"/>test <text:s text:c="2"/>%eax,%eax</text:p>
      <text:p text:style-name="Quotations"><text:s text:c="3"/>0xffffffff8119b2c2 &lt;+146&gt;: <text:s text:c="2"/>jne <text:s text:c="3"/>0xffffffff8119b36b &lt;get_empty_filp+315&gt;</text:p>
      <text:p text:style-name="Quotations">---Type &lt;return&gt; to continue, or q &lt;return&gt; to quit---</text:p>
      <text:p text:style-name="Quotations"/>
      <text:p text:style-name="Quotations">133 <text:s text:c="20"/>file_free(f);</text:p>
      <text:p text:style-name="Quotations">134 <text:s text:c="20"/>return ERR_PTR(error);</text:p>
      <text:p text:style-name="Quotations"><text:s text:c="3"/>0xffffffff8119b393 &lt;+355&gt;: <text:s text:c="2"/>movslq -0x14(%rbp),%rax</text:p>
      <text:p text:style-name="Quotations"><text:s text:c="3"/>0xffffffff8119b397 &lt;+359&gt;: <text:s text:c="2"/>jmpq <text:s text:c="2"/>0xffffffff8119b311 &lt;get_empty_filp+225&gt;</text:p>
      <text:p text:style-name="Quotations"/>
      <text:p text:style-name="Quotations">135 <text:s text:c="12"/>}</text:p>
      <text:p text:style-name="Quotations">136 <text:s text:c="4"/></text:p>
      <text:p text:style-name="Quotations">137 <text:s text:c="12"/>INIT_LIST_HEAD(&amp;f-&gt;f_u.fu_list);</text:p>
      <text:p text:style-name="Quotations"><text:soft-page-break/>138 <text:s text:c="12"/>atomic_long_set(&amp;f-&gt;f_count, 1);</text:p>
      <text:p text:style-name="Quotations">139 <text:s text:c="12"/>rwlock_init(&amp;f-&gt;f_owner.lock);</text:p>
      <text:p text:style-name="Quotations"><text:s text:c="3"/>0xffffffff8119b2e4 &lt;+180&gt;: <text:s text:c="2"/>movl <text:s text:c="2"/>$0x100000,0x50(%rbx)</text:p>
      <text:p text:style-name="Quotations"/>
      <text:p text:style-name="Quotations">140 <text:s text:c="12"/>spin_lock_init(&amp;f-&gt;f_lock);</text:p>
      <text:p text:style-name="Quotations"><text:s text:c="3"/>0xffffffff8119b2c8 &lt;+152&gt;: <text:s text:c="2"/>xor <text:s text:c="3"/>%eax,%eax</text:p>
      <text:p text:style-name="Quotations"><text:s text:c="3"/>0xffffffff8119b2d1 &lt;+161&gt;: <text:s text:c="2"/>mov <text:s text:c="3"/>%ax,0x30(%rbx)</text:p>
      <text:p text:style-name="Quotations"/>
      <text:p text:style-name="Quotations">141 <text:s text:c="12"/>eventpoll_init_file(f);</text:p>
      <text:p text:style-name="Quotations">142 <text:s text:c="12"/>/* f-&gt;f_version: 0 */</text:p>
      <text:p text:style-name="Quotations">143 <text:s text:c="12"/>return f;</text:p>
      <text:p text:style-name="Quotations"><text:s text:c="3"/>0xffffffff8119b30e &lt;+222&gt;: <text:s text:c="2"/>mov <text:s text:c="3"/>%rbx,%rax</text:p>
      <text:p text:style-name="P5">在检查了其他汇编代码后，你可以确定$rbx就是"f"。</text:p>
      <text:p text:style-name="P5"/>
      <text:p text:style-name="P5">于是你可以在tracepoint actions中通过访问$rbx而访问"f"，例如：</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collect f</text:p>
      <text:p text:style-name="Quotations">&gt;collect $rbx</text:p>
      <text:p text:style-name="Quotations">#collect *f</text:p>
      <text:p text:style-name="Quotations">&gt;collect *((struct file *)$rbx)</text:p>
      <text:p text:style-name="Quotations">#collect f-&gt;f_op</text:p>
      <text:p text:style-name="Quotations">&gt;collect ((struct file *)$rbx)-&gt;f_op</text:p>
      <text:p text:style-name="Quotations">&gt;end</text:p>
      <text:p text:style-name="P14"/>
      <text:h text:style-name="P9" text:outline-level="2"><text:bookmark-start text:name="__RefHeading__11541_1050592842"/>如何取得函数指针指向的函数<text:bookmark-end text:name="__RefHeading__11541_1050592842"/></text:h>
      <text:h text:style-name="Heading_20_3" text:outline-level="3"><text:bookmark-start text:name="__RefHeading__11543_1050592842"/>如果函数指针没有被优化掉<text:bookmark-end text:name="__RefHeading__11543_1050592842"/></text:h>
      <text:p text:style-name="P5">你可以直接collect这个指针，例如：</text:p>
      <text:p text:style-name="Quotations">377 <text:s text:c="20"/>count = ret;</text:p>
      <text:p text:style-name="Quotations">378 <text:s text:c="20"/>if (file-&gt;f_op-&gt;read)</text:p>
      <text:p text:style-name="Quotations">379 <text:s text:c="28"/>ret = file-&gt;f_op-&gt;read(file, buf, count, pos);</text:p>
      <text:p text:style-name="Quotations">(gdb) </text:p>
      <text:p text:style-name="Quotations">(gdb) trace 379</text:p>
      <text:p text:style-name="Quotations">Tracepoint 1 at 0xffffffff81173ba5: file /home/teawater/kernel/linux/fs/read_write.c, line 379.</text:p>
      <text:p text:style-name="Quotations">(gdb) actions </text:p>
      <text:p text:style-name="Quotations">Enter actions for tracepoint 1, one per line.</text:p>
      <text:p text:style-name="Quotations">End with a line saying just "end".</text:p>
      <text:p text:style-name="Quotations">&gt;collect file-&gt;f_op-&gt;read</text:p>
      <text:p text:style-name="Quotations">&gt;end</text:p>
      <text:p text:style-name="Quotations">(gdb) tstart</text:p>
      <text:p text:style-name="Quotations">(gdb) tstop</text:p>
      <text:p text:style-name="Quotations">(gdb) tfind</text:p>
      <text:p text:style-name="Quotations">(gdb) p file-&gt;f_op-&gt;read</text:p>
      <text:p text:style-name="Quotations">$5 = (ssize_t (*)(struct file *, char *, size_t, loff_t *)) 0xffffffff81173190 &lt;do_sync_read&gt;</text:p>
      <text:p text:style-name="Quotations">#于是就知道file-&gt;f_op-&gt;read指向do_sync_read。</text:p>
      <text:p text:style-name="P14"/>
      <text:h text:style-name="P8" text:outline-level="3"><text:bookmark-start text:name="__RefHeading__11545_1050592842"/>如果函数指针被优化掉了<text:bookmark-end text:name="__RefHeading__11545_1050592842"/></text:h>
      <text:p text:style-name="P5">可以用tracepoint step处理这个问题，例如：</text:p>
      <text:p text:style-name="Quotations">#找到调用指针的指令</text:p>
      <text:p text:style-name="Quotations">(gdb) disassemble /rm vfs_read</text:p>
      <text:p text:style-name="Quotations">379 <text:s text:c="28"/>ret = file-&gt;f_op-&gt;read(file, buf, count, pos);</text:p>
      <text:p text:style-name="Quotations"><text:s text:c="3"/>0xffffffff81173ba5 &lt;+181&gt;: <text:s text:c="2"/>48 89 da <text:s text:c="7"/>mov <text:s text:c="3"/>%rbx,%rdx</text:p>
      <text:p text:style-name="Quotations"><text:s text:c="3"/>0xffffffff81173ba8 &lt;+184&gt;: <text:s text:c="2"/>4c 89 e9 <text:s text:c="7"/>mov <text:s text:c="3"/>%r13,%rcx</text:p>
      <text:p text:style-name="Quotations"><text:s text:c="3"/>0xffffffff81173bab &lt;+187&gt;: <text:s text:c="2"/>4c 89 e6 <text:s text:c="7"/>mov <text:s text:c="3"/>%r12,%rsi</text:p>
      <text:p text:style-name="Quotations"><text:s text:c="3"/>0xffffffff81173bae &lt;+190&gt;: <text:s text:c="2"/>4c 89 f7 <text:s text:c="7"/>mov <text:s text:c="3"/>%r14,%rdi</text:p>
      <text:p text:style-name="Quotations"><text:s text:c="3"/>0xffffffff81173bb1 &lt;+193&gt;: <text:s text:c="2"/>ff d0 <text:s text:c="2"/>callq <text:s/>*%rax</text:p>
      <text:p text:style-name="Quotations"><text:s text:c="3"/>0xffffffff81173bb3 &lt;+195&gt;: <text:s text:c="2"/>48 89 c3 <text:s text:c="7"/>mov <text:s text:c="3"/>%rax,%rbx</text:p>
      <text:p text:style-name="Quotations">(gdb) trace *0xffffffff81173bb1</text:p>
      <text:p text:style-name="Quotations">Tracepoint 1 at 0xffffffff81173bb1: file /home/teawater/kernel/linux/fs/read_write.c, line 379.</text:p>
      <text:p text:style-name="Quotations">(gdb) actions </text:p>
      <text:p text:style-name="Quotations">Enter actions for tracepoint 1, one per line.</text:p>
      <text:p text:style-name="Quotations">End with a line saying just "end".</text:p>
      <text:p text:style-name="Quotations">&gt;while-stepping 1</text:p>
      <text:p text:style-name="Quotations"><text:s/>&gt;collect $reg</text:p>
      <text:p text:style-name="Quotations"><text:s/>&gt;end</text:p>
      <text:p text:style-name="Quotations">&gt;end</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text:p>
      <text:p text:style-name="Quotations">960 <text:s text:c="4"/>{</text:p>
      <text:p text:style-name="Quotations">#于是就知道file-&gt;f_op-&gt;read指向tty_read。</text:p>
      <text:p text:style-name="P5">请 <text:span text:style-name="T1">注意</text:span> while-stepping 将让tracepoint不能使用kprobes-optimization。</text:p>
      <text:p text:style-name="P5"/>
      <text:h text:style-name="P9" text:outline-level="2"><text:bookmark-start text:name="__RefHeading__11547_1050592842"/>/sys/kernel/debug/gtpframe和离线调试<text:bookmark-end text:name="__RefHeading__11547_1050592842"/></text:h>
      <text:p text:style-name="P5">/sys/kernel/debug/gtpframe是一个当KGTP停止时的tfine格式（GDB可以读取它）的接口。</text:p>
      <text:p text:style-name="P5"/>
      <text:p text:style-name="P5">在运行GDB的主机上：</text:p>
      <text:p text:style-name="P5">改变 "target remote XXXX" 为：</text:p>
      <text:p text:style-name="Quotations">(gdb) target remote | perl ./getgtprsp.pl</text:p>
      <text:p text:style-name="P5"/>
      <text:p text:style-name="P5">之后像平时一样设置tracepoint：</text:p>
      <text:p text:style-name="Quotations">(gdb) trace vfs_readdir</text:p>
      <text:p text:style-name="Quotations">Tracepoint 1 at 0xffffffff8114f3c0: file /home/teawater/kernel/linux-2.6/fs/readdir.c, line 24.</text:p>
      <text:p text:style-name="Quotations">(gdb) actions </text:p>
      <text:p text:style-name="Quotations">Enter actions for tracepoint 1, one per line.</text:p>
      <text:p text:style-name="Quotations">End with a line saying just "end".</text:p>
      <text:p text:style-name="Quotations">#If your GDB support tracepoint "printf" (see "Howto use tracepoint printf"), use it to show the value directly is better.</text:p>
      <text:p text:style-name="Quotations">&gt;collect $reg</text:p>
      <text:p text:style-name="Quotations">&gt;end</text:p>
      <text:p text:style-name="Quotations">(gdb) tstart </text:p>
      <text:p text:style-name="Quotations">(gdb) stop </text:p>
      <text:p text:style-name="Quotations">(gdb) quit</text:p>
      <text:p text:style-name="P14"/>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Quotations">./putgtprsp ./gtpstart</text:p>
      <text:p text:style-name="P5">停止tracepoint：</text:p>
      <text:p text:style-name="Quotations">./putgtprsp ./gtpstop</text:p>
      <text:p text:style-name="P5"/>
      <text:p text:style-name="P5">可以按照<text:a xlink:type="simple" xlink:href="#如何让tracepoint直接输出信息|outline">如何让tracepoint直接输出信息</text:a>直接在板子上显示信息。</text:p>
      <text:p text:style-name="P5"/>
      <text:p text:style-name="P5">如果要保存trace帧之后再分析，你可以拷贝文件"/sys/kernel/debug/gtpframe"到有GDB的主机上。</text:p>
      <text:p text:style-name="P5">请 <text:span text:style-name="T1">注意</text:span> 有些"cp"不能很好的处理这个问题，可以用"cat /sys/kernel/debug/gtpframe <text:soft-page-break/>&gt; ./gtpframe"拷贝它。</text:p>
      <text:p text:style-name="P5">在运行GDB的主机上：</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p text:style-name="P14"/>
      <text:p text:style-name="P5">请 <text:span text:style-name="T1">注意</text:span> 如果你想在使用离线调试后从远程主机上的GDB连接KGTP，你需要在调用"nc"之前"rmmod gtp"和"insmod gtp.ko"。</text:p>
      <text:p text:style-name="P5"/>
      <text:h text:style-name="P9" text:outline-level="2"><text:bookmark-start text:name="__RefHeading__11549_1050592842"/>如何使用 /sys/kernel/debug/gtpframe_pipe<text:bookmark-end text:name="__RefHeading__11549_1050592842"/></text:h>
      <text:p text:style-name="P5">这个接口提供和"gtpframe"同样的数据，但是可以在KGTP tracepoint运行的时候也可以使用。在数据读出之后，其将自动从trace帧里删除类似ftrace "trace_pipe"。</text:p>
      <text:h text:style-name="Heading_20_3" text:outline-level="3"><text:bookmark-start text:name="__RefHeading__11551_1050592842"/>用GDB读帧信息<text:bookmark-end text:name="__RefHeading__11551_1050592842"/></text:h>
      <text:p text:style-name="Quotations">#连接到接口上</text:p>
      <text:p text:style-name="Quotations">(gdb) target tfile /sys/kernel/debug/gtpframe_pipe</text:p>
      <text:p text:style-name="Quotations">#取得一个trace帧条目</text:p>
      <text:p text:style-name="Quotations">(gdb) tfind 0</text:p>
      <text:p text:style-name="Quotations">Found trace frame 0, tracepoint 1</text:p>
      <text:p text:style-name="Quotations">#取得下一个</text:p>
      <text:p text:style-name="Quotations">(gdb) tfind </text:p>
      <text:p text:style-name="Quotations">Target failed to find requested trace frame.</text:p>
      <text:p text:style-name="Quotations">(gdb) tfind 0</text:p>
      <text:p text:style-name="Quotations">Found trace frame 0, tracepoint 1</text:p>
      <text:p text:style-name="P5">这个方法和python一起分析内核比较好，add-ons/hotcode.py就是这样的例子。</text:p>
      <text:p text:style-name="P5"/>
      <text:h text:style-name="P8" text:outline-level="3"><text:bookmark-start text:name="__RefHeading__11553_1050592842"/>用cat读帧信息<text:bookmark-end text:name="__RefHeading__11553_1050592842"/></text:h>
      <text:p text:style-name="Quotations">sudo cat /sys/kernel/debug/gtpframe_pipe &gt; g</text:p>
      <text:p text:style-name="P5">于是所有帧信息都被存入了文件"g"。</text:p>
      <text:p text:style-name="P5"/>
      <text:h text:style-name="P8" text:outline-level="3"><text:bookmark-start text:name="__RefHeading__11555_1050592842"/>用getframe读帧信息<text:bookmark-end text:name="__RefHeading__11555_1050592842"/></text:h>
      <text:p text:style-name="P5">KGTP包含一个"getframe"可以用来帮助取得trace帧。</text:p>
      <text:p text:style-name="P5">下面这里是它的帮助：</text:p>
      <text:p text:style-name="Quotations">getframe -h</text:p>
      <text:p text:style-name="Quotations">Get the trace frame of KGTP and save them in current </text:p>
      <text:p text:style-name="Quotations">directory with tfile format.</text:p>
      <text:p text:style-name="Quotations">Usage: ./getframe [option]</text:p>
      <text:p text:style-name="Quotations"/>
      <text:p text:style-name="Quotations"><text:s text:c="2"/>-g n <text:s text:c="3"/>Set the minimum free size limit to n G.</text:p>
      <text:p text:style-name="Quotations"><text:s text:c="10"/>When free size of current disk is smaller than n G,</text:p>
      <text:p text:style-name="Quotations"><text:s text:c="10"/>./getframe will exit (-q) or wait some seconds (-w).</text:p>
      <text:p text:style-name="Quotations"><text:s text:c="10"/>The default value of it is 2 G.</text:p>
      <text:p text:style-name="Quotations"/>
      <text:p text:style-name="Quotations"><text:s text:c="2"/>-q <text:s text:c="5"/>Quit when current disk is smaller than</text:p>
      <text:p text:style-name="Quotations"><text:s text:c="10"/>minimum free size limit (-g).</text:p>
      <text:p text:style-name="Quotations"/>
      <text:p text:style-name="Quotations"><text:s text:c="2"/>-w n <text:s text:c="3"/>Wait n seconds when current disk is smaller</text:p>
      <text:p text:style-name="Quotations"><text:s text:c="10"/>than minimum free size limit (-g).</text:p>
      <text:p text:style-name="Quotations"/>
      <text:p text:style-name="Quotations"><text:s text:c="2"/>-e n <text:s text:c="3"/>Set the entry number of each tfile to n.</text:p>
      <text:p text:style-name="Quotations"><text:s text:c="10"/>The default value of it is 1000.</text:p>
      <text:p text:style-name="Quotations"/>
      <text:p text:style-name="Quotations"><text:s text:c="2"/>-h <text:s text:c="5"/>Display this information.</text:p>
      <text:p text:style-name="P14"/>
      <text:h text:style-name="P8" text:outline-level="3"><text:bookmark-start text:name="__RefHeading__11557_1050592842"/>使用 $pipe_trace<text:bookmark-end text:name="__RefHeading__11557_1050592842"/></text:h>
      <text:p text:style-name="P5">为了锁安全，KGTP默认将自动忽略读/sys/kernel/debug/gtpframe_pipe的任务。</text:p>
      <text:p text:style-name="P5">如果你真希望trace这个任务而且确定这是安全的，你可以使用"tstart"之前使用下面的命令：</text:p>
      <text:p text:style-name="Quotations">(gdb) tvariable $pipe_trace=1</text:p>
      <text:p text:style-name="P5">于是KGTP将不再忽略读/sys/kernel/debug/gtpframe_pipe的任务。</text:p>
      <text:p text:style-name="P5"/>
      <text:h text:style-name="P9" text:outline-level="2"><text:bookmark-start text:name="__RefHeading__11559_1050592842"/>和用户层程序一起使用KGTP<text:bookmark-end text:name="__RefHeading__11559_1050592842"/></text:h>
      <text:h text:style-name="Heading_20_3" text:outline-level="3"><text:bookmark-start text:name="__RefHeading__11561_1050592842"/>直接读用户层程序的内存<text:bookmark-end text:name="__RefHeading__11561_1050592842"/></text:h>
      <text:p text:style-name="P5">KGTP可以不同停止应用层程序的情况下直接读取其内存，请到<text:a xlink:type="simple" xlink:href="#用户程序的内存|outline">用户程序的内存</text:a>取得如何做。</text:p>
      <text:p text:style-name="P5"/>
      <text:h text:style-name="P8" text:outline-level="3"><text:bookmark-start text:name="__RefHeading__11563_1050592842"/>在tracepoint收集用户层程序的栈信息(可用来做backtrace)<text:bookmark-end text:name="__RefHeading__11563_1050592842"/></text:h>
      <text:p text:style-name="P5"><text:span text:style-name="T1">$current</text:span> 是一个特殊trace状态变量。当一个tracepoint的action 访问其的时候，tracepoint将收集当前task的寄存器和内存值而不是内核中的值。</text:p>
      <text:p text:style-name="P5">一般来说，tracepoint通过 <text:span text:style-name="T1">task_pt_regs</text:span> 取得寄存器的值。于是在tracepoint actions中collect <text:span text:style-name="T1">$current</text:span> 将让tracepoint访问当前task。例如：</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P14"/>
      <text:p text:style-name="P5">此外，针对一些参数中包含指向当前TASK寄存器指针的特殊函数(例如：X86的do_IRQ函数)，tracepoint需要从函数的参数中取得寄存器信息。则设置指针到 $current 将让tracepoint得到其。例如：</text:p>
      <text:p text:style-name="Quotations">(gdb) actions </text:p>
      <text:p text:style-name="Quotations">Enter actions for tracepoint 1, one per line.</text:p>
      <text:p text:style-name="Quotations">End with a line saying just "end".</text:p>
      <text:p text:style-name="Quotations">&gt;teval $current=(uint64_t)regs</text:p>
      <text:p text:style-name="Quotations">&gt;collect $bt</text:p>
      <text:p text:style-name="Quotations">&gt;end</text:p>
      <text:p text:style-name="P14"/>
      <text:p text:style-name="P5"><text:span text:style-name="T1">$current_task_user</text:span> 是一个特殊trace状态变量。当current task 在user模式的时候，其的值为真。</text:p>
      <text:p text:style-name="P5">用这两个trace状态变量，就可以用KGTP收集用户层程序的栈信息(可用来做backtrace)。</text:p>
      <text:p text:style-name="P5">下面这个例子显示如何从用户层到Linux内核层做backtrace(stack dump)：</text:p>
      <text:p text:style-name="Quotations">#连接KGTP(和上一节介绍的方法相同)</text:p>
      <text:p text:style-name="Quotations">(gdb) target extended-remote /sys/kernel/debug/gtp</text:p>
      <text:p text:style-name="Quotations">#设置一个收集进程18776的用户栈的tracepoint。</text:p>
      <text:p text:style-name="Quotations">(gdb) trace vfs_read</text:p>
      <text:p text:style-name="Quotations">Tracepoint 1 at 0xffffffff8117a3d0: file /home/teawater/kernel/linux/fs/read_write.c, line 365.</text:p>
      <text:p text:style-name="Quotations">(gdb) condition 1 ($current_task_user &amp;&amp; $current_task_pid == 18776)</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Quotations">#Setup a tracepoint that collect kernel space stack of task 18776.</text:p>
      <text:p text:style-name="Quotations"><text:soft-page-break/>#设置一个收集进程18776的内核栈的tracepoint。</text:p>
      <text:p text:style-name="Quotations">(gdb) trace vfs_read</text:p>
      <text:p text:style-name="Quotations">Note: breakpoint 1 also set at pc 0xffffffff8117a3d0.</text:p>
      <text:p text:style-name="Quotations">Tracepoint 2 at 0xffffffff8117a3d0: file /home/teawater/kernel/linux/fs/read_write.c, line 365.</text:p>
      <text:p text:style-name="Quotations">(gdb) condition 2 ($current_task_user &amp;&amp; $current_task_pid == 18776)</text:p>
      <text:p text:style-name="Quotations">(gdb) actions </text:p>
      <text:p text:style-name="Quotations">Enter actions for tracepoint 2, one per line.</text:p>
      <text:p text:style-name="Quotations">End with a line saying just "end".</text:p>
      <text:p text:style-name="Quotations">&gt;collect $bt</text:p>
      <text:p text:style-name="Quotations">&gt;end</text:p>
      <text:p text:style-name="Quotations">(gdb) tstart</text:p>
      <text:p text:style-name="Quotations">(gdb) tstop</text:p>
      <text:p text:style-name="Quotations">#下面这部分和上一节相同，增加一个新的inferior用来分析应用程序的信息。</text:p>
      <text:p text:style-name="Quotations">(gdb) add-inferior </text:p>
      <text:p text:style-name="Quotations">Added inferior 2</text:p>
      <text:p text:style-name="Quotations">(gdb) inferior 2</text:p>
      <text:p text:style-name="Quotations">[Switching to inferior 2 [&lt;null&gt;] (&lt;noexec&gt;)]</text:p>
      <text:p text:style-name="Quotations">(gdb) file gdb</text:p>
      <text:p text:style-name="Quotations">Reading symbols from /usr/local/bin/gdb...done.</text:p>
      <text:p text:style-name="Quotations">(gdb) attach 18776</text:p>
      <text:p text:style-name="Quotations">#tracepoint 1 收集了用户层的栈信息。</text:p>
      <text:p text:style-name="Quotations">(gdb) tfind</text:p>
      <text:p text:style-name="Quotations">Found trace frame 0, tracepoint 1</text:p>
      <text:p text:style-name="Quotations">#0 <text:s/>0x00007f77331d7d0f in __read_nocancel () from /lib/x86_64-linux-gnu/libpthread.so.0</text:p>
      <text:p text:style-name="Quotations">#这是程序18776用户层的backtrace。</text:p>
      <text:p text:style-name="Quotations">(gdb) bt</text:p>
      <text:p text:style-name="Quotations">#0 <text:s/>0x00007f77331d7d0f in __read_nocancel () from /lib/x86_64-linux-gnu/libpthread.so.0</text:p>
      <text:p text:style-name="Quotations">#1 <text:s/>0x000000000078e145 in rl_callback_read_char () at ../../src/readline/callback.c:201</text:p>
      <text:p text:style-name="Quotations">#2 <text:s/>0x000000000069de79 in rl_callback_read_char_wrapper (client_data=&lt;optimized out&gt;) at ../../src/gdb/event-top.c:169</text:p>
      <text:p text:style-name="Quotations">#3 <text:s/>0x000000000069ccf8 in process_event () at ../../src/gdb/event-loop.c:401</text:p>
      <text:p text:style-name="Quotations">#4 <text:s/>process_event () at ../../src/gdb/event-loop.c:351</text:p>
      <text:p text:style-name="Quotations">#5 <text:s/>0x000000000069d448 in gdb_do_one_event () at ../../src/gdb/event-loop.c:465</text:p>
      <text:p text:style-name="Quotations">#6 <text:s/>0x000000000069d5d5 in start_event_loop () at ../../src/gdb/event-loop.c:490</text:p>
      <text:p text:style-name="Quotations">#7 <text:s/>0x0000000000697083 in captured_command_loop (data=&lt;optimized out&gt;) at ../../src/gdb/main.c:226</text:p>
      <text:p text:style-name="Quotations">#8 <text:s/>0x0000000000695d8b in catch_errors (func=0x697070 &lt;captured_command_loop&gt;, func_args=0x0, errstring=0x14df99e "", </text:p>
      <text:p text:style-name="Quotations"><text:s text:c="4"/>mask=6) at ../../src/gdb/exceptions.c:546</text:p>
      <text:p text:style-name="Quotations"><text:soft-page-break/>#9 <text:s/>0x00000000006979e6 in captured_main (data=&lt;optimized out&gt;) at ../../src/gdb/main.c:1001</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text:p>
      <text:p text:style-name="Quotations">#11 &lt;unavailable&gt; in ?? ()</text:p>
      <text:p text:style-name="Quotations">Backtrace stopped: not enough registers or memory available to unwind further</text:p>
      <text:p text:style-name="Quotations">#tracepoint 2收集了内核空间的栈，所以要切换回inferior 1装载内核调试信息。</text:p>
      <text:p text:style-name="Quotations">(gdb) tfind</text:p>
      <text:p text:style-name="Quotations">Found trace frame 1, tracepoint 2</text:p>
      <text:p text:style-name="Quotations">#0 <text:s/>0xffffffff8117a3d0 in ?? ()</text:p>
      <text:p text:style-name="Quotations">(gdb) inferior 1</text:p>
      <text:p text:style-name="Quotations">[Switching to inferior 1 [Remote target] (/home/teawater/kernel/b/vmlinux)]</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365 <text:s text:c="4"/>{</text:p>
      <text:p text:style-name="Quotations">#这是内核栈的backtrace。</text:p>
      <text:p text:style-name="Quotations">(gdb) bt</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1 <text:s/>0xffffffff8117a59a in sys_read (fd=&lt;optimized out&gt;, buf=0x7fff08afd31f &lt;Address 0x7fff08afd31f out of bounds&gt;, </text:p>
      <text:p text:style-name="Quotations"><text:s text:c="4"/>count=1) at /home/teawater/kernel/linux/fs/read_write.c:469</text:p>
      <text:p text:style-name="Quotations">#2 <text:s/>&lt;signal handler called&gt;</text:p>
      <text:p text:style-name="Quotations">#3 <text:s/>0x00007f77331d7d10 in ?? ()</text:p>
      <text:p text:style-name="Quotations">#4 <text:s/>0x0000000000000000 in ?? ()</text:p>
      <text:p text:style-name="P14"/>
      <text:h text:style-name="P8" text:outline-level="3"><text:bookmark-start text:name="__RefHeading__11565_1050592842"/>如何使用 add-ons/hotcode.py<text:bookmark-end text:name="__RefHeading__11565_1050592842"/></text:h>
      <text:p text:style-name="P5">这个脚本可以通过记录并分析中断处理时候的取得的PC值从而得到Linux kernel或者用户层程序的热点代码。</text:p>
      <text:p text:style-name="P5">请到 <text:a xlink:type="simple" xlink:href="http://code.google.com/p/kgtp/wiki/hotcode">http://code.google.com/p/kgtp/wiki/hotcode</text:a> 去看如何使用它。</text:p>
      <text:p text:style-name="P5"/>
      <text:h text:style-name="P9" text:outline-level="2"><text:bookmark-start text:name="__RefHeading__11567_1050592842"/>如何增加用C写的插件<text:bookmark-end text:name="__RefHeading__11567_1050592842"/></text:h>
      <text:p text:style-name="P5">KGTP支持用C写的插件，插件将被编译成LKM。 KGTP support plugin that write in C. The plugin will be built as LKM</text:p>
      <text:p text:style-name="P5"/>
      <text:h text:style-name="P8" text:outline-level="3"><text:bookmark-start text:name="__RefHeading__11569_1050592842"/>API<text:bookmark-end text:name="__RefHeading__11569_1050592842"/></text:h>
      <text:p text:style-name="Quotations">#include "gtp.h"</text:p>
      <text:p text:style-name="P5">这是插件需要的包含API的头文件。 </text:p>
      <text:p text:style-name="P5"/>
      <text:p text:style-name="Quotations">extern int gtp_plugin_mod_register(struct module *mod);</text:p>
      <text:p text:style-name="Quotations">extern int gtp_plugin_mod_unregister(struct module *mod);</text:p>
      <text:p text:style-name="P5">这两个函数注册和注销插件模块。这样KGTP就可以在访问插件模块资源的时候增加其的引用计数了。 </text:p>
      <text:p text:style-name="P5"/>
      <text:p text:style-name="Quotations">extern struct gtp_var *gtp_plugin_var_add(char *name, int64_t val,</text:p>
      <text:p text:style-name="Quotations"><text:s text:c="42"/>struct gtp_var_hooks *hooks);</text:p>
      <text:p text:style-name="P5">这个函数会增加特殊trace状态变量到KGTP。</text:p>
      <text:list xml:id="list1169283120" text:style-name="L8">
        <text:list-item>
          <text:p text:style-name="P27"><text:span text:style-name="T1">name</text:span> 特殊trace状态变量的名字.</text:p>
        </text:list-item>
        <text:list-item>
          <text:p text:style-name="P27"><text:span text:style-name="T1">val</text:span> 特殊trace状态变量的初始值.</text:p>
        </text:list-item>
        <text:list-item>
          <text:p text:style-name="P27"><text:span text:style-name="T1">hooks</text:span> 函数指针。如果这个功能不支持，函数指针就设置为NULL。</text:p>
        </text:list-item>
        <text:list-item>
          <text:p text:style-name="P27"><text:span text:style-name="T1">返回值</text:span> 成功返回gtp_var指针。失败则返回用IS_ERR和PTR_ERR可以处理的错误码。</text:p>
        </text:list-item>
      </text:list>
      <text:p text:style-name="P5"/>
      <text:p text:style-name="Quotations">struct gtp_var_hooks {</text:p>
      <text:p text:style-name="Quotations"><text:s text:c="8"/>int <text:s text:c="4"/>(*gdb_set_val)(struct gtp_trace_s *unused, struct gtp_var *var,</text:p>
      <text:p text:style-name="Quotations"><text:s text:c="31"/>int64_t val);</text:p>
      <text:p text:style-name="Quotations"><text:s text:c="8"/>int <text:s text:c="4"/>(*gdb_get_val)(struct gtp_trace_s *unused, struct gtp_var *var,</text:p>
      <text:p text:style-name="Quotations"><text:s text:c="31"/>int64_t *val);</text:p>
      <text:p text:style-name="Quotations"><text:s text:c="8"/>int <text:s text:c="4"/>(*agent_set_val)(struct gtp_trace_s *gts, struct gtp_var *var,</text:p>
      <text:p text:style-name="Quotations"><text:s text:c="33"/>int64_t val);</text:p>
      <text:p text:style-name="Quotations"><text:s text:c="8"/>int <text:s text:c="4"/>(*agent_get_val)(struct gtp_trace_s *gts, struct gtp_var *var,</text:p>
      <text:p text:style-name="Quotations"><text:s text:c="33"/>int64_t *val);</text:p>
      <text:p text:style-name="Quotations">};</text:p>
      <text:list xml:id="list1359319719" text:style-name="L9">
        <text:list-item>
          <text:p text:style-name="P28"><text:span text:style-name="T1">gdb_set_val</text:span> 在GDB设置TSV值的时候调用，请 <text:span text:style-name="T1">注意</text:span> TSV只能被GDB命令"tvariable $xxx=1"设置而且只有在GDB命令"tstart"的时候才会被发到KGTP。</text:p>
          <text:list>
            <text:list-item>
              <text:p text:style-name="P28"><text:span text:style-name="T1">unused</text:span> 是无用的，只用来让这个指针可以和agent_set_val共享函数。</text:p>
            </text:list-item>
            <text:list-item>
              <text:p text:style-name="P28"><text:span text:style-name="T1">var</text:span> 是指向gtp_var的指针，于是当多个TSV共享一个函数的时候，这个值可以用来判定哪个TSV被访问了。</text:p>
            </text:list-item>
            <text:list-item>
              <text:p text:style-name="P28"><text:span text:style-name="T1">val</text:span> 是GDB设置来的值。</text:p>
            </text:list-item>
            <text:list-item>
              <text:p text:style-name="P28"><text:soft-page-break/><text:span text:style-name="T1">返回值</text:span> 错误返回-1，正确返回0。</text:p>
            </text:list-item>
          </text:list>
        </text:list-item>
        <text:list-item>
          <text:p text:style-name="P28"><text:span text:style-name="T1">gdb_get_val</text:span> 在GDB取TSV值的时候被调用。请 <text:span text:style-name="T1">注意</text:span> 取TSV值和设置TSV不同，设置任何时候都会直接从KGTP里取，并且取值的GDB命令和访问一个普通的GDB内部变量一样。例如："p $xxx"。</text:p>
          <text:list>
            <text:list-item>
              <text:p text:style-name="P28"><text:span text:style-name="T1">unused</text:span> 和gdb_set_val作用相同。</text:p>
            </text:list-item>
            <text:list-item>
              <text:p text:style-name="P28"><text:span text:style-name="T1">var</text:span> 和gdb_set_val作用相同。</text:p>
            </text:list-item>
            <text:list-item>
              <text:p text:style-name="P28"><text:span text:style-name="T1">val</text:span> 用来返回值的指针。</text:p>
            </text:list-item>
            <text:list-item>
              <text:p text:style-name="P28"><text:span text:style-name="T1">返回值</text:span> 和gdb_set_val作用相同。</text:p>
            </text:list-item>
          </text:list>
        </text:list-item>
        <text:list-item>
          <text:p text:style-name="P28"><text:span text:style-name="T1">agent_set_val</text:span> 在tracepoint action(<text:a xlink:type="simple" xlink:href="#teval_expr1,_expr2,_...|outline">teval_expr1,_expr2,_...</text:a>)设置TSV的时候调用。</text:p>
          <text:list>
            <text:list-item>
              <text:p text:style-name="P28"><text:span text:style-name="T1">gts</text:span> 是指向tracepoint会话结构的指针。</text:p>
            </text:list-item>
            <text:list-item>
              <text:p text:style-name="P28"><text:span text:style-name="T1">var</text:span> 和gdb_set_val作用相同。</text:p>
            </text:list-item>
            <text:list-item>
              <text:p text:style-name="P28"><text:span text:style-name="T1">val</text:span> action设置的值。</text:p>
            </text:list-item>
            <text:list-item>
              <text:p text:style-name="P28"><text:span text:style-name="T1">返回值 </text:span>和gdb_set_val作用相同。</text:p>
            </text:list-item>
          </text:list>
        </text:list-item>
        <text:list-item>
          <text:p text:style-name="P28"><text:span text:style-name="T1">agent_get_val</text:span> will be called when tracepoint action(<text:a xlink:type="simple" xlink:href="#collect expr1, expr2, ...|outline">collect expr1, expr2, ...</text:a>或者 <text:a xlink:type="simple" xlink:href="#teval expr1, expr2, ...|outline">teval expr1, expr2, ...</text:a>) get the TSV.</text:p>
          <text:list>
            <text:list-item>
              <text:p text:style-name="P28"><text:span text:style-name="T1">gts</text:span> 和agent_set_val作用相同。</text:p>
            </text:list-item>
            <text:list-item>
              <text:p text:style-name="P28"><text:span text:style-name="T1">var</text:span> 和gdb_set_val作用相同。</text:p>
            </text:list-item>
            <text:list-item>
              <text:p text:style-name="P28"><text:span text:style-name="T1">val</text:span> 和gdb_get_val作用相同。</text:p>
            </text:list-item>
            <text:list-item>
              <text:p text:style-name="P28"><text:span text:style-name="T1">返回值</text:span> 和gdb_set_val作用相同。</text:p>
            </text:list-item>
          </text:list>
        </text:list-item>
      </text:list>
      <text:p text:style-name="P5"/>
      <text:p text:style-name="Quotations">extern int gtp_plugin_var_del(struct gtp_var *var);</text:p>
      <text:p text:style-name="P5">当rmmod插件模块的时候，用这个函数删除gtp_plugin_var_add增加的TSV。 </text:p>
      <text:p text:style-name="P5"/>
      <text:h text:style-name="P8" text:outline-level="3"><text:bookmark-start text:name="__RefHeading__11571_1050592842"/>例子<text:bookmark-end text:name="__RefHeading__11571_1050592842"/></text:h>
      <text:p text:style-name="P5">KGTP目录里的plugin_example.c是KGTP plugin的例子，可以用"make P=1"直接编译其。其将增加四个TSV到KGTP中。</text:p>
      <text:p text:style-name="P5"/>
      <text:list xml:id="list1736381520" text:style-name="L10">
        <text:list-item>
          <text:p text:style-name="P29"><text:span text:style-name="T1">$test1</text:span> 什么也不支持。</text:p>
        </text:list-item>
        <text:list-item>
          <text:p text:style-name="P29"><text:span text:style-name="T1">$test2</text:span> 支持被GDB或者tracepoint action读写。</text:p>
        </text:list-item>
        <text:list-item>
          <text:p text:style-name="P29"><text:span text:style-name="T1">$test3</text:span> 只支持tracepoint action写，当设置一个值到里面的时候，其将找到这个值对应的符号并打印出来。例如 "teval $test3=(int64_t)$rip"。</text:p>
        </text:list-item>
        <text:list-item>
          <text:p text:style-name="P29"><text:span text:style-name="T1">$test4</text:span> 只支持tracepoint action写，当设置值的时候其将打印当前tracepoint的地址的符号。</text:p>
        </text:list-item>
      </text:list>
      <text:p text:style-name="P5"/>
      <text:h text:style-name="P8" text:outline-level="3"><text:bookmark-start text:name="__RefHeading__11573_1050592842"/>如何使用<text:bookmark-end text:name="__RefHeading__11573_1050592842"/></text:h>
      <text:list xml:id="list1995421678" text:style-name="L11">
        <text:list-item>
          <text:p text:style-name="P30">安装KGTP模块 <text:a xlink:type="simple" xlink:href="#如何让GDB连接KGTP|outline">如何让GDB连接KGTP</text:a></text:p>
        </text:list-item>
        <text:list-item>
          <text:p text:style-name="P30">insmod plugin_example.ko</text:p>
        </text:list-item>
        <text:list-item>
          <text:p text:style-name="P30">让GDB连上KGTP并使用其。</text:p>
        </text:list-item>
        <text:list-item>
          <text:p text:style-name="P30">断开GDB. 如果 <text:a xlink:type="simple" xlink:href="#GDB断开的时候不要停止tracepoint|outline">GDB断开的时候不要停止tracepoint</text:a> 中的选项设置为打开，则设置其为关闭。</text:p>
        </text:list-item>
        <text:list-item>
          <text:p text:style-name="P30">rmmod plugin_example.ko</text:p>
        </text:list-item>
      </text:list>
      <text:p text:style-name="P5">请 <text:span text:style-name="T1">注意</text:span> KGTP支持加入多个插件。</text:p>
      <text:p text:style-name="P5"/>
      <text:h text:style-name="P9" text:outline-level="2"><text:bookmark-start text:name="__RefHeading__11575_1050592842"/>如何使用性能计数器<text:bookmark-end text:name="__RefHeading__11575_1050592842"/></text:h>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h text:style-name="P8" text:outline-level="3"><text:bookmark-start text:name="__RefHeading__11577_1050592842"/>定义一个perf event trace状态变量<text:bookmark-end text:name="__RefHeading__11577_1050592842"/></text:h>
      <text:p text:style-name="P5">访问一个性能计数器需要定义下面的trace状态变量：</text:p>
      <text:p text:style-name="Quotations">"pe_cpu_"+tv_name <text:s text:c="6"/>定义性能计数器的CPU ID。</text:p>
      <text:p text:style-name="Quotations">"pe_type_"+tv_name <text:s text:c="5"/>定义性能计数器的类型。</text:p>
      <text:p text:style-name="Quotations">"pe_config_"+tv_name <text:s text:c="3"/>定义性能计数器的配置。</text:p>
      <text:p text:style-name="Quotations">"pe_en_"+tv_name <text:s text:c="7"/>定义性能计数器的启动开关。</text:p>
      <text:p text:style-name="Quotations"><text:s text:c="24"/>默认情况下性能计数器是关闭的。</text:p>
      <text:p text:style-name="Quotations">"pe_val_"+tv_name <text:s text:c="6"/>访问这个变量能取得性能计数器的值。</text:p>
      <text:p text:style-name="P14"/>
      <text:h text:style-name="P8" text:outline-level="3"><text:bookmark-start text:name="__RefHeading__11579_1050592842"/>定义一个per_cpu perf event trace状态变量<text:bookmark-end text:name="__RefHeading__11579_1050592842"/></text:h>
      <text:p text:style-name="P5">定义一个per_cpu perf event trace状态变量和<text:a xlink:type="simple" xlink:href="#Per_cpu trace状态变量|outline">Per_cpu trace状态变量</text:a>一样。</text:p>
      <text:p text:style-name="Quotations">"p_pe_"+perf_event type+string+CPU_id</text:p>
      <text:p text:style-name="P5">请 <text:span text:style-name="T1">注意</text:span> 如果定义一个per_cpu perf event trace状态变量，就不需要在定义cpu id("pe_cpu")因为KGTP已经取得了CPU的ID。</text:p>
      <text:p text:style-name="P5"/>
      <text:h text:style-name="P8" text:outline-level="3"><text:bookmark-start text:name="__RefHeading__11581_1050592842"/>perf event的类型和配置<text:bookmark-end text:name="__RefHeading__11581_1050592842"/></text:h>
      <text:p text:style-name="P5">类型可以是：</text:p>
      <text:p text:style-name="Quotations">0 <text:s text:c="6"/>PERF_TYPE_HARDWARE</text:p>
      <text:p text:style-name="Quotations">1 <text:s text:c="6"/>PERF_TYPE_SOFTWARE</text:p>
      <text:p text:style-name="Quotations">2 <text:s text:c="6"/>PERF_TYPE_TRACEPOINT</text:p>
      <text:p text:style-name="Quotations">3 <text:s text:c="6"/>PERF_TYPE_HW_CACHE</text:p>
      <text:p text:style-name="Quotations">4 <text:s text:c="6"/>PERF_TYPE_RAW</text:p>
      <text:p text:style-name="Quotations">5 <text:s text:c="6"/>PERF_TYPE_BREAKPOINT</text:p>
      <text:p text:style-name="P14"/>
      <text:p text:style-name="P5">如果类型是0(PERF_TYPE_HARDWARE)，配置可以是：</text:p>
      <text:p text:style-name="Quotations">0 <text:s text:c="6"/>PERF_COUNT_HW_CPU_CYCLES</text:p>
      <text:p text:style-name="Quotations">1 <text:s text:c="6"/>PERF_COUNT_HW_INSTRUCTIONS</text:p>
      <text:p text:style-name="Quotations">2 <text:s text:c="6"/>PERF_COUNT_HW_CACHE_REFERENCES</text:p>
      <text:p text:style-name="Quotations">3 <text:s text:c="6"/>PERF_COUNT_HW_CACHE_MISSES</text:p>
      <text:p text:style-name="Quotations">4 <text:s text:c="6"/>PERF_COUNT_HW_BRANCH_INSTRUCTIONS</text:p>
      <text:p text:style-name="Quotations">5 <text:s text:c="6"/>PERF_COUNT_HW_BRANCH_MISSES</text:p>
      <text:p text:style-name="Quotations">6 <text:s text:c="6"/>PERF_COUNT_HW_BUS_CYCLES</text:p>
      <text:p text:style-name="Quotations">7 <text:s text:c="6"/>PERF_COUNT_HW_STALLED_CYCLES_FRONTEND</text:p>
      <text:p text:style-name="Quotations">8 <text:s text:c="6"/>PERF_COUNT_HW_STALLED_CYCLES_BACKEND</text:p>
      <text:p text:style-name="P5"/>
      <text:p text:style-name="P5">如果类型是3(PERF_TYPE_HW_CACHE)，配置要分为3部分： 第一部分是cache id，其在设置进配置的时候需要 &lt;&lt; 0：</text:p>
      <text:p text:style-name="Quotations">0 <text:s text:c="6"/>PERF_COUNT_HW_CACHE_L1D</text:p>
      <text:p text:style-name="Quotations">1 <text:s text:c="6"/>PERF_COUNT_HW_CACHE_L1I</text:p>
      <text:p text:style-name="Quotations">2 <text:s text:c="6"/>PERF_COUNT_HW_CACHE_LL</text:p>
      <text:p text:style-name="Quotations">3 <text:s text:c="6"/>PERF_COUNT_HW_CACHE_DTLB</text:p>
      <text:p text:style-name="Quotations">4 <text:s text:c="6"/>PERF_COUNT_HW_CACHE_ITLB</text:p>
      <text:p text:style-name="Quotations">5 <text:s text:c="6"/>PERF_COUNT_HW_CACHE_BPU</text:p>
      <text:p text:style-name="P14"/>
      <text:p text:style-name="P5">第二部分是cache op id，其在设置进配置的时候需要 &lt;&lt; 8：</text:p>
      <text:p text:style-name="Quotations">0 <text:s text:c="6"/>PERF_COUNT_HW_CACHE_OP_READ</text:p>
      <text:p text:style-name="Quotations">1 <text:s text:c="6"/>PERF_COUNT_HW_CACHE_OP_WRITE</text:p>
      <text:p text:style-name="Quotations">2 <text:s text:c="6"/>PERF_COUNT_HW_CACHE_OP_PREFETCH</text:p>
      <text:p text:style-name="P5"/>
      <text:p text:style-name="P5">第三部分是cache op result id，其在设置进配置的时候需要 &lt;&lt; 16：</text:p>
      <text:p text:style-name="Quotations">0 <text:s text:c="6"/>PERF_COUNT_HW_CACHE_RESULT_ACCESS</text:p>
      <text:p text:style-name="Quotations">1 <text:s text:c="6"/>PERF_COUNT_HW_CACHE_RESULT_MISS</text:p>
      <text:p text:style-name="P5"/>
      <text:p text:style-name="P5">如果你想取得PERF_COUNT_HW_CACHE_L1I(1), PERF_COUNT_HW_CACHE_OP_WRITE(1) and PERF_COUNT_HW_CACHE_RESULT_MISS(1)你需要使用：</text:p>
      <text:p text:style-name="P5"/>
      <text:p text:style-name="Quotations"><text:soft-page-break/>(gdb) tvariable $pe_config_cache=1 | (1 &lt;&lt; 8) | (1 &lt;&lt; 16)</text:p>
      <text:p text:style-name="P14"/>
      <text:p text:style-name="P5">内核目录中的tools/perf/design.txt是关于perf event的类型和配置。</text:p>
      <text:p text:style-name="P5"/>
      <text:h text:style-name="P8" text:outline-level="3"><text:bookmark-start text:name="__RefHeading__11583_1050592842"/>用$p_pe_en打开和关闭一个CPU上所有的perf event<text:bookmark-end text:name="__RefHeading__11583_1050592842"/></text:h>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Quotations">&gt;teval $p_pe_en=1</text:p>
      <text:p text:style-name="P5"/>
      <text:p text:style-name="P5">设置$p_pe_en为0来关闭他们。</text:p>
      <text:p text:style-name="Quotations">&gt;teval $p_pe_en=0</text:p>
      <text:p text:style-name="P5"/>
      <text:h text:style-name="P8" text:outline-level="3"><text:bookmark-start text:name="__RefHeading__11585_1050592842"/>用来帮助设置和取得perf event trace状态变量的GDB脚本<text:bookmark-end text:name="__RefHeading__11585_1050592842"/></text:h>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Quotations">define dpe</text:p>
      <text:p text:style-name="Quotations"><text:s text:c="2"/>if ($argc &lt; 2)</text:p>
      <text:p text:style-name="Quotations"><text:s text:c="4"/>printf "Usage: dpe pe_type pe_config [enable]\n"</text:p>
      <text:p text:style-name="Quotations"><text:s text:c="2"/>end</text:p>
      <text:p text:style-name="Quotations"><text:s text:c="2"/>if ($argc &gt;= 2)</text:p>
      <text:p text:style-name="Quotations"><text:s text:c="4"/>eval "tvariable $p_pe_val_%d%d_c",$arg0, $arg1</text:p>
      <text:p text:style-name="Quotations"><text:s text:c="4"/>eval "tvariable $p_pe_en_%d%d_c",$arg0, $arg1</text:p>
      <text:p text:style-name="Quotations"><text:s text:c="4"/>set $tmp=0</text:p>
      <text:p text:style-name="Quotations"><text:s text:c="4"/>while $tmp&lt;$cpu_number</text:p>
      <text:p text:style-name="Quotations"><text:s text:c="6"/>eval "tvariable $p_pe_type_%d%d_c%d=%d",$arg0, $arg1, $tmp, $arg0</text:p>
      <text:p text:style-name="Quotations"><text:s text:c="6"/>eval "tvariable $p_pe_config_%d%d_c%d=%d",$arg0, $arg1, $tmp, $arg1</text:p>
      <text:p text:style-name="Quotations"><text:s text:c="6"/>eval "tvariable $p_pe_val_%d%d_c%d=0",$arg0, $arg1, $tmp</text:p>
      <text:p text:style-name="Quotations"><text:s text:c="6"/>if ($argc &gt;= 3)</text:p>
      <text:p text:style-name="Quotations"><text:s text:c="8"/>eval "tvariable $p_pe_en_%d%d_c%d=%d",$arg0, $arg1, $tmp, $arg2</text:p>
      <text:p text:style-name="Quotations"><text:s text:c="6"/>end</text:p>
      <text:p text:style-name="Quotations"><text:s text:c="6"/>set $tmp=$tmp+1</text:p>
      <text:p text:style-name="Quotations"><text:s text:c="4"/>end</text:p>
      <text:p text:style-name="Quotations"><text:s text:c="2"/>end</text:p>
      <text:p text:style-name="Quotations">end</text:p>
      <text:p text:style-name="Quotations"/>
      <text:p text:style-name="Quotations">document dpe</text:p>
      <text:p text:style-name="Quotations">Usage: dpe pe_type pe_config [enable]</text:p>
      <text:p text:style-name="Quotations">end</text:p>
      <text:p text:style-name="Quotations"/>
      <text:p text:style-name="Quotations">define spe</text:p>
      <text:p text:style-name="Quotations"><text:s text:c="2"/>if ($argc != 2 &amp;&amp; $argc != 3)</text:p>
      <text:p text:style-name="Quotations"><text:s text:c="4"/>printf "Usage: spe pe_type pe_config [cpu_id]\n"</text:p>
      <text:p text:style-name="Quotations"><text:s text:c="2"/>end</text:p>
      <text:p text:style-name="Quotations"><text:s text:c="2"/>if ($argc == 2)</text:p>
      <text:p text:style-name="Quotations"><text:s text:c="4"/>set $tmp=0</text:p>
      <text:p text:style-name="Quotations"><text:s text:c="4"/>while $tmp&lt;$cpu_number</text:p>
      <text:p text:style-name="Quotations"><text:s text:c="6"/>eval "printf \"$p_pe_val_%%d%%d_c%%d=%%ld\\n\",$arg0, $arg1, $tmp, $p_pe_val_%d%d_c%d", $arg0, $arg1, $tmp</text:p>
      <text:p text:style-name="Quotations"><text:s text:c="6"/>set $tmp=$tmp+1</text:p>
      <text:p text:style-name="Quotations"><text:s text:c="4"/>end</text:p>
      <text:p text:style-name="Quotations"><text:soft-page-break/><text:s text:c="2"/>end</text:p>
      <text:p text:style-name="Quotations"><text:s text:c="2"/>if ($argc == 3)</text:p>
      <text:p text:style-name="Quotations"><text:s text:c="4"/>eval "printf \"$p_pe_val_%%d%%d_c%%d=%%ld\\n\",$arg0, $arg1, $tmp, $p_pe_val_%d%d_c%d", $arg0, $arg1, $arg2</text:p>
      <text:p text:style-name="Quotations"><text:s text:c="2"/>end</text:p>
      <text:p text:style-name="Quotations">end</text:p>
      <text:p text:style-name="Quotations"/>
      <text:p text:style-name="Quotations">document spe</text:p>
      <text:p text:style-name="Quotations">Usage: spe pe_type pe_config [cpu_id]</text:p>
      <text:p text:style-name="Quotations">end</text:p>
      <text:p text:style-name="P14"/>
      <text:p text:style-name="P5">下面是一个取得函数tcp_v4_rcv性能计数器的例子：</text:p>
      <text:p text:style-name="Quotations">#连接KGTP</text:p>
      <text:p text:style-name="Quotations">(gdb) target remote /sys/kernel/debug/gtp</text:p>
      <text:p text:style-name="Quotations">#定义3个perf event trace状态变量PERF_COUNT_HW_CPU_CYCLES，PERF_COUNT_HW_CACHE_MISSES和PERF_COUNT_HW_BRANCH_MISSES。</text:p>
      <text:p text:style-name="Quotations">(gdb) dpe 0 0</text:p>
      <text:p text:style-name="Quotations">(gdb) dpe 0 3</text:p>
      <text:p text:style-name="Quotations">(gdb) dpe 0 5</text:p>
      <text:p text:style-name="Quotations">#在函数开头打开这个CPU的性能寄存器</text:p>
      <text:p text:style-name="Quotations">(gdb) trace tcp_v4_rcv</text:p>
      <text:p text:style-name="Quotations">(gdb) action</text:p>
      <text:p text:style-name="Quotations">&gt;teval $p_pe_en=1</text:p>
      <text:p text:style-name="Quotations">&gt;end</text:p>
      <text:p text:style-name="Quotations">#$kret 让我们可以处理到函数tcp_v4_rcv的结尾：</text:p>
      <text:p text:style-name="Quotations">(gdb) trace *(tcp_v4_rcv)</text:p>
      <text:p text:style-name="Quotations">(gdb) action</text:p>
      <text:p text:style-name="Quotations">&gt;teval $kret=0</text:p>
      <text:p text:style-name="Quotations">#关闭这个CPU上的所有性能计数器</text:p>
      <text:p text:style-name="Quotations">&gt;teval $p_pe_en=0</text:p>
      <text:p text:style-name="Quotations">#访问这些perf event trace状态变量将取得他们的值</text:p>
      <text:p text:style-name="Quotations">&gt;collect $p_pe_val_00_0</text:p>
      <text:p text:style-name="Quotations">&gt;collect $p_pe_val_03_0</text:p>
      <text:p text:style-name="Quotations">&gt;collect $p_pe_val_05_0</text:p>
      <text:p text:style-name="Quotations">#设置这些perf event trace状态变量为0</text:p>
      <text:p text:style-name="Quotations">&gt;teval $p_pe_val_00_0=0</text:p>
      <text:p text:style-name="Quotations">&gt;teval $p_pe_val_03_0=0</text:p>
      <text:p text:style-name="Quotations">&gt;teval $p_pe_val_05_0=0</text:p>
      <text:p text:style-name="Quotations">&gt;end</text:p>
      <text:p text:style-name="Quotations">tstart</text:p>
      <text:p text:style-name="Quotations">#等一会让每个CPU收一些TCP包</text:p>
      <text:p text:style-name="Quotations">(gdb) tstop</text:p>
      <text:p text:style-name="Quotations">(gdb) tfind</text:p>
      <text:p text:style-name="Quotations">(gdb) spe 0 0 $cpu_id</text:p>
      <text:p text:style-name="Quotations">$p_pe_val_00_2=12676</text:p>
      <text:p text:style-name="Quotations">(gdb) spe 0 3 $cpu_id</text:p>
      <text:p text:style-name="Quotations"><text:soft-page-break/>$p_pe_val_03_2=7</text:p>
      <text:p text:style-name="Quotations">(gdb) spe 0 5 $cpu_id</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08-13T22:04:56</dc:date>
    <dc:creator>teawater </dc:creator>
    <meta:editing-duration>P1DT20H8M20S</meta:editing-duration>
    <meta:editing-cycles>1910</meta:editing-cycles>
    <dc:description>https://code.google.com/p/kgtp/wiki/HOWTO
Update in 2013-06-26</dc:description>
    <dc:title>Linux Kernel GDB tracepoint module (KGTP)</dc:title>
    <meta:document-statistic meta:table-count="2" meta:image-count="0" meta:object-count="0" meta:page-count="131" meta:paragraph-count="1829" meta:word-count="8079" meta:character-count="66003" meta:non-whitespace-character-count="61709"/>
  </office:meta>
</office:document-meta>
</file>